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Ángulo objetivo</text:p>
          </table:table-cell>
          <table:table-cell office:value-type="string">
            <text:p>Ángulo real</text:p>
          </table:table-cell>
          <table:table-cell table:number-columns-repeated="3"/>
          <table:table-cell>
            <draw:frame table:end-cell-address="Hoja1.M19" table:end-x="1.64cm" table:end-y="0.186cm" draw:z-index="0" draw:style-name="gr1" draw:text-style-name="P1" svg:width="15.116cm" svg:height="8.315cm" svg:x="0.073cm" svg:y="0cm">
              <draw:object draw:notify-on-update-of-ranges="Hoja1.A2:Hoja1.A152 Hoja1.B1:Hoja1.B1 Hoja1.B2:Hoja1.B152 Hoja1.C1:Hoja1.C1 Hoja1.C2:Hoja1.C15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4.21974">
            <text:p>-14.2197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3449">
            <text:p>-13.6344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4875">
            <text:p>-13.04875</text:p>
          </table:table-cell>
          <table:table-cell office:value-type="float" office:value="-9.786973">
            <text:p>-9.786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6709">
            <text:p>-12.46709</text:p>
          </table:table-cell>
          <table:table-cell office:value-type="float" office:value="-13.54063">
            <text:p>-13.54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9406">
            <text:p>-11.89406</text:p>
          </table:table-cell>
          <table:table-cell office:value-type="float" office:value="-14.45749">
            <text:p>-14.45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3417">
            <text:p>-11.33417</text:p>
          </table:table-cell>
          <table:table-cell office:value-type="float" office:value="-16.89079">
            <text:p>-16.89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9177">
            <text:p>-10.79177</text:p>
          </table:table-cell>
          <table:table-cell office:value-type="float" office:value="-18.49196">
            <text:p>-18.49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7112">
            <text:p>-10.27112</text:p>
          </table:table-cell>
          <table:table-cell office:value-type="float" office:value="-18.86652">
            <text:p>-18.86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63">
            <text:p>-9.7763</text:p>
          </table:table-cell>
          <table:table-cell office:value-type="float" office:value="-18.23145">
            <text:p>-18.23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11172">
            <text:p>-9.311172</text:p>
          </table:table-cell>
          <table:table-cell office:value-type="float" office:value="-17.22868">
            <text:p>-17.22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79377">
            <text:p>-8.879377</text:p>
          </table:table-cell>
          <table:table-cell office:value-type="float" office:value="-16.24038">
            <text:p>-16.24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84298">
            <text:p>-8.484298</text:p>
          </table:table-cell>
          <table:table-cell office:value-type="float" office:value="-15.23981">
            <text:p>-15.23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29022">
            <text:p>-8.129022</text:p>
          </table:table-cell>
          <table:table-cell office:value-type="float" office:value="-14.31882">
            <text:p>-14.31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16334">
            <text:p>-7.816334</text:p>
          </table:table-cell>
          <table:table-cell office:value-type="float" office:value="-13.52573">
            <text:p>-13.52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48679">
            <text:p>-7.548679</text:p>
          </table:table-cell>
          <table:table-cell office:value-type="float" office:value="-12.80825">
            <text:p>-12.80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28151">
            <text:p>-7.328151</text:p>
          </table:table-cell>
          <table:table-cell office:value-type="float" office:value="-12.25392">
            <text:p>-12.25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56477">
            <text:p>-7.156477</text:p>
          </table:table-cell>
          <table:table-cell office:value-type="float" office:value="-11.76336">
            <text:p>-11.76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34999">
            <text:p>-7.034999</text:p>
          </table:table-cell>
          <table:table-cell office:value-type="float" office:value="-11.34205">
            <text:p>-11.34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6467">
            <text:p>-6.96467</text:p>
          </table:table-cell>
          <table:table-cell office:value-type="float" office:value="-11.02746">
            <text:p>-11.02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46038">
            <text:p>-6.946038</text:p>
          </table:table-cell>
          <table:table-cell office:value-type="float" office:value="-10.80168">
            <text:p>-10.80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79249">
            <text:p>-6.979249</text:p>
          </table:table-cell>
          <table:table-cell office:value-type="float" office:value="-10.59713">
            <text:p>-10.59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64044">
            <text:p>-7.064044</text:p>
          </table:table-cell>
          <table:table-cell office:value-type="float" office:value="-10.49166">
            <text:p>-10.49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99762">
            <text:p>-7.199762</text:p>
          </table:table-cell>
          <table:table-cell office:value-type="float" office:value="-10.38616">
            <text:p>-10.38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85336">
            <text:p>-7.385336</text:p>
          </table:table-cell>
          <table:table-cell office:value-type="float" office:value="-10.35854">
            <text:p>-10.35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19316">
            <text:p>-7.619316</text:p>
          </table:table-cell>
          <table:table-cell office:value-type="float" office:value="-10.36967">
            <text:p>-10.369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9987">
            <text:p>-7.89987</text:p>
          </table:table-cell>
          <table:table-cell office:value-type="float" office:value="-10.52072">
            <text:p>-10.52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24805">
            <text:p>-8.224805</text:p>
          </table:table-cell>
          <table:table-cell office:value-type="float" office:value="-10.71667">
            <text:p>-10.71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91575">
            <text:p>-8.591575</text:p>
          </table:table-cell>
          <table:table-cell office:value-type="float" office:value="-10.97266">
            <text:p>-10.97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97312">
            <text:p>-8.997312</text:p>
          </table:table-cell>
          <table:table-cell office:value-type="float" office:value="-11.27162">
            <text:p>-11.27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38839">
            <text:p>-9.438839</text:p>
          </table:table-cell>
          <table:table-cell office:value-type="float" office:value="-11.63579">
            <text:p>-11.635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12703">
            <text:p>-9.912703</text:p>
          </table:table-cell>
          <table:table-cell office:value-type="float" office:value="-12.04328">
            <text:p>-12.04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1519">
            <text:p>-10.41519</text:p>
          </table:table-cell>
          <table:table-cell office:value-type="float" office:value="-12.47025">
            <text:p>-12.47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4238">
            <text:p>-10.94238</text:p>
          </table:table-cell>
          <table:table-cell office:value-type="float" office:value="-12.93633">
            <text:p>-12.93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9014">
            <text:p>-11.49014</text:p>
          </table:table-cell>
          <table:table-cell office:value-type="float" office:value="-13.50395">
            <text:p>-13.50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5418">
            <text:p>-12.05418</text:p>
          </table:table-cell>
          <table:table-cell office:value-type="float" office:value="-14.14685">
            <text:p>-14.14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3008">
            <text:p>-12.63008</text:p>
          </table:table-cell>
          <table:table-cell office:value-type="float" office:value="-14.79221">
            <text:p>-14.79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2834">
            <text:p>-41.22834</text:p>
          </table:table-cell>
          <table:table-cell office:value-type="float" office:value="-15.41971">
            <text:p>-15.41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1586">
            <text:p>-31.61586</text:p>
          </table:table-cell>
          <table:table-cell office:value-type="float" office:value="-16.15798">
            <text:p>-16.15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9986">
            <text:p>-20.59986</text:p>
          </table:table-cell>
          <table:table-cell office:value-type="float" office:value="-28.58897">
            <text:p>-28.58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09752">
            <text:p>-9.809752</text:p>
          </table:table-cell>
          <table:table-cell office:value-type="float" office:value="-30.8238">
            <text:p>-30.8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25675">
            <text:p>-0.825675</text:p>
          </table:table-cell>
          <table:table-cell office:value-type="float" office:value="-29.55584">
            <text:p>-29.55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5.11844">
            <text:p>-25.11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29867">
            <text:p>-17.29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72647">
            <text:p>-9.272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8699">
            <text:p>-1.088699</text:p>
          </table:table-cell>
          <table:table-cell office:value-type="float" office:value="-2.988061">
            <text:p>-2.988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82328">
            <text:p>-9.782328</text:p>
          </table:table-cell>
          <table:table-cell office:value-type="float" office:value="1.684234">
            <text:p>1.684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6235">
            <text:p>-19.86235</text:p>
          </table:table-cell>
          <table:table-cell office:value-type="float" office:value="1.697544">
            <text:p>1.697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3894">
            <text:p>-29.73894</text:p>
          </table:table-cell>
          <table:table-cell office:value-type="float" office:value="-2.972099">
            <text:p>-2.972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5754">
            <text:p>-37.85754</text:p>
          </table:table-cell>
          <table:table-cell office:value-type="float" office:value="-8.049618">
            <text:p>-8.049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3478">
            <text:p>-42.93478</text:p>
          </table:table-cell>
          <table:table-cell office:value-type="float" office:value="-22.11776">
            <text:p>-22.11776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4.15282">
            <text:p>-44.15282</text:p>
          </table:table-cell>
          <table:table-cell office:value-type="float" office:value="-31.85292">
            <text:p>-31.85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8409">
            <text:p>-41.28409</text:p>
          </table:table-cell>
          <table:table-cell office:value-type="float" office:value="-38.44587">
            <text:p>-38.44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2701">
            <text:p>-34.72701</text:p>
          </table:table-cell>
          <table:table-cell office:value-type="float" office:value="-42.13453">
            <text:p>-42.13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4757">
            <text:p>-25.44757</text:p>
          </table:table-cell>
          <table:table-cell office:value-type="float" office:value="-42.34451">
            <text:p>-42.34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3523">
            <text:p>-14.83523</text:p>
          </table:table-cell>
          <table:table-cell office:value-type="float" office:value="-38.62554">
            <text:p>-38.62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95162">
            <text:p>-4.495162</text:p>
          </table:table-cell>
          <table:table-cell office:value-type="float" office:value="-31.39208">
            <text:p>-31.39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1.62262">
            <text:p>-21.62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1.4753">
            <text:p>-21.4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71432">
            <text:p>-15.71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718731">
            <text:p>-9.718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920995">
            <text:p>-4.920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69376">
            <text:p>-9.169376</text:p>
          </table:table-cell>
          <table:table-cell office:value-type="float" office:value="-3.395345">
            <text:p>-3.395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1365">
            <text:p>-20.61365</text:p>
          </table:table-cell>
          <table:table-cell office:value-type="float" office:value="-3.731191">
            <text:p>-3.731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9766">
            <text:p>-31.99766</text:p>
          </table:table-cell>
          <table:table-cell office:value-type="float" office:value="-5.676268">
            <text:p>-5.676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9502">
            <text:p>-41.69502</text:p>
          </table:table-cell>
          <table:table-cell office:value-type="float" office:value="-11.29425">
            <text:p>-11.29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32439">
            <text:p>-48.32439</text:p>
          </table:table-cell>
          <table:table-cell office:value-type="float" office:value="-24.99678">
            <text:p>-24.99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5325">
            <text:p>-50.95325</text:p>
          </table:table-cell>
          <table:table-cell office:value-type="float" office:value="-35.21496">
            <text:p>-35.21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3539">
            <text:p>-49.23539</text:p>
          </table:table-cell>
          <table:table-cell office:value-type="float" office:value="-42.80566">
            <text:p>-42.80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609">
            <text:p>-43.4609</text:p>
          </table:table-cell>
          <table:table-cell office:value-type="float" office:value="-47.72929">
            <text:p>-47.72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1138">
            <text:p>-34.51138</text:p>
          </table:table-cell>
          <table:table-cell office:value-type="float" office:value="-49.34162">
            <text:p>-49.34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2762">
            <text:p>-23.72762</text:p>
          </table:table-cell>
          <table:table-cell office:value-type="float" office:value="-46.75315">
            <text:p>-46.75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086">
            <text:p>-12.7086</text:p>
          </table:table-cell>
          <table:table-cell office:value-type="float" office:value="-40.29401">
            <text:p>-40.29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72893">
            <text:p>-3.072893</text:p>
          </table:table-cell>
          <table:table-cell office:value-type="float" office:value="-30.91796">
            <text:p>-30.91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38636">
            <text:p>-20.38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20666">
            <text:p>-20.20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93483">
            <text:p>-14.93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0115">
            <text:p>-9.50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47394">
            <text:p>-7.147394</text:p>
          </table:table-cell>
          <table:table-cell office:value-type="float" office:value="-5.684893">
            <text:p>-5.684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9546">
            <text:p>-16.99546</text:p>
          </table:table-cell>
          <table:table-cell office:value-type="float" office:value="-4.940028">
            <text:p>-4.940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9147">
            <text:p>-27.09147</text:p>
          </table:table-cell>
          <table:table-cell office:value-type="float" office:value="-6.592254">
            <text:p>-6.592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4642">
            <text:p>-35.84642</text:p>
          </table:table-cell>
          <table:table-cell office:value-type="float" office:value="-10.83394">
            <text:p>-10.83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792">
            <text:p>-41.8792</text:p>
          </table:table-cell>
          <table:table-cell office:value-type="float" office:value="-22.48645">
            <text:p>-22.48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2572">
            <text:p>-44.22572</text:p>
          </table:table-cell>
          <table:table-cell office:value-type="float" office:value="-31.37704">
            <text:p>-31.37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8585">
            <text:p>-42.48585</text:p>
          </table:table-cell>
          <table:table-cell office:value-type="float" office:value="-38.01588">
            <text:p>-38.01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8493">
            <text:p>-36.88493</text:p>
          </table:table-cell>
          <table:table-cell office:value-type="float" office:value="-42.1276">
            <text:p>-42.1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4127">
            <text:p>-28.24127</text:p>
          </table:table-cell>
          <table:table-cell office:value-type="float" office:value="-43.14254">
            <text:p>-43.14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4488">
            <text:p>-17.84488</text:p>
          </table:table-cell>
          <table:table-cell office:value-type="float" office:value="-40.43682">
            <text:p>-40.43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63989">
            <text:p>-7.263989</text:p>
          </table:table-cell>
          <table:table-cell office:value-type="float" office:value="-34.2583">
            <text:p>-34.2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5.11142">
            <text:p>-25.11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7.74818">
            <text:p>-27.74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1.05082">
            <text:p>-21.05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5585">
            <text:p>-12.5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5.638646">
            <text:p>-5.638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84917">
            <text:p>-6.184917</text:p>
          </table:table-cell>
          <table:table-cell office:value-type="float" office:value="-3.316588">
            <text:p>-3.316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4865">
            <text:p>-17.34865</text:p>
          </table:table-cell>
          <table:table-cell office:value-type="float" office:value="-3.970445">
            <text:p>-3.970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1801">
            <text:p>-28.91801</text:p>
          </table:table-cell>
          <table:table-cell office:value-type="float" office:value="-6.882192">
            <text:p>-6.882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4066">
            <text:p>-39.24066</text:p>
          </table:table-cell>
          <table:table-cell office:value-type="float" office:value="-16.20512">
            <text:p>-16.20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44">
            <text:p>-46.844</text:p>
          </table:table-cell>
          <table:table-cell office:value-type="float" office:value="-25.84937">
            <text:p>-25.84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65292">
            <text:p>-50.65292</text:p>
          </table:table-cell>
          <table:table-cell office:value-type="float" office:value="-35.06356">
            <text:p>-35.06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4821">
            <text:p>-50.14821</text:p>
          </table:table-cell>
          <table:table-cell office:value-type="float" office:value="-42.69944">
            <text:p>-42.6994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5.44255">
            <text:p>-45.44255</text:p>
          </table:table-cell>
          <table:table-cell office:value-type="float" office:value="-48.07187">
            <text:p>-48.07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6199">
            <text:p>-37.26199</text:p>
          </table:table-cell>
          <table:table-cell office:value-type="float" office:value="-50.36837">
            <text:p>-50.36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3682">
            <text:p>-26.83682</text:p>
          </table:table-cell>
          <table:table-cell office:value-type="float" office:value="-48.83347">
            <text:p>-48.83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1684">
            <text:p>-15.71684</text:p>
          </table:table-cell>
          <table:table-cell office:value-type="float" office:value="-43.29246">
            <text:p>-43.29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39954">
            <text:p>-5.539954</text:p>
          </table:table-cell>
          <table:table-cell office:value-type="float" office:value="-34.35908">
            <text:p>-34.35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9938">
            <text:p>-38.9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16086">
            <text:p>-32.16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1.22467">
            <text:p>-21.22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13708">
            <text:p>-12.13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55062">
            <text:p>-4.655062</text:p>
          </table:table-cell>
          <table:table-cell office:value-type="float" office:value="-7.053659">
            <text:p>-7.0536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4815">
            <text:p>-14.14815</text:p>
          </table:table-cell>
          <table:table-cell office:value-type="float" office:value="-4.164524">
            <text:p>-4.164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3799">
            <text:p>-24.33799</text:p>
          </table:table-cell>
          <table:table-cell office:value-type="float" office:value="-5.406496">
            <text:p>-5.406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2008">
            <text:p>-33.62008</text:p>
          </table:table-cell>
          <table:table-cell office:value-type="float" office:value="-12.94827">
            <text:p>-12.948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3214">
            <text:p>-40.53214</text:p>
          </table:table-cell>
          <table:table-cell office:value-type="float" office:value="-22.25867">
            <text:p>-22.25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7548">
            <text:p>-43.97548</text:p>
          </table:table-cell>
          <table:table-cell office:value-type="float" office:value="-30.71741">
            <text:p>-30.71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8226">
            <text:p>-43.38226</text:p>
          </table:table-cell>
          <table:table-cell office:value-type="float" office:value="-37.59801">
            <text:p>-37.598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0214">
            <text:p>-38.80214</text:p>
          </table:table-cell>
          <table:table-cell office:value-type="float" office:value="-42.27246">
            <text:p>-42.27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9631">
            <text:p>-30.89631</text:p>
          </table:table-cell>
          <table:table-cell office:value-type="float" office:value="-44.02478">
            <text:p>-44.02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398">
            <text:p>-20.8398</text:p>
          </table:table-cell>
          <table:table-cell office:value-type="float" office:value="-42.24967">
            <text:p>-42.249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455">
            <text:p>-10.1455</text:p>
          </table:table-cell>
          <table:table-cell office:value-type="float" office:value="-36.85075">
            <text:p>-36.85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377071">
            <text:p>-0.4377071</text:p>
          </table:table-cell>
          <table:table-cell office:value-type="float" office:value="-42.81188">
            <text:p>-42.81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69171">
            <text:p>-33.69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19729">
            <text:p>-26.19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35104">
            <text:p>-15.35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95105">
            <text:p>-8.195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58172">
            <text:p>-3.358172</text:p>
          </table:table-cell>
          <table:table-cell office:value-type="float" office:value="-4.248837">
            <text:p>-4.248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1575">
            <text:p>-14.11575</text:p>
          </table:table-cell>
          <table:table-cell office:value-type="float" office:value="-4.370987">
            <text:p>-4.370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3989">
            <text:p>-25.73989</text:p>
          </table:table-cell>
          <table:table-cell office:value-type="float" office:value="-6.96548">
            <text:p>-6.96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7142">
            <text:p>-36.57142</text:p>
          </table:table-cell>
          <table:table-cell office:value-type="float" office:value="-13.91428">
            <text:p>-13.91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6377">
            <text:p>-45.06377</text:p>
          </table:table-cell>
          <table:table-cell office:value-type="float" office:value="-24.06973">
            <text:p>-24.06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01168">
            <text:p>-50.01168</text:p>
          </table:table-cell>
          <table:table-cell office:value-type="float" office:value="-33.4805">
            <text:p>-33.4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72901">
            <text:p>-50.72901</text:p>
          </table:table-cell>
          <table:table-cell office:value-type="float" office:value="-41.48495">
            <text:p>-41.48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4958">
            <text:p>-47.14958</text:p>
          </table:table-cell>
          <table:table-cell office:value-type="float" office:value="-47.42335">
            <text:p>-47.42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3533">
            <text:p>-39.83533</text:p>
          </table:table-cell>
          <table:table-cell office:value-type="float" office:value="-50.4842">
            <text:p>-50.4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9119">
            <text:p>-29.89119</text:p>
          </table:table-cell>
          <table:table-cell office:value-type="float" office:value="-49.93365">
            <text:p>-49.9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9974">
            <text:p>-18.79974</text:p>
          </table:table-cell>
          <table:table-cell office:value-type="float" office:value="-45.34307">
            <text:p>-45.34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98949">
            <text:p>-8.198949</text:p>
          </table:table-cell>
          <table:table-cell office:value-type="float" office:value="-55.14545">
            <text:p>-55.14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42996">
            <text:p>-37.42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4467">
            <text:p>-30.4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13182">
            <text:p>-19.13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1112">
            <text:p>-10.31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36586">
            <text:p>-2.336586</text:p>
          </table:table-cell>
          <table:table-cell office:value-type="float" office:value="-6.813422">
            <text:p>-6.813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558">
            <text:p>-11.3558</text:p>
          </table:table-cell>
          <table:table-cell office:value-type="float" office:value="-5.913838">
            <text:p>-5.913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1272">
            <text:p>-21.51272</text:p>
          </table:table-cell>
          <table:table-cell office:value-type="float" office:value="-5.809506">
            <text:p>-5.809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0632">
            <text:p>-31.20632</text:p>
          </table:table-cell>
          <table:table-cell office:value-type="float" office:value="-11.00995">
            <text:p>-11.00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1073">
            <text:p>-38.91073</text:p>
          </table:table-cell>
          <table:table-cell office:value-type="float" office:value="-19.97433">
            <text:p>-19.97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0603">
            <text:p>-43.40603</text:p>
          </table:table-cell>
          <table:table-cell office:value-type="float" office:value="-28.83325">
            <text:p>-28.83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6339">
            <text:p>-43.96339</text:p>
          </table:table-cell>
          <table:table-cell office:value-type="float" office:value="-36.11305">
            <text:p>-36.11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5634">
            <text:p>-40.45634</text:p>
          </table:table-cell>
          <table:table-cell office:value-type="float" office:value="-41.20735">
            <text:p>-41.20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813">
            <text:p>-33.3813</text:p>
          </table:table-cell>
          <table:table-cell office:value-type="float" office:value="-43.65317">
            <text:p>-43.65317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3.7843">
            <text:p>-23.7843</text:p>
          </table:table-cell>
          <table:table-cell office:value-type="float" office:value="-42.77161">
            <text:p>-42.77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0501">
            <text:p>-13.10501</text:p>
          </table:table-cell>
          <table:table-cell office:value-type="float" office:value="-38.1981">
            <text:p>-38.1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60992">
            <text:p>-2.960992</text:p>
          </table:table-cell>
          <table:table-cell office:value-type="float" office:value="-49.39847">
            <text:p>-49.39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69223">
            <text:p>-29.69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90891">
            <text:p>-24.90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90926">
            <text:p>-16.90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02217">
            <text:p>-10.02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206257">
            <text:p>-0.7206257</text:p>
          </table:table-cell>
          <table:table-cell office:value-type="float" office:value="-5.816082">
            <text:p>-5.816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5127">
            <text:p>-10.95127</text:p>
          </table:table-cell>
          <table:table-cell office:value-type="float" office:value="-5.375891">
            <text:p>-5.375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9904">
            <text:p>-22.49904</text:p>
          </table:table-cell>
          <table:table-cell office:value-type="float" office:value="-7.913511">
            <text:p>-7.913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1722">
            <text:p>-33.71722</text:p>
          </table:table-cell>
          <table:table-cell office:value-type="float" office:value="-12.62959">
            <text:p>-12.62959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office:value-type="float" office:value="-43.00332">
            <text:p>-43.00332</text:p>
          </table:table-cell>
          <table:table-cell office:value-type="float" office:value="-21.26143">
            <text:p>-21.26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3607">
            <text:p>-49.03607</text:p>
          </table:table-cell>
          <table:table-cell office:value-type="float" office:value="-30.68813">
            <text:p>-30.68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7021">
            <text:p>-50.97021</text:p>
          </table:table-cell>
          <table:table-cell office:value-type="float" office:value="-39.26262">
            <text:p>-39.26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56145">
            <text:p>-48.56145</text:p>
          </table:table-cell>
          <table:table-cell office:value-type="float" office:value="-45.88989">
            <text:p>-45.88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079">
            <text:p>-42.20079</text:p>
          </table:table-cell>
          <table:table-cell office:value-type="float" office:value="-49.86269">
            <text:p>-49.86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5506">
            <text:p>-32.85506</text:p>
          </table:table-cell>
          <table:table-cell office:value-type="float" office:value="-50.41358">
            <text:p>-50.41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2162">
            <text:p>-21.92162</text:p>
          </table:table-cell>
          <table:table-cell office:value-type="float" office:value="-46.93924">
            <text:p>-46.93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1933">
            <text:p>-11.01933</text:p>
          </table:table-cell>
          <table:table-cell office:value-type="float" office:value="-39.67978">
            <text:p>-39.67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46887">
            <text:p>-1.746887</text:p>
          </table:table-cell>
          <table:table-cell office:value-type="float" office:value="-45.33336">
            <text:p>-45.33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68377">
            <text:p>-38.68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7.05494">
            <text:p>-27.05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03202">
            <text:p>-16.03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214262">
            <text:p>-0.2214262</text:p>
          </table:table-cell>
          <table:table-cell office:value-type="float" office:value="-9.526894">
            <text:p>-9.526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53461">
            <text:p>-8.653461</text:p>
          </table:table-cell>
          <table:table-cell office:value-type="float" office:value="-7.825011">
            <text:p>-7.825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5068">
            <text:p>-18.65068</text:p>
          </table:table-cell>
          <table:table-cell office:value-type="float" office:value="-6.632854">
            <text:p>-6.632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3516">
            <text:p>-28.63516</text:p>
          </table:table-cell>
          <table:table-cell office:value-type="float" office:value="-7.709964">
            <text:p>-7.709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3555">
            <text:p>-37.03555</text:p>
          </table:table-cell>
          <table:table-cell office:value-type="float" office:value="-15.58761">
            <text:p>-15.58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2517">
            <text:p>-42.52517</text:p>
          </table:table-cell>
          <table:table-cell office:value-type="float" office:value="-25.79562">
            <text:p>-25.79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2314">
            <text:p>-44.22314</text:p>
          </table:table-cell>
          <table:table-cell office:value-type="float" office:value="-34.03129">
            <text:p>-34.03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284">
            <text:p>-41.8284</text:p>
          </table:table-cell>
          <table:table-cell office:value-type="float" office:value="-40.03011">
            <text:p>-40.03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6673">
            <text:p>-35.66673</text:p>
          </table:table-cell>
          <table:table-cell office:value-type="float" office:value="-43.48396">
            <text:p>-43.48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4304">
            <text:p>-26.64304</text:p>
          </table:table-cell>
          <table:table-cell office:value-type="float" office:value="-43.73375">
            <text:p>-43.73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0664">
            <text:p>-16.10664</text:p>
          </table:table-cell>
          <table:table-cell office:value-type="float" office:value="-40.2283">
            <text:p>-40.2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49381">
            <text:p>-5.649381</text:p>
          </table:table-cell>
          <table:table-cell office:value-type="float" office:value="-33.05613">
            <text:p>-33.05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1.93192">
            <text:p>-41.93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58813">
            <text:p>-22.58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8096">
            <text:p>-17.8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32385">
            <text:p>-11.32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17491">
            <text:p>-6.617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91041">
            <text:p>-7.891041</text:p>
          </table:table-cell>
          <table:table-cell office:value-type="float" office:value="-3.490203">
            <text:p>-3.490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23228">
            <text:p>-19.23228</text:p>
          </table:table-cell>
          <table:table-cell office:value-type="float" office:value="-3.460004">
            <text:p>-3.460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1042">
            <text:p>-30.71042</text:p>
          </table:table-cell>
          <table:table-cell office:value-type="float" office:value="-7.273676">
            <text:p>-7.2736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8581">
            <text:p>-40.68581</text:p>
          </table:table-cell>
          <table:table-cell office:value-type="float" office:value="-17.50937">
            <text:p>-17.50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3645">
            <text:p>-47.73645</text:p>
          </table:table-cell>
          <table:table-cell office:value-type="float" office:value="-27.56375">
            <text:p>-27.56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6817">
            <text:p>-50.86817</text:p>
          </table:table-cell>
          <table:table-cell office:value-type="float" office:value="-36.64505">
            <text:p>-36.64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66107">
            <text:p>-49.66107</text:p>
          </table:table-cell>
          <table:table-cell office:value-type="float" office:value="-43.92889">
            <text:p>-43.92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3036">
            <text:p>-44.33036</text:p>
          </table:table-cell>
          <table:table-cell office:value-type="float" office:value="-48.79211">
            <text:p>-48.79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9341">
            <text:p>-35.69341</text:p>
          </table:table-cell>
          <table:table-cell office:value-type="float" office:value="-50.46221">
            <text:p>-50.46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4596">
            <text:p>-25.04596</text:p>
          </table:table-cell>
          <table:table-cell office:value-type="float" office:value="-48.18975">
            <text:p>-48.18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6854">
            <text:p>-13.96854</text:p>
          </table:table-cell>
          <table:table-cell office:value-type="float" office:value="-41.92323">
            <text:p>-41.92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90123">
            <text:p>-4.090123</text:p>
          </table:table-cell>
          <table:table-cell office:value-type="float" office:value="-48.63041">
            <text:p>-48.63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9.89406">
            <text:p>-39.89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81894">
            <text:p>-28.81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49652">
            <text:p>-17.49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4225">
            <text:p>-10.54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74849">
            <text:p>-6.074849</text:p>
          </table:table-cell>
          <table:table-cell office:value-type="float" office:value="-8.987714">
            <text:p>-8.987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8771">
            <text:p>-15.78771</text:p>
          </table:table-cell>
          <table:table-cell office:value-type="float" office:value="8.299689">
            <text:p>8.299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3881">
            <text:p>-25.93881</text:p>
          </table:table-cell>
          <table:table-cell office:value-type="float" office:value="-10.61613">
            <text:p>-10.61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3042">
            <text:p>-34.93042</text:p>
          </table:table-cell>
          <table:table-cell office:value-type="float" office:value="-16.42696">
            <text:p>-16.42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4461">
            <text:p>-41.34461</text:p>
          </table:table-cell>
          <table:table-cell office:value-type="float" office:value="-24.34883">
            <text:p>-24.34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5925">
            <text:p>-44.15925</text:p>
          </table:table-cell>
          <table:table-cell office:value-type="float" office:value="-32.24057">
            <text:p>-32.24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0256">
            <text:p>-42.90256</text:p>
          </table:table-cell>
          <table:table-cell office:value-type="float" office:value="-38.74561">
            <text:p>-38.74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2581">
            <text:p>-37.72581</text:p>
          </table:table-cell>
          <table:table-cell office:value-type="float" office:value="-42.93499">
            <text:p>-42.93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821">
            <text:p>-29.3821</text:p>
          </table:table-cell>
          <table:table-cell office:value-type="float" office:value="-44.03151">
            <text:p>-44.03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1444">
            <text:p>-19.11444</text:p>
          </table:table-cell>
          <table:table-cell office:value-type="float" office:value="-41.43121">
            <text:p>-41.43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6998">
            <text:p>-8.46998</text:p>
          </table:table-cell>
          <table:table-cell office:value-type="float" office:value="-53.17595">
            <text:p>-53.17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4.50656">
            <text:p>-34.50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22157">
            <text:p>-30.22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89075">
            <text:p>-20.89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8327">
            <text:p>-11.8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5.850825">
            <text:p>-5.850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69304">
            <text:p>-4.969304</text:p>
          </table:table-cell>
          <table:table-cell office:value-type="float" office:value="-4.453994">
            <text:p>-4.453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7636">
            <text:p>-15.97636</text:p>
          </table:table-cell>
          <table:table-cell office:value-type="float" office:value="-5.299716">
            <text:p>-5.299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8487">
            <text:p>-27.58487</text:p>
          </table:table-cell>
          <table:table-cell office:value-type="float" office:value="-8.707299">
            <text:p>-8.707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3715">
            <text:p>-38.13715</text:p>
          </table:table-cell>
          <table:table-cell office:value-type="float" office:value="-16.50132">
            <text:p>-16.50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2729">
            <text:p>-46.12729</text:p>
          </table:table-cell>
          <table:table-cell office:value-type="float" office:value="-25.72705">
            <text:p>-25.72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42326">
            <text:p>-50.42326</text:p>
          </table:table-cell>
          <table:table-cell office:value-type="float" office:value="-34.81981">
            <text:p>-34.81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43468">
            <text:p>-50.43468</text:p>
          </table:table-cell>
          <table:table-cell office:value-type="float" office:value="-42.53366">
            <text:p>-42.53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9867">
            <text:p>-46.19867</text:p>
          </table:table-cell>
          <table:table-cell office:value-type="float" office:value="-47.98808">
            <text:p>-47.98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7292">
            <text:p>-38.37292</text:p>
          </table:table-cell>
          <table:table-cell office:value-type="float" office:value="-50.41428">
            <text:p>-50.41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364">
            <text:p>-28.1364</text:p>
          </table:table-cell>
          <table:table-cell office:value-type="float" office:value="-49.14383">
            <text:p>-49.14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1264">
            <text:p>-17.01264</text:p>
          </table:table-cell>
          <table:table-cell office:value-type="float" office:value="-43.82197">
            <text:p>-43.82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4203">
            <text:p>-6.64203</text:p>
          </table:table-cell>
          <table:table-cell office:value-type="float" office:value="-52.17334">
            <text:p>-52.17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4.51026">
            <text:p>-44.51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37757">
            <text:p>-33.37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70207">
            <text:p>-20.70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18067">
            <text:p>-11.18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52314">
            <text:p>-3.652314</text:p>
          </table:table-cell>
          <table:table-cell office:value-type="float" office:value="-6.476597">
            <text:p>-6.476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5936">
            <text:p>-12.95936</text:p>
          </table:table-cell>
          <table:table-cell office:value-type="float" office:value="-5.825073">
            <text:p>-5.825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5075">
            <text:p>-23.15075</text:p>
          </table:table-cell>
          <table:table-cell office:value-type="float" office:value="-7.520239">
            <text:p>-7.520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2117">
            <text:p>-32.62117</text:p>
          </table:table-cell>
          <table:table-cell office:value-type="float" office:value="-13.53768">
            <text:p>-13.53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7923">
            <text:p>-39.87923</text:p>
          </table:table-cell>
          <table:table-cell office:value-type="float" office:value="-21.96575">
            <text:p>-21.96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7344">
            <text:p>-43.77344</text:p>
          </table:table-cell>
          <table:table-cell office:value-type="float" office:value="-30.15989">
            <text:p>-30.15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6674">
            <text:p>-43.66674</text:p>
          </table:table-cell>
          <table:table-cell office:value-type="float" office:value="-37.07681">
            <text:p>-37.07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3443">
            <text:p>-39.53443</text:p>
          </table:table-cell>
          <table:table-cell office:value-type="float" office:value="-41.93205">
            <text:p>-41.93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6896">
            <text:p>-31.96896</text:p>
          </table:table-cell>
          <table:table-cell office:value-type="float" office:value="-43.95797">
            <text:p>-43.95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9235">
            <text:p>-22.09235</text:p>
          </table:table-cell>
          <table:table-cell office:value-type="float" office:value="-42.47662">
            <text:p>-42.47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8871">
            <text:p>-11.38871</text:p>
          </table:table-cell>
          <table:table-cell office:value-type="float" office:value="-37.25978">
            <text:p>-37.25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81917">
            <text:p>-1.481917</text:p>
          </table:table-cell>
          <table:table-cell office:value-type="float" office:value="-47.14391">
            <text:p>-47.14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70341">
            <text:p>-38.70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72497">
            <text:p>-28.72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70436">
            <text:p>-17.70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75907">
            <text:p>-9.375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18778">
            <text:p>-2.218778</text:p>
          </table:table-cell>
          <table:table-cell office:value-type="float" office:value="-5.05412">
            <text:p>-5.05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6802">
            <text:p>-12.76802</text:p>
          </table:table-cell>
          <table:table-cell office:value-type="float" office:value="-5.235849">
            <text:p>-5.235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7586">
            <text:p>-24.37586</text:p>
          </table:table-cell>
          <table:table-cell office:value-type="float" office:value="-8.137331">
            <text:p>-8.137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599">
            <text:p>-35.38599</text:p>
          </table:table-cell>
          <table:table-cell office:value-type="float" office:value="-14.06501">
            <text:p>-14.06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2595">
            <text:p>-44.22595</text:p>
          </table:table-cell>
          <table:table-cell office:value-type="float" office:value="-23.32825">
            <text:p>-23.32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63963">
            <text:p>-49.63963</text:p>
          </table:table-cell>
          <table:table-cell office:value-type="float" office:value="-32.49549">
            <text:p>-32.49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7266">
            <text:p>-50.87266</text:p>
          </table:table-cell>
          <table:table-cell office:value-type="float" office:value="-40.65446">
            <text:p>-40.65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8328">
            <text:p>-47.78328</text:p>
          </table:table-cell>
          <table:table-cell office:value-type="float" office:value="-46.89174">
            <text:p>-46.89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6195">
            <text:p>-40.86195</text:p>
          </table:table-cell>
          <table:table-cell office:value-type="float" office:value="-50.31239">
            <text:p>-50.31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568">
            <text:p>-31.1568</text:p>
          </table:table-cell>
          <table:table-cell office:value-type="float" office:value="-50.16598">
            <text:p>-50.16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1638">
            <text:p>-20.11638</text:p>
          </table:table-cell>
          <table:table-cell office:value-type="float" office:value="-45.97276">
            <text:p>-45.97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72972">
            <text:p>-9.372972</text:p>
          </table:table-cell>
          <table:table-cell office:value-type="float" office:value="-55.01015">
            <text:p>-55.01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99132">
            <text:p>-0.499132</text:p>
          </table:table-cell>
          <table:table-cell office:value-type="float" office:value="-47.61572">
            <text:p>-47.615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6.77519">
            <text:p>-36.77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55628">
            <text:p>-23.55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87317">
            <text:p>-12.873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16367">
            <text:p>-1.416367</text:p>
          </table:table-cell>
          <table:table-cell office:value-type="float" office:value="-6.942153">
            <text:p>-6.942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009">
            <text:p>-10.2009</text:p>
          </table:table-cell>
          <table:table-cell office:value-type="float" office:value="-6.5342">
            <text:p>-6.5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0565">
            <text:p>-20.30565</text:p>
          </table:table-cell>
          <table:table-cell office:value-type="float" office:value="-7.763188">
            <text:p>-7.763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3714">
            <text:p>-30.13714</text:p>
          </table:table-cell>
          <table:table-cell office:value-type="float" office:value="-12.83149">
            <text:p>-12.83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4795">
            <text:p>-38.14795</text:p>
          </table:table-cell>
          <table:table-cell office:value-type="float" office:value="-20.06376">
            <text:p>-20.06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7119">
            <text:p>-43.07119</text:p>
          </table:table-cell>
          <table:table-cell office:value-type="float" office:value="-28.32059">
            <text:p>-28.32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126">
            <text:p>-44.1126</text:p>
          </table:table-cell>
          <table:table-cell office:value-type="float" office:value="-35.69389">
            <text:p>-35.69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7156">
            <text:p>-41.07156</text:p>
          </table:table-cell>
          <table:table-cell office:value-type="float" office:value="-41.19073">
            <text:p>-41.19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7301">
            <text:p>-34.37301</text:p>
          </table:table-cell>
          <table:table-cell office:value-type="float" office:value="-44.03127">
            <text:p>-44.031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0478">
            <text:p>-25.00478</text:p>
          </table:table-cell>
          <table:table-cell office:value-type="float" office:value="-43.48054">
            <text:p>-43.48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7035">
            <text:p>-14.37035</text:p>
          </table:table-cell>
          <table:table-cell office:value-type="float" office:value="-39.15129">
            <text:p>-39.15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78814">
            <text:p>-4.078814</text:p>
          </table:table-cell>
          <table:table-cell office:value-type="float" office:value="-50.55441">
            <text:p>-50.55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1.92337">
            <text:p>-41.92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91068">
            <text:p>-30.91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40399">
            <text:p>-18.40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448371">
            <text:p>-9.448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5.554003">
            <text:p>-5.554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43373">
            <text:p>-9.643373</text:p>
          </table:table-cell>
          <table:table-cell office:value-type="float" office:value="-5.570598">
            <text:p>-5.570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1963">
            <text:p>-21.11963</text:p>
          </table:table-cell>
          <table:table-cell office:value-type="float" office:value="-7.653707">
            <text:p>-7.6537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6333">
            <text:p>-32.46333</text:p>
          </table:table-cell>
          <table:table-cell office:value-type="float" office:value="-12.35528">
            <text:p>-12.35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5393">
            <text:p>-42.05393</text:p>
          </table:table-cell>
          <table:table-cell office:value-type="float" office:value="-20.72501">
            <text:p>-20.72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52563">
            <text:p>-48.52563</text:p>
          </table:table-cell>
          <table:table-cell office:value-type="float" office:value="-30.00778">
            <text:p>-30.00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6905">
            <text:p>-50.96905</text:p>
          </table:table-cell>
          <table:table-cell office:value-type="float" office:value="-38.54253">
            <text:p>-38.54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6514">
            <text:p>-49.06514</text:p>
          </table:table-cell>
          <table:table-cell office:value-type="float" office:value="-45.22728">
            <text:p>-45.22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3116">
            <text:p>-43.13116</text:p>
          </table:table-cell>
          <table:table-cell office:value-type="float" office:value="-49.35594">
            <text:p>-49.35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7174">
            <text:p>-34.07174</text:p>
          </table:table-cell>
          <table:table-cell office:value-type="float" office:value="-50.16972">
            <text:p>-50.16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4369">
            <text:p>-23.24369</text:p>
          </table:table-cell>
          <table:table-cell office:value-type="float" office:value="-47.04712">
            <text:p>-47.04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5179">
            <text:p>-12.25179</text:p>
          </table:table-cell>
          <table:table-cell office:value-type="float" office:value="-56.85516">
            <text:p>-56.85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09968">
            <text:p>-2.709968</text:p>
          </table:table-cell>
          <table:table-cell office:value-type="float" office:value="-39.97053">
            <text:p>-39.97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4.36617">
            <text:p>-34.36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83051">
            <text:p>-23.83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91459">
            <text:p>-13.91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50284">
            <text:p>-8.350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46816">
            <text:p>-7.546816</text:p>
          </table:table-cell>
          <table:table-cell office:value-type="float" office:value="-7.216783">
            <text:p>-7.216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3894">
            <text:p>-17.43894</text:p>
          </table:table-cell>
          <table:table-cell office:value-type="float" office:value="-6.328525">
            <text:p>-6.328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0912">
            <text:p>-27.50912</text:p>
          </table:table-cell>
          <table:table-cell office:value-type="float" office:value="-9.018115">
            <text:p>-9.018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7252">
            <text:p>-36.17252</text:p>
          </table:table-cell>
          <table:table-cell office:value-type="float" office:value="-16.07814">
            <text:p>-16.07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6203">
            <text:p>-42.06203</text:p>
          </table:table-cell>
          <table:table-cell office:value-type="float" office:value="-25.00365">
            <text:p>-25.00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3561">
            <text:p>-44.23561</text:p>
          </table:table-cell>
          <table:table-cell office:value-type="float" office:value="-33.10323">
            <text:p>-33.10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1952">
            <text:p>-42.31952</text:p>
          </table:table-cell>
          <table:table-cell office:value-type="float" office:value="-39.40868">
            <text:p>-39.40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6607">
            <text:p>-36.56607</text:p>
          </table:table-cell>
          <table:table-cell office:value-type="float" office:value="-43.19818">
            <text:p>-43.19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1721">
            <text:p>-27.81721</text:p>
          </table:table-cell>
          <table:table-cell office:value-type="float" office:value="-43.79721">
            <text:p>-43.79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7899">
            <text:p>-17.37899</text:p>
          </table:table-cell>
          <table:table-cell office:value-type="float" office:value="-40.70755">
            <text:p>-40.70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27093">
            <text:p>-6.827093</text:p>
          </table:table-cell>
          <table:table-cell office:value-type="float" office:value="-33.99017">
            <text:p>-33.99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1.98586">
            <text:p>-41.98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56839">
            <text:p>-32.56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63855">
            <text:p>-22.63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20698">
            <text:p>-13.20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75691">
            <text:p>-6.875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37367">
            <text:p>-6.637367</text:p>
          </table:table-cell>
          <table:table-cell office:value-type="float" office:value="-3.947792">
            <text:p>-3.947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5274">
            <text:p>-17.85274</text:p>
          </table:table-cell>
          <table:table-cell office:value-type="float" office:value="-4.737723">
            <text:p>-4.7377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0191">
            <text:p>-29.40191</text:p>
          </table:table-cell>
          <table:table-cell office:value-type="float" office:value="-7.974889">
            <text:p>-7.974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3525">
            <text:p>-39.63525</text:p>
          </table:table-cell>
          <table:table-cell office:value-type="float" office:value="-15.99969">
            <text:p>-15.99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9315">
            <text:p>-47.09315</text:p>
          </table:table-cell>
          <table:table-cell office:value-type="float" office:value="-26.53159">
            <text:p>-26.53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7218">
            <text:p>-50.7218</text:p>
          </table:table-cell>
          <table:table-cell office:value-type="float" office:value="-35.96606">
            <text:p>-35.96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02834">
            <text:p>-50.02834</text:p>
          </table:table-cell>
          <table:table-cell office:value-type="float" office:value="-43.59843">
            <text:p>-43.59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531">
            <text:p>-45.1531</text:p>
          </table:table-cell>
          <table:table-cell office:value-type="float" office:value="-48.79679">
            <text:p>-48.79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4695">
            <text:p>-36.84695</text:p>
          </table:table-cell>
          <table:table-cell office:value-type="float" office:value="-50.75293">
            <text:p>-50.75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5814">
            <text:p>-26.35814</text:p>
          </table:table-cell>
          <table:table-cell office:value-type="float" office:value="-48.87536">
            <text:p>-48.87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4535">
            <text:p>-15.24535</text:p>
          </table:table-cell>
          <table:table-cell office:value-type="float" office:value="-43.03755">
            <text:p>-43.03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44815">
            <text:p>-5.144815</text:p>
          </table:table-cell>
          <table:table-cell office:value-type="float" office:value="-50.76611">
            <text:p>-50.76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2.17075">
            <text:p>-42.17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7903">
            <text:p>-30.7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65335">
            <text:p>-18.65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109">
            <text:p>-10.8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30109">
            <text:p>-5.030109</text:p>
          </table:table-cell>
          <table:table-cell office:value-type="float" office:value="-8.415009">
            <text:p>-8.415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8603">
            <text:p>-14.58603</text:p>
          </table:table-cell>
          <table:table-cell office:value-type="float" office:value="-7.386498">
            <text:p>-7.386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6964">
            <text:p>-24.76964</text:p>
          </table:table-cell>
          <table:table-cell office:value-type="float" office:value="-6.716329">
            <text:p>-6.716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7757">
            <text:p>-33.97757</text:p>
          </table:table-cell>
          <table:table-cell office:value-type="float" office:value="-12.15597">
            <text:p>-12.15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5894">
            <text:p>-40.75894</text:p>
          </table:table-cell>
          <table:table-cell office:value-type="float" office:value="-22.22778">
            <text:p>-22.22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352">
            <text:p>-44.0352</text:p>
          </table:table-cell>
          <table:table-cell office:value-type="float" office:value="-31.18974">
            <text:p>-31.18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6398">
            <text:p>-43.26398</text:p>
          </table:table-cell>
          <table:table-cell office:value-type="float" office:value="-38.07787">
            <text:p>-38.077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2194">
            <text:p>-38.52194</text:p>
          </table:table-cell>
          <table:table-cell office:value-type="float" office:value="-42.48314">
            <text:p>-42.48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9562">
            <text:p>-30.49562</text:p>
          </table:table-cell>
          <table:table-cell office:value-type="float" office:value="-43.90501">
            <text:p>-43.90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7854">
            <text:p>-20.37854</text:p>
          </table:table-cell>
          <table:table-cell office:value-type="float" office:value="-41.7676">
            <text:p>-41.76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93402">
            <text:p>-9.693402</text:p>
          </table:table-cell>
          <table:table-cell office:value-type="float" office:value="-35.93699">
            <text:p>-35.93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6381086">
            <text:p>-0.06381086</text:p>
          </table:table-cell>
          <table:table-cell office:value-type="float" office:value="-45.8378">
            <text:p>-45.8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48532">
            <text:p>-26.48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1.47563">
            <text:p>-21.47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13045">
            <text:p>-14.13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16435">
            <text:p>-8.116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8408">
            <text:p>-3.78408</text:p>
          </table:table-cell>
          <table:table-cell office:value-type="float" office:value="-4.967869">
            <text:p>-4.967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1248">
            <text:p>-14.61248</text:p>
          </table:table-cell>
          <table:table-cell office:value-type="float" office:value="-3.280023">
            <text:p>-3.280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3672">
            <text:p>-26.23672</text:p>
          </table:table-cell>
          <table:table-cell office:value-type="float" office:value="-5.346907">
            <text:p>-5.346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9736">
            <text:p>-36.99736</text:p>
          </table:table-cell>
          <table:table-cell office:value-type="float" office:value="-11.25335">
            <text:p>-11.25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812">
            <text:p>-45.35812</text:p>
          </table:table-cell>
          <table:table-cell office:value-type="float" office:value="-22.94742">
            <text:p>-22.947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3297">
            <text:p>-50.13297</text:p>
          </table:table-cell>
          <table:table-cell office:value-type="float" office:value="-32.89553">
            <text:p>-32.89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66122">
            <text:p>-50.66122</text:p>
          </table:table-cell>
          <table:table-cell office:value-type="float" office:value="-41.14164">
            <text:p>-41.14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043">
            <text:p>-46.9043</text:p>
          </table:table-cell>
          <table:table-cell office:value-type="float" office:value="-47.12729">
            <text:p>-47.12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4971">
            <text:p>-39.44971</text:p>
          </table:table-cell>
          <table:table-cell office:value-type="float" office:value="-50.19576">
            <text:p>-50.19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2336">
            <text:p>-29.42336</text:p>
          </table:table-cell>
          <table:table-cell office:value-type="float" office:value="-49.59727">
            <text:p>-49.59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19">
            <text:p>-18.319</text:p>
          </table:table-cell>
          <table:table-cell office:value-type="float" office:value="-44.97538">
            <text:p>-44.97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75965">
            <text:p>-7.775965</text:p>
          </table:table-cell>
          <table:table-cell office:value-type="float" office:value="-36.46313">
            <text:p>-36.46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0.65225">
            <text:p>-40.65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4.29952">
            <text:p>-34.29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18466">
            <text:p>-23.18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01956">
            <text:p>-13.01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8286">
            <text:p>-2.68286</text:p>
          </table:table-cell>
          <table:table-cell office:value-type="float" office:value="-7.307583">
            <text:p>-7.307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8299">
            <text:p>-11.78299</text:p>
          </table:table-cell>
          <table:table-cell office:value-type="float" office:value="-7.039824">
            <text:p>-7.039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5319">
            <text:p>-21.95319</text:p>
          </table:table-cell>
          <table:table-cell office:value-type="float" office:value="-6.04601">
            <text:p>-6.04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9089">
            <text:p>-31.59089</text:p>
          </table:table-cell>
          <table:table-cell office:value-type="float" office:value="-9.778792">
            <text:p>-9.778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7877">
            <text:p>-39.17877</text:p>
          </table:table-cell>
          <table:table-cell office:value-type="float" office:value="-19.07808">
            <text:p>-19.07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1474">
            <text:p>-43.51474</text:p>
          </table:table-cell>
          <table:table-cell office:value-type="float" office:value="-28.39446">
            <text:p>-28.39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9439">
            <text:p>-43.89439</text:p>
          </table:table-cell>
          <table:table-cell office:value-type="float" office:value="-36.00988">
            <text:p>-36.00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1842">
            <text:p>-40.21842</text:p>
          </table:table-cell>
          <table:table-cell office:value-type="float" office:value="-41.39714">
            <text:p>-41.39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0919">
            <text:p>-33.00919</text:p>
          </table:table-cell>
          <table:table-cell office:value-type="float" office:value="-44.0006">
            <text:p>-44.0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3308">
            <text:p>-23.33308</text:p>
          </table:table-cell>
          <table:table-cell office:value-type="float" office:value="-43.14448">
            <text:p>-43.14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4306">
            <text:p>-12.64306</text:p>
          </table:table-cell>
          <table:table-cell office:value-type="float" office:value="-38.52547">
            <text:p>-38.52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58748">
            <text:p>-2.558748</text:p>
          </table:table-cell>
          <table:table-cell office:value-type="float" office:value="-30.37216">
            <text:p>-30.37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58797">
            <text:p>-37.58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85678">
            <text:p>-30.85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08626">
            <text:p>-20.08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3999">
            <text:p>-10.83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1527">
            <text:p>-1.11527</text:p>
          </table:table-cell>
          <table:table-cell office:value-type="float" office:value="-5.073079">
            <text:p>-5.073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3512">
            <text:p>-11.43512</text:p>
          </table:table-cell>
          <table:table-cell office:value-type="float" office:value="-4.195726">
            <text:p>-4.195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0326">
            <text:p>-23.00326</text:p>
          </table:table-cell>
          <table:table-cell office:value-type="float" office:value="-6.661942">
            <text:p>-6.661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6982">
            <text:p>-34.16982</text:p>
          </table:table-cell>
          <table:table-cell office:value-type="float" office:value="-11.90731">
            <text:p>-11.90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3967">
            <text:p>-43.33967</text:p>
          </table:table-cell>
          <table:table-cell office:value-type="float" office:value="-21.42266">
            <text:p>-21.42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0851">
            <text:p>-49.20851</text:p>
          </table:table-cell>
          <table:table-cell office:value-type="float" office:value="-31.07178">
            <text:p>-31.07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553">
            <text:p>-50.9553</text:p>
          </table:table-cell>
          <table:table-cell office:value-type="float" office:value="-39.6059">
            <text:p>-39.6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36305">
            <text:p>-48.36305</text:p>
          </table:table-cell>
          <table:table-cell office:value-type="float" office:value="-46.09279">
            <text:p>-46.09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4958">
            <text:p>-41.84958</text:p>
          </table:table-cell>
          <table:table-cell office:value-type="float" office:value="-49.89043">
            <text:p>-49.89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0387">
            <text:p>-32.40387</text:p>
          </table:table-cell>
          <table:table-cell office:value-type="float" office:value="-50.24331">
            <text:p>-50.24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3756">
            <text:p>-21.43756</text:p>
          </table:table-cell>
          <table:table-cell office:value-type="float" office:value="-46.64387">
            <text:p>-46.64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7333">
            <text:p>-10.57333</text:p>
          </table:table-cell>
          <table:table-cell office:value-type="float" office:value="-39.24865">
            <text:p>-39.24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04388">
            <text:p>-1.404388</text:p>
          </table:table-cell>
          <table:table-cell office:value-type="float" office:value="-45.36816">
            <text:p>-45.36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83901">
            <text:p>-38.83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92833">
            <text:p>-26.92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70935">
            <text:p>-15.70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344241">
            <text:p>-0.5344241</text:p>
          </table:table-cell>
          <table:table-cell office:value-type="float" office:value="-8.867427">
            <text:p>-8.867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64488">
            <text:p>-9.064488</text:p>
          </table:table-cell>
          <table:table-cell office:value-type="float" office:value="-6.692517">
            <text:p>-6.692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9504">
            <text:p>-19.09504</text:p>
          </table:table-cell>
          <table:table-cell office:value-type="float" office:value="-5.782995">
            <text:p>-5.782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4249">
            <text:p>-29.04249</text:p>
          </table:table-cell>
          <table:table-cell office:value-type="float" office:value="-8.676724">
            <text:p>-8.676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4203">
            <text:p>-37.34203</text:p>
          </table:table-cell>
          <table:table-cell office:value-type="float" office:value="-17.07288">
            <text:p>-17.07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8188">
            <text:p>-42.68188</text:p>
          </table:table-cell>
          <table:table-cell office:value-type="float" office:value="-26.38187">
            <text:p>-26.38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0403">
            <text:p>-44.20403</text:p>
          </table:table-cell>
          <table:table-cell office:value-type="float" office:value="-34.29462">
            <text:p>-34.29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3454">
            <text:p>-41.63454</text:p>
          </table:table-cell>
          <table:table-cell office:value-type="float" office:value="-40.249">
            <text:p>-40.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2576">
            <text:p>-35.32576</text:p>
          </table:table-cell>
          <table:table-cell office:value-type="float" office:value="-43.6166">
            <text:p>-43.6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0577">
            <text:p>-26.20577</text:p>
          </table:table-cell>
          <table:table-cell office:value-type="float" office:value="-43.68553">
            <text:p>-43.68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3841">
            <text:p>-15.63841</text:p>
          </table:table-cell>
          <table:table-cell office:value-type="float" office:value="-39.98169">
            <text:p>-39.98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21284">
            <text:p>-5.221284</text:p>
          </table:table-cell>
          <table:table-cell office:value-type="float" office:value="-32.61896">
            <text:p>-32.61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1.06725">
            <text:p>-41.06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4.78093">
            <text:p>-34.78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58095">
            <text:p>-23.58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21584">
            <text:p>-13.21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518756">
            <text:p>-6.518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60713">
            <text:p>-8.360713</text:p>
          </table:table-cell>
          <table:table-cell office:value-type="float" office:value="-3.714149">
            <text:p>-3.714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4273">
            <text:p>-19.74273</text:p>
          </table:table-cell>
          <table:table-cell office:value-type="float" office:value="-5.210565">
            <text:p>-5.210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8915">
            <text:p>-31.18915</text:p>
          </table:table-cell>
          <table:table-cell office:value-type="float" office:value="-9.344936">
            <text:p>-9.344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6435">
            <text:p>-41.06435</text:p>
          </table:table-cell>
          <table:table-cell office:value-type="float" office:value="-18.90385">
            <text:p>-18.90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064">
            <text:p>-47.96064</text:p>
          </table:table-cell>
          <table:table-cell office:value-type="float" office:value="-28.63192">
            <text:p>-28.63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0685">
            <text:p>-50.90685</text:p>
          </table:table-cell>
          <table:table-cell office:value-type="float" office:value="-37.44022">
            <text:p>-37.44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50995">
            <text:p>-49.50995</text:p>
          </table:table-cell>
          <table:table-cell office:value-type="float" office:value="-44.47435">
            <text:p>-44.47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1337">
            <text:p>-44.01337</text:p>
          </table:table-cell>
          <table:table-cell office:value-type="float" office:value="-49.00385">
            <text:p>-49.00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5798">
            <text:p>-35.25798</text:p>
          </table:table-cell>
          <table:table-cell office:value-type="float" office:value="-50.33235">
            <text:p>-50.33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569">
            <text:p>-24.5569</text:p>
          </table:table-cell>
          <table:table-cell office:value-type="float" office:value="-47.84176">
            <text:p>-47.84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9848">
            <text:p>-13.49848</text:p>
          </table:table-cell>
          <table:table-cell office:value-type="float" office:value="-41.25565">
            <text:p>-41.25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07664">
            <text:p>-3.707664</text:p>
          </table:table-cell>
          <table:table-cell office:value-type="float" office:value="-48.35389">
            <text:p>-48.35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2.43822">
            <text:p>-42.43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86658">
            <text:p>-29.86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46848">
            <text:p>-17.46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60588">
            <text:p>-9.060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71281">
            <text:p>-6.471281</text:p>
          </table:table-cell>
          <table:table-cell office:value-type="float" office:value="-5.554497">
            <text:p>-5.554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375">
            <text:p>-16.2375</text:p>
          </table:table-cell>
          <table:table-cell office:value-type="float" office:value="-4.999632">
            <text:p>-4.999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7107">
            <text:p>-26.37107</text:p>
          </table:table-cell>
          <table:table-cell office:value-type="float" office:value="-8.033189">
            <text:p>-8.033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7655">
            <text:p>-35.27655</text:p>
          </table:table-cell>
          <table:table-cell office:value-type="float" office:value="-15.76897">
            <text:p>-15.76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5026">
            <text:p>-41.55026</text:p>
          </table:table-cell>
          <table:table-cell office:value-type="float" office:value="-24.6578">
            <text:p>-24.6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9085">
            <text:p>-44.19085</text:p>
          </table:table-cell>
          <table:table-cell office:value-type="float" office:value="-32.5579">
            <text:p>-32.55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5325">
            <text:p>-42.75325</text:p>
          </table:table-cell>
          <table:table-cell office:value-type="float" office:value="-38.78626">
            <text:p>-38.78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164">
            <text:p>-37.4164</text:p>
          </table:table-cell>
          <table:table-cell office:value-type="float" office:value="-42.82659">
            <text:p>-42.826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5805">
            <text:p>-28.95805</text:p>
          </table:table-cell>
          <table:table-cell office:value-type="float" office:value="-43.88816">
            <text:p>-43.88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3962">
            <text:p>-18.63962</text:p>
          </table:table-cell>
          <table:table-cell office:value-type="float" office:value="-41.28054">
            <text:p>-41.28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15879">
            <text:p>-8.015879</text:p>
          </table:table-cell>
          <table:table-cell office:value-type="float" office:value="-35.09306">
            <text:p>-35.09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5.23682">
            <text:p>-45.23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5.42489">
            <text:p>-35.42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5.24672">
            <text:p>-25.24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4081">
            <text:p>-15.4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94342">
            <text:p>-8.594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22785">
            <text:p>-5.422785</text:p>
          </table:table-cell>
          <table:table-cell office:value-type="float" office:value="-5.300863">
            <text:p>-5.300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9176">
            <text:p>-16.49176</text:p>
          </table:table-cell>
          <table:table-cell office:value-type="float" office:value="-5.84925">
            <text:p>-5.849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8831">
            <text:p>-28.08831</text:p>
          </table:table-cell>
          <table:table-cell office:value-type="float" office:value="-9.398416">
            <text:p>-9.398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702">
            <text:p>-38.55702</text:p>
          </table:table-cell>
          <table:table-cell office:value-type="float" office:value="-17.15741">
            <text:p>-17.15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0352">
            <text:p>-46.40352</text:p>
          </table:table-cell>
          <table:table-cell office:value-type="float" office:value="-26.28192">
            <text:p>-26.28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1692">
            <text:p>-50.51692</text:p>
          </table:table-cell>
          <table:table-cell office:value-type="float" office:value="-35.18118">
            <text:p>-35.18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33367">
            <text:p>-50.33367</text:p>
          </table:table-cell>
          <table:table-cell office:value-type="float" office:value="-42.76721">
            <text:p>-42.76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1918">
            <text:p>-45.91918</text:p>
          </table:table-cell>
          <table:table-cell office:value-type="float" office:value="-48.18464">
            <text:p>-48.18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5756">
            <text:p>-37.95756</text:p>
          </table:table-cell>
          <table:table-cell office:value-type="float" office:value="-50.57323">
            <text:p>-50.57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4688">
            <text:p>-27.64688</text:p>
          </table:table-cell>
          <table:table-cell office:value-type="float" office:value="-49.19778">
            <text:p>-49.19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214">
            <text:p>-16.5214</text:p>
          </table:table-cell>
          <table:table-cell office:value-type="float" office:value="-43.78222">
            <text:p>-43.782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21547">
            <text:p>-6.221547</text:p>
          </table:table-cell>
          <table:table-cell office:value-type="float" office:value="-51.65919">
            <text:p>-51.65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4.27832">
            <text:p>-44.27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16916">
            <text:p>-33.16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37002">
            <text:p>-20.37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15902">
            <text:p>-11.15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28753">
            <text:p>-4.028753</text:p>
          </table:table-cell>
          <table:table-cell office:value-type="float" office:value="-6.957647">
            <text:p>-6.957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088">
            <text:p>-13.4088</text:p>
          </table:table-cell>
          <table:table-cell office:value-type="float" office:value="-6.518155">
            <text:p>-6.518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0269">
            <text:p>-23.60269</text:p>
          </table:table-cell>
          <table:table-cell office:value-type="float" office:value="-8.185755">
            <text:p>-8.185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0443">
            <text:p>-33.00443</text:p>
          </table:table-cell>
          <table:table-cell office:value-type="float" office:value="-13.72949">
            <text:p>-13.72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3289">
            <text:p>-40.13289</text:p>
          </table:table-cell>
          <table:table-cell office:value-type="float" office:value="-22.40608">
            <text:p>-22.40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5692">
            <text:p>-43.85692</text:p>
          </table:table-cell>
          <table:table-cell office:value-type="float" office:value="-30.58295">
            <text:p>-30.58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6521">
            <text:p>-43.56521</text:p>
          </table:table-cell>
          <table:table-cell office:value-type="float" office:value="-37.34021">
            <text:p>-37.34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6151">
            <text:p>-39.26151</text:p>
          </table:table-cell>
          <table:table-cell office:value-type="float" office:value="-42.02448">
            <text:p>-42.02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6434">
            <text:p>-31.56434</text:p>
          </table:table-cell>
          <table:table-cell office:value-type="float" office:value="-43.8822">
            <text:p>-43.8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1634">
            <text:p>-21.61634</text:p>
          </table:table-cell>
          <table:table-cell office:value-type="float" office:value="-42.2426">
            <text:p>-42.2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1356">
            <text:p>-10.91356</text:p>
          </table:table-cell>
          <table:table-cell office:value-type="float" office:value="-36.84651">
            <text:p>-36.84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79717">
            <text:p>-1.079717</text:p>
          </table:table-cell>
          <table:table-cell office:value-type="float" office:value="-47.48479">
            <text:p>-47.4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99069">
            <text:p>-38.990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90388">
            <text:p>-28.90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85633">
            <text:p>-17.85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783697">
            <text:p>-9.783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50141">
            <text:p>-2.650141</text:p>
          </table:table-cell>
          <table:table-cell office:value-type="float" office:value="-5.829311">
            <text:p>-5.829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819">
            <text:p>-13.2819</text:p>
          </table:table-cell>
          <table:table-cell office:value-type="float" office:value="-5.4602">
            <text:p>-5.4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992">
            <text:p>-24.8992</text:p>
          </table:table-cell>
          <table:table-cell office:value-type="float" office:value="-8.793591">
            <text:p>-8.793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4359">
            <text:p>-35.84359</text:p>
          </table:table-cell>
          <table:table-cell office:value-type="float" office:value="-14.85668">
            <text:p>-14.85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5278">
            <text:p>-44.55278</text:p>
          </table:table-cell>
          <table:table-cell office:value-type="float" office:value="-23.73122">
            <text:p>-23.73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78931">
            <text:p>-49.78931</text:p>
          </table:table-cell>
          <table:table-cell office:value-type="float" office:value="-32.93821">
            <text:p>-32.938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248">
            <text:p>-50.8248</text:p>
          </table:table-cell>
          <table:table-cell office:value-type="float" office:value="-40.98302">
            <text:p>-40.98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4645">
            <text:p>-47.54645</text:p>
          </table:table-cell>
          <table:table-cell office:value-type="float" office:value="-46.98935">
            <text:p>-46.98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7222">
            <text:p>-40.47222</text:p>
          </table:table-cell>
          <table:table-cell office:value-type="float" office:value="-50.14716">
            <text:p>-50.14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7289">
            <text:p>-30.67289</text:p>
          </table:table-cell>
          <table:table-cell office:value-type="float" office:value="-49.79488">
            <text:p>-49.79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6097">
            <text:p>-19.6097</text:p>
          </table:table-cell>
          <table:table-cell office:value-type="float" office:value="-45.45683">
            <text:p>-45.45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18111">
            <text:p>-8.918111</text:p>
          </table:table-cell>
          <table:table-cell office:value-type="float" office:value="-54.12844">
            <text:p>-54.12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626306">
            <text:p>-0.1626306</text:p>
          </table:table-cell>
          <table:table-cell office:value-type="float" office:value="-47.02645">
            <text:p>-47.02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6.30242">
            <text:p>-36.30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98012">
            <text:p>-22.98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85622">
            <text:p>-12.85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66714">
            <text:p>-1.766714</text:p>
          </table:table-cell>
          <table:table-cell office:value-type="float" office:value="-7.74623">
            <text:p>-7.74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4447">
            <text:p>-10.64447</text:p>
          </table:table-cell>
          <table:table-cell office:value-type="float" office:value="-7.247897">
            <text:p>-7.247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7196">
            <text:p>-20.77196</text:p>
          </table:table-cell>
          <table:table-cell office:value-type="float" office:value="-8.614544">
            <text:p>-8.614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5321">
            <text:p>-30.55321</text:p>
          </table:table-cell>
          <table:table-cell office:value-type="float" office:value="-13.50594">
            <text:p>-13.50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4804">
            <text:p>-38.44804</text:p>
          </table:table-cell>
          <table:table-cell office:value-type="float" office:value="-20.57244">
            <text:p>-20.57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0714">
            <text:p>-43.20714</text:p>
          </table:table-cell>
          <table:table-cell office:value-type="float" office:value="-28.72944">
            <text:p>-28.72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6173">
            <text:p>-44.06173</text:p>
          </table:table-cell>
          <table:table-cell office:value-type="float" office:value="-36.01029">
            <text:p>-36.01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3952">
            <text:p>-40.83952</text:p>
          </table:table-cell>
          <table:table-cell office:value-type="float" office:value="-41.42161">
            <text:p>-41.42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9356">
            <text:p>-33.99356</text:p>
          </table:table-cell>
          <table:table-cell office:value-type="float" office:value="-44.13093">
            <text:p>-44.13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3401">
            <text:p>-24.53401</text:p>
          </table:table-cell>
          <table:table-cell office:value-type="float" office:value="-43.39403">
            <text:p>-43.39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7907">
            <text:p>-13.87907</text:p>
          </table:table-cell>
          <table:table-cell office:value-type="float" office:value="-56.06762">
            <text:p>-56.06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42151">
            <text:p>-3.642151</text:p>
          </table:table-cell>
          <table:table-cell office:value-type="float" office:value="-39.29318">
            <text:p>-39.29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6.68625">
            <text:p>-36.68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51299">
            <text:p>-26.51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35736">
            <text:p>-15.35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42314">
            <text:p>-7.642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383098">
            <text:p>-0.07383098</text:p>
          </table:table-cell>
          <table:table-cell office:value-type="float" office:value="-4.454302">
            <text:p>-4.454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4958">
            <text:p>-10.14958</text:p>
          </table:table-cell>
          <table:table-cell office:value-type="float" office:value="-5.816216">
            <text:p>-5.816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5683">
            <text:p>-21.65683</text:p>
          </table:table-cell>
          <table:table-cell office:value-type="float" office:value="-8.12098">
            <text:p>-8.12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548">
            <text:p>-32.9548</text:p>
          </table:table-cell>
          <table:table-cell office:value-type="float" office:value="-12.99889">
            <text:p>-12.99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2908">
            <text:p>-42.42908</text:p>
          </table:table-cell>
          <table:table-cell office:value-type="float" office:value="-21.46911">
            <text:p>-21.46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7314">
            <text:p>-48.7314</text:p>
          </table:table-cell>
          <table:table-cell office:value-type="float" office:value="-30.69702">
            <text:p>-30.69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768">
            <text:p>-50.9768</text:p>
          </table:table-cell>
          <table:table-cell office:value-type="float" office:value="-39.06356">
            <text:p>-39.06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87537">
            <text:p>-48.87537</text:p>
          </table:table-cell>
          <table:table-cell office:value-type="float" office:value="-45.64236">
            <text:p>-45.64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7305">
            <text:p>-42.77305</text:p>
          </table:table-cell>
          <table:table-cell office:value-type="float" office:value="-49.54016">
            <text:p>-49.54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9925">
            <text:p>-33.59925</text:p>
          </table:table-cell>
          <table:table-cell office:value-type="float" office:value="-50.0825">
            <text:p>-50.0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2731">
            <text:p>-22.72731</text:p>
          </table:table-cell>
          <table:table-cell office:value-type="float" office:value="-46.64147">
            <text:p>-46.64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6732">
            <text:p>-11.76732</text:p>
          </table:table-cell>
          <table:table-cell office:value-type="float" office:value="-56.87202">
            <text:p>-56.87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28214">
            <text:p>-2.328214</text:p>
          </table:table-cell>
          <table:table-cell office:value-type="float" office:value="-40.26699">
            <text:p>-40.26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4.3831">
            <text:p>-34.38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46994">
            <text:p>-23.46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48594">
            <text:p>-13.48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971714">
            <text:p>-7.971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78014">
            <text:p>-7.978014</text:p>
          </table:table-cell>
          <table:table-cell office:value-type="float" office:value="-6.706364">
            <text:p>-6.706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144">
            <text:p>-17.9144</text:p>
          </table:table-cell>
          <table:table-cell office:value-type="float" office:value="-5.842041">
            <text:p>-5.842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5358">
            <text:p>-27.95358</text:p>
          </table:table-cell>
          <table:table-cell office:value-type="float" office:value="-9.595053">
            <text:p>-9.595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1634">
            <text:p>-36.51634</text:p>
          </table:table-cell>
          <table:table-cell office:value-type="float" office:value="-16.66129">
            <text:p>-16.66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5046">
            <text:p>-42.25046</text:p>
          </table:table-cell>
          <table:table-cell office:value-type="float" office:value="-25.32295">
            <text:p>-25.32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376">
            <text:p>-44.2376</text:p>
          </table:table-cell>
          <table:table-cell office:value-type="float" office:value="-33.39231">
            <text:p>-33.392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3272">
            <text:p>-42.13272</text:p>
          </table:table-cell>
          <table:table-cell office:value-type="float" office:value="-39.51541">
            <text:p>-39.51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169">
            <text:p>-36.2169</text:p>
          </table:table-cell>
          <table:table-cell office:value-type="float" office:value="-43.03375">
            <text:p>-43.03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5759">
            <text:p>-27.35759</text:p>
          </table:table-cell>
          <table:table-cell office:value-type="float" office:value="-43.41869">
            <text:p>-43.41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7774">
            <text:p>-16.87774</text:p>
          </table:table-cell>
          <table:table-cell office:value-type="float" office:value="-40.1088">
            <text:p>-40.1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60033">
            <text:p>-6.360033</text:p>
          </table:table-cell>
          <table:table-cell office:value-type="float" office:value="-33.32024">
            <text:p>-33.32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1.75833">
            <text:p>-41.75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06425">
            <text:p>-32.06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33008">
            <text:p>-22.33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13228">
            <text:p>-13.13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47385">
            <text:p>-6.647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30153">
            <text:p>-7.130153</text:p>
          </table:table-cell>
          <table:table-cell office:value-type="float" office:value="-3.243651">
            <text:p>-3.243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9806">
            <text:p>-18.39806</text:p>
          </table:table-cell>
          <table:table-cell office:value-type="float" office:value="-3.112441">
            <text:p>-3.112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2232">
            <text:p>-29.92232</text:p>
          </table:table-cell>
          <table:table-cell office:value-type="float" office:value="-6.377474">
            <text:p>-6.377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5632">
            <text:p>-40.05632</text:p>
          </table:table-cell>
          <table:table-cell office:value-type="float" office:value="-14.23865">
            <text:p>-14.23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5461">
            <text:p>-47.35461</text:p>
          </table:table-cell>
          <table:table-cell office:value-type="float" office:value="-26.35761">
            <text:p>-26.35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78716">
            <text:p>-50.78716</text:p>
          </table:table-cell>
          <table:table-cell office:value-type="float" office:value="-35.91537">
            <text:p>-35.91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88966">
            <text:p>-49.88966</text:p>
          </table:table-cell>
          <table:table-cell office:value-type="float" office:value="-43.45525">
            <text:p>-43.45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3247">
            <text:p>-44.83247</text:p>
          </table:table-cell>
          <table:table-cell office:value-type="float" office:value="-48.59062">
            <text:p>-48.59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9258">
            <text:p>-36.39258</text:p>
          </table:table-cell>
          <table:table-cell office:value-type="float" office:value="-50.55014">
            <text:p>-50.55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3771">
            <text:p>-25.83771</text:p>
          </table:table-cell>
          <table:table-cell office:value-type="float" office:value="-48.64323">
            <text:p>-48.64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3619">
            <text:p>-14.73619</text:p>
          </table:table-cell>
          <table:table-cell office:value-type="float" office:value="-42.72939">
            <text:p>-42.72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21177">
            <text:p>-4.721177</text:p>
          </table:table-cell>
          <table:table-cell office:value-type="float" office:value="-50.91063">
            <text:p>-50.91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64488">
            <text:p>-31.64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90106">
            <text:p>-24.90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68197">
            <text:p>-14.68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00519">
            <text:p>-7.300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43007">
            <text:p>-5.443007</text:p>
          </table:table-cell>
          <table:table-cell office:value-type="float" office:value="-5.350534">
            <text:p>-5.350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6449">
            <text:p>-15.06449</text:p>
          </table:table-cell>
          <table:table-cell office:value-type="float" office:value="-4.812063">
            <text:p>-4.812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3823">
            <text:p>-25.23823</text:p>
          </table:table-cell>
          <table:table-cell office:value-type="float" office:value="-4.34465">
            <text:p>-4.34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6214">
            <text:p>-34.36214</text:p>
          </table:table-cell>
          <table:table-cell office:value-type="float" office:value="-12.2735">
            <text:p>-12.2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9895">
            <text:p>-40.99895</text:p>
          </table:table-cell>
          <table:table-cell office:value-type="float" office:value="-22.54651">
            <text:p>-22.54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917">
            <text:p>-44.0917</text:p>
          </table:table-cell>
          <table:table-cell office:value-type="float" office:value="-31.15548">
            <text:p>-31.15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2617">
            <text:p>-43.12617</text:p>
          </table:table-cell>
          <table:table-cell office:value-type="float" office:value="-37.90386">
            <text:p>-37.90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09">
            <text:p>-38.209</text:p>
          </table:table-cell>
          <table:table-cell office:value-type="float" office:value="-42.35009">
            <text:p>-42.35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533">
            <text:p>-30.0533</text:p>
          </table:table-cell>
          <table:table-cell office:value-type="float" office:value="-43.83586">
            <text:p>-43.83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7335">
            <text:p>-19.87335</text:p>
          </table:table-cell>
          <table:table-cell office:value-type="float" office:value="-41.7551">
            <text:p>-41.7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01328">
            <text:p>-9.201328</text:p>
          </table:table-cell>
          <table:table-cell office:value-type="float" office:value="-36.08582">
            <text:p>-36.08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77671">
            <text:p>-26.77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4.5742">
            <text:p>-34.57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51691">
            <text:p>-28.51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49842">
            <text:p>-18.49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508">
            <text:p>-10.4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56567">
            <text:p>-4.256567</text:p>
          </table:table-cell>
          <table:table-cell office:value-type="float" office:value="-5.600212">
            <text:p>-5.600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5983">
            <text:p>-15.15983</text:p>
          </table:table-cell>
          <table:table-cell office:value-type="float" office:value="-5.173809">
            <text:p>-5.173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8059">
            <text:p>-26.78059</text:p>
          </table:table-cell>
          <table:table-cell office:value-type="float" office:value="-8.083325">
            <text:p>-8.083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6037">
            <text:p>-37.46037</text:p>
          </table:table-cell>
          <table:table-cell office:value-type="float" office:value="-14.43999">
            <text:p>-14.43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7413">
            <text:p>-45.67413</text:p>
          </table:table-cell>
          <table:table-cell office:value-type="float" office:value="-24.08191">
            <text:p>-24.08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5716">
            <text:p>-50.25716</text:p>
          </table:table-cell>
          <table:table-cell office:value-type="float" office:value="-33.5332">
            <text:p>-33.5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7714">
            <text:p>-50.57714</text:p>
          </table:table-cell>
          <table:table-cell office:value-type="float" office:value="-41.54816">
            <text:p>-41.54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2579">
            <text:p>-46.62579</text:p>
          </table:table-cell>
          <table:table-cell office:value-type="float" office:value="-47.38476">
            <text:p>-47.38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1971">
            <text:p>-39.01971</text:p>
          </table:table-cell>
          <table:table-cell office:value-type="float" office:value="-50.27101">
            <text:p>-50.27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0561">
            <text:p>-28.90561</text:p>
          </table:table-cell>
          <table:table-cell office:value-type="float" office:value="-49.45669">
            <text:p>-49.45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902">
            <text:p>-17.7902</text:p>
          </table:table-cell>
          <table:table-cell office:value-type="float" office:value="-44.54068">
            <text:p>-44.54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14198">
            <text:p>-7.314198</text:p>
          </table:table-cell>
          <table:table-cell office:value-type="float" office:value="-36.32961">
            <text:p>-36.32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0.35886">
            <text:p>-40.35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4.18436">
            <text:p>-34.18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27254">
            <text:p>-23.27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69324">
            <text:p>-13.69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71532">
            <text:p>-3.071532</text:p>
          </table:table-cell>
          <table:table-cell office:value-type="float" office:value="-8.788674">
            <text:p>-8.788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5796">
            <text:p>-12.25796</text:p>
          </table:table-cell>
          <table:table-cell office:value-type="float" office:value="-8.659207">
            <text:p>-8.659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3992">
            <text:p>-22.43992</text:p>
          </table:table-cell>
          <table:table-cell office:value-type="float" office:value="-7.667924">
            <text:p>-7.667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127">
            <text:p>-32.0127</text:p>
          </table:table-cell>
          <table:table-cell office:value-type="float" office:value="-11.43449">
            <text:p>-11.43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6869">
            <text:p>-39.46869</text:p>
          </table:table-cell>
          <table:table-cell office:value-type="float" office:value="-19.51298">
            <text:p>-19.51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266">
            <text:p>-43.6266</text:p>
          </table:table-cell>
          <table:table-cell office:value-type="float" office:value="-29.01129">
            <text:p>-29.01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0876">
            <text:p>-43.80876</text:p>
          </table:table-cell>
          <table:table-cell office:value-type="float" office:value="-36.46196">
            <text:p>-36.46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4635">
            <text:p>-39.94635</text:p>
          </table:table-cell>
          <table:table-cell office:value-type="float" office:value="-41.49498">
            <text:p>-41.49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9011">
            <text:p>-32.59011</text:p>
          </table:table-cell>
          <table:table-cell office:value-type="float" office:value="-43.82914">
            <text:p>-43.82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2977">
            <text:p>-22.82977</text:p>
          </table:table-cell>
          <table:table-cell office:value-type="float" office:value="-42.72431">
            <text:p>-42.72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3146">
            <text:p>-12.13146</text:p>
          </table:table-cell>
          <table:table-cell office:value-type="float" office:value="-37.89009">
            <text:p>-37.89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16394">
            <text:p>-2.116394</text:p>
          </table:table-cell>
          <table:table-cell office:value-type="float" office:value="-29.732">
            <text:p>-29.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98336">
            <text:p>-37.98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40877">
            <text:p>-28.40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06036">
            <text:p>-20.06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54023">
            <text:p>-12.54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61231">
            <text:p>-1.561231</text:p>
          </table:table-cell>
          <table:table-cell office:value-type="float" office:value="-7.171788">
            <text:p>-7.171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7765">
            <text:p>-11.97765</text:p>
          </table:table-cell>
          <table:table-cell office:value-type="float" office:value="-5.142776">
            <text:p>-5.142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6529">
            <text:p>-23.56529</text:p>
          </table:table-cell>
          <table:table-cell office:value-type="float" office:value="-7.045005">
            <text:p>-7.045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706">
            <text:p>-34.6706</text:p>
          </table:table-cell>
          <table:table-cell office:value-type="float" office:value="-12.94427">
            <text:p>-12.94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0805">
            <text:p>-43.70805</text:p>
          </table:table-cell>
          <table:table-cell office:value-type="float" office:value="-22.05734">
            <text:p>-22.05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39214">
            <text:p>-49.39214</text:p>
          </table:table-cell>
          <table:table-cell office:value-type="float" office:value="-31.57585">
            <text:p>-31.57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2887">
            <text:p>-50.92887</text:p>
          </table:table-cell>
          <table:table-cell office:value-type="float" office:value="-40.02802">
            <text:p>-40.02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1321">
            <text:p>-48.1321</text:p>
          </table:table-cell>
          <table:table-cell office:value-type="float" office:value="-46.44936">
            <text:p>-46.44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4943">
            <text:p>-41.44943</text:p>
          </table:table-cell>
          <table:table-cell office:value-type="float" office:value="-50.15621">
            <text:p>-50.156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9488">
            <text:p>-31.89488</text:p>
          </table:table-cell>
          <table:table-cell office:value-type="float" office:value="-50.36913">
            <text:p>-50.36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9496">
            <text:p>-20.89496</text:p>
          </table:table-cell>
          <table:table-cell office:value-type="float" office:value="-46.55027">
            <text:p>-46.55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7745">
            <text:p>-10.07745</text:p>
          </table:table-cell>
          <table:table-cell office:value-type="float" office:value="-52.87191">
            <text:p>-52.87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27424">
            <text:p>-1.027424</text:p>
          </table:table-cell>
          <table:table-cell office:value-type="float" office:value="-46.44081">
            <text:p>-46.44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14562">
            <text:p>-37.14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99484">
            <text:p>-23.99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33551">
            <text:p>-13.33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925737">
            <text:p>-0.8925737</text:p>
          </table:table-cell>
          <table:table-cell office:value-type="float" office:value="-8.623956">
            <text:p>-8.623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30092">
            <text:p>-9.530092</text:p>
          </table:table-cell>
          <table:table-cell office:value-type="float" office:value="-8.765645">
            <text:p>-8.765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9365">
            <text:p>-19.59365</text:p>
          </table:table-cell>
          <table:table-cell office:value-type="float" office:value="-7.582763">
            <text:p>-7.582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9644">
            <text:p>-29.49644</text:p>
          </table:table-cell>
          <table:table-cell office:value-type="float" office:value="-10.26977">
            <text:p>-10.26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7933">
            <text:p>-37.67933</text:p>
          </table:table-cell>
          <table:table-cell office:value-type="float" office:value="-18.05484">
            <text:p>-18.05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488">
            <text:p>-42.8488</text:p>
          </table:table-cell>
          <table:table-cell office:value-type="float" office:value="-27.4323">
            <text:p>-27.4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7334">
            <text:p>-44.17334</text:p>
          </table:table-cell>
          <table:table-cell office:value-type="float" office:value="-35.34523">
            <text:p>-35.345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0874">
            <text:p>-41.40874</text:p>
          </table:table-cell>
          <table:table-cell office:value-type="float" office:value="-41.10364">
            <text:p>-41.10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3779">
            <text:p>-34.93779</text:p>
          </table:table-cell>
          <table:table-cell office:value-type="float" office:value="-44.18334">
            <text:p>-44.18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1274">
            <text:p>-25.71274</text:p>
          </table:table-cell>
          <table:table-cell office:value-type="float" office:value="-43.87703">
            <text:p>-43.87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1481">
            <text:p>-15.11481</text:p>
          </table:table-cell>
          <table:table-cell office:value-type="float" office:value="-39.76337">
            <text:p>-39.76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47036">
            <text:p>-4.747036</text:p>
          </table:table-cell>
          <table:table-cell office:value-type="float" office:value="-52.41443">
            <text:p>-52.41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26657">
            <text:p>-32.26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7.44875">
            <text:p>-27.44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16659">
            <text:p>-18.166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21608">
            <text:p>-10.21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5.506624">
            <text:p>-5.506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87564">
            <text:p>-8.887564</text:p>
          </table:table-cell>
          <table:table-cell office:value-type="float" office:value="-4.916733">
            <text:p>-4.916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117">
            <text:p>-20.3117</text:p>
          </table:table-cell>
          <table:table-cell office:value-type="float" office:value="-7.222652">
            <text:p>-7.222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1864">
            <text:p>-31.71864</text:p>
          </table:table-cell>
          <table:table-cell office:value-type="float" office:value="-11.48779">
            <text:p>-11.48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7839">
            <text:p>-41.47839</text:p>
          </table:table-cell>
          <table:table-cell office:value-type="float" office:value="-19.75179">
            <text:p>-19.75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20103">
            <text:p>-48.20103</text:p>
          </table:table-cell>
          <table:table-cell office:value-type="float" office:value="-29.08752">
            <text:p>-29.08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3994">
            <text:p>-50.93994</text:p>
          </table:table-cell>
          <table:table-cell office:value-type="float" office:value="-37.89293">
            <text:p>-37.89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33296">
            <text:p>-49.33296</text:p>
          </table:table-cell>
          <table:table-cell office:value-type="float" office:value="-44.92135">
            <text:p>-44.92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5377">
            <text:p>-43.65377</text:p>
          </table:table-cell>
          <table:table-cell office:value-type="float" office:value="-49.44236">
            <text:p>-49.44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7024">
            <text:p>-34.77024</text:p>
          </table:table-cell>
          <table:table-cell office:value-type="float" office:value="-50.67841">
            <text:p>-50.67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1372">
            <text:p>-24.01372</text:p>
          </table:table-cell>
          <table:table-cell office:value-type="float" office:value="-47.92077">
            <text:p>-47.92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8049">
            <text:p>-12.98049</text:p>
          </table:table-cell>
          <table:table-cell office:value-type="float" office:value="-41.34416">
            <text:p>-41.34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90171">
            <text:p>-3.290171</text:p>
          </table:table-cell>
          <table:table-cell office:value-type="float" office:value="-48.54472">
            <text:p>-48.54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2.23628">
            <text:p>-42.23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61279">
            <text:p>-29.61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19727">
            <text:p>-17.19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84956">
            <text:p>-8.884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13537">
            <text:p>-6.913537</text:p>
          </table:table-cell>
          <table:table-cell office:value-type="float" office:value="-5.807516">
            <text:p>-5.807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3473">
            <text:p>-16.73473</text:p>
          </table:table-cell>
          <table:table-cell office:value-type="float" office:value="-5.076669">
            <text:p>-5.076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449">
            <text:p>-26.8449</text:p>
          </table:table-cell>
          <table:table-cell office:value-type="float" office:value="-7.096857">
            <text:p>-7.096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5272">
            <text:p>-35.65272</text:p>
          </table:table-cell>
          <table:table-cell office:value-type="float" office:value="-15.4853">
            <text:p>-15.4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688">
            <text:p>-41.7688</text:p>
          </table:table-cell>
          <table:table-cell office:value-type="float" office:value="-24.60604">
            <text:p>-24.60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633">
            <text:p>-44.21633</text:p>
          </table:table-cell>
          <table:table-cell office:value-type="float" office:value="-32.7706">
            <text:p>-32.7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7992">
            <text:p>-42.57992</text:p>
          </table:table-cell>
          <table:table-cell office:value-type="float" office:value="-39.18884">
            <text:p>-39.18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6885">
            <text:p>-37.06885</text:p>
          </table:table-cell>
          <table:table-cell office:value-type="float" office:value="-43.16551">
            <text:p>-43.16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8767">
            <text:p>-28.48767</text:p>
          </table:table-cell>
          <table:table-cell office:value-type="float" office:value="-44.00825">
            <text:p>-44.00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1655">
            <text:p>-18.11655</text:p>
          </table:table-cell>
          <table:table-cell office:value-type="float" office:value="-41.14389">
            <text:p>-41.14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19756">
            <text:p>-7.519756</text:p>
          </table:table-cell>
          <table:table-cell office:value-type="float" office:value="-34.67157">
            <text:p>-34.67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6856">
            <text:p>-43.6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27078">
            <text:p>-37.27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2809">
            <text:p>-24.2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69462">
            <text:p>-12.69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5.628731">
            <text:p>-5.628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24526">
            <text:p>-5.924526</text:p>
          </table:table-cell>
          <table:table-cell office:value-type="float" office:value="-3.623365">
            <text:p>-3.62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5725">
            <text:p>-17.05725</text:p>
          </table:table-cell>
          <table:table-cell office:value-type="float" office:value="-5.341847">
            <text:p>-5.341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3647">
            <text:p>-28.63647</text:p>
          </table:table-cell>
          <table:table-cell office:value-type="float" office:value="-9.078874">
            <text:p>-9.078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0992">
            <text:p>-39.00992</text:p>
          </table:table-cell>
          <table:table-cell office:value-type="float" office:value="-17.17397">
            <text:p>-17.17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9674">
            <text:p>-46.69674</text:p>
          </table:table-cell>
          <table:table-cell office:value-type="float" office:value="-26.54434">
            <text:p>-26.54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60944">
            <text:p>-50.60944</text:p>
          </table:table-cell>
          <table:table-cell office:value-type="float" office:value="-35.52121">
            <text:p>-35.52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1362">
            <text:p>-50.21362</text:p>
          </table:table-cell>
          <table:table-cell office:value-type="float" office:value="-43.00589">
            <text:p>-43.00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06">
            <text:p>-45.606</text:p>
          </table:table-cell>
          <table:table-cell office:value-type="float" office:value="-48.18388">
            <text:p>-48.18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9921">
            <text:p>-37.49921</text:p>
          </table:table-cell>
          <table:table-cell office:value-type="float" office:value="-50.29745">
            <text:p>-50.29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1163">
            <text:p>-27.11163</text:p>
          </table:table-cell>
          <table:table-cell office:value-type="float" office:value="-48.69026">
            <text:p>-48.69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885">
            <text:p>-15.9885</text:p>
          </table:table-cell>
          <table:table-cell office:value-type="float" office:value="-43.04202">
            <text:p>-43.04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68802">
            <text:p>-5.768802</text:p>
          </table:table-cell>
          <table:table-cell office:value-type="float" office:value="-50.664">
            <text:p>-50.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14414">
            <text:p>-43.14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13833">
            <text:p>-32.13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7195">
            <text:p>-19.7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67979">
            <text:p>-10.67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42578">
            <text:p>-4.442578</text:p>
          </table:table-cell>
          <table:table-cell office:value-type="float" office:value="-6.528706">
            <text:p>-6.528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9888">
            <text:p>-13.89888</text:p>
          </table:table-cell>
          <table:table-cell office:value-type="float" office:value="-5.905479">
            <text:p>-5.905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9131">
            <text:p>-24.09131</text:p>
          </table:table-cell>
          <table:table-cell office:value-type="float" office:value="-7.493576">
            <text:p>-7.493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1474">
            <text:p>-33.41474</text:p>
          </table:table-cell>
          <table:table-cell office:value-type="float" office:value="-13.72769">
            <text:p>-13.72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9986">
            <text:p>-40.39986</text:p>
          </table:table-cell>
          <table:table-cell office:value-type="float" office:value="-22.51821">
            <text:p>-22.518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3807">
            <text:p>-43.93807</text:p>
          </table:table-cell>
          <table:table-cell office:value-type="float" office:value="-30.77019">
            <text:p>-30.77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4611">
            <text:p>-43.44611</text:p>
          </table:table-cell>
          <table:table-cell office:value-type="float" office:value="-37.58639">
            <text:p>-37.58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5816">
            <text:p>-38.95816</text:p>
          </table:table-cell>
          <table:table-cell office:value-type="float" office:value="-42.25893">
            <text:p>-42.25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2139">
            <text:p>-31.12139</text:p>
          </table:table-cell>
          <table:table-cell office:value-type="float" office:value="-44.00551">
            <text:p>-44.00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0004">
            <text:p>-21.10004</text:p>
          </table:table-cell>
          <table:table-cell office:value-type="float" office:value="-42.195">
            <text:p>-42.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0235">
            <text:p>-10.40235</text:p>
          </table:table-cell>
          <table:table-cell office:value-type="float" office:value="-36.7228">
            <text:p>-36.7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511666">
            <text:p>-0.6511666</text:p>
          </table:table-cell>
          <table:table-cell office:value-type="float" office:value="-46.03559">
            <text:p>-46.035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54013">
            <text:p>-37.54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7.60417">
            <text:p>-27.60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98479">
            <text:p>-16.9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52257">
            <text:p>-9.0522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20411">
            <text:p>-3.120411</text:p>
          </table:table-cell>
          <table:table-cell office:value-type="float" office:value="-4.963806">
            <text:p>-4.9638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3708">
            <text:p>-13.83708</text:p>
          </table:table-cell>
          <table:table-cell office:value-type="float" office:value="-5.278785">
            <text:p>-5.278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6023">
            <text:p>-25.46023</text:p>
          </table:table-cell>
          <table:table-cell office:value-type="float" office:value="-8.336068">
            <text:p>-8.336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3068">
            <text:p>-36.33068</text:p>
          </table:table-cell>
          <table:table-cell office:value-type="float" office:value="-14.90639">
            <text:p>-14.90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9607">
            <text:p>-44.89607</text:p>
          </table:table-cell>
          <table:table-cell office:value-type="float" office:value="-24.15595">
            <text:p>-24.15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4036">
            <text:p>-49.94036</text:p>
          </table:table-cell>
          <table:table-cell office:value-type="float" office:value="-33.32127">
            <text:p>-33.321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76344">
            <text:p>-50.76344</text:p>
          </table:table-cell>
          <table:table-cell office:value-type="float" office:value="-41.31669">
            <text:p>-41.31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365">
            <text:p>-47.28365</text:p>
          </table:table-cell>
          <table:table-cell office:value-type="float" office:value="-47.34713">
            <text:p>-47.34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4825">
            <text:p>-40.04825</text:p>
          </table:table-cell>
          <table:table-cell office:value-type="float" office:value="-50.47891">
            <text:p>-50.47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5094">
            <text:p>-30.15094</text:p>
          </table:table-cell>
          <table:table-cell office:value-type="float" office:value="-49.97585">
            <text:p>-49.97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6759">
            <text:p>-19.06759</text:p>
          </table:table-cell>
          <table:table-cell office:value-type="float" office:value="-45.41312">
            <text:p>-45.41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35564">
            <text:p>-8.435564</text:p>
          </table:table-cell>
          <table:table-cell office:value-type="float" office:value="-54.4557">
            <text:p>-54.4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6.94235">
            <text:p>-46.94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5.79601">
            <text:p>-35.79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53212">
            <text:p>-22.53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91773">
            <text:p>-11.91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47194">
            <text:p>-2.147194</text:p>
          </table:table-cell>
          <table:table-cell office:value-type="float" office:value="-6.542658">
            <text:p>-6.542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2087">
            <text:p>-11.12087</text:p>
          </table:table-cell>
          <table:table-cell office:value-type="float" office:value="-5.942308">
            <text:p>-5.942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6853">
            <text:p>-21.26853</text:p>
          </table:table-cell>
          <table:table-cell office:value-type="float" office:value="-7.843651">
            <text:p>-7.843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9223">
            <text:p>-30.99223</text:p>
          </table:table-cell>
          <table:table-cell office:value-type="float" office:value="-13.45726">
            <text:p>-13.45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6029">
            <text:p>-38.76029</text:p>
          </table:table-cell>
          <table:table-cell office:value-type="float" office:value="-21.01001">
            <text:p>-21.01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4298">
            <text:p>-43.34298</text:p>
          </table:table-cell>
          <table:table-cell office:value-type="float" office:value="-28.96609">
            <text:p>-28.96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9808">
            <text:p>-43.99808</text:p>
          </table:table-cell>
          <table:table-cell office:value-type="float" office:value="-36.05785">
            <text:p>-36.05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8414">
            <text:p>-40.58414</text:p>
          </table:table-cell>
          <table:table-cell office:value-type="float" office:value="-41.2937">
            <text:p>-41.2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8397">
            <text:p>-33.58397</text:p>
          </table:table-cell>
          <table:table-cell office:value-type="float" office:value="-43.84039">
            <text:p>-43.84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3102">
            <text:p>-24.03102</text:p>
          </table:table-cell>
          <table:table-cell office:value-type="float" office:value="-42.97832">
            <text:p>-42.97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5849">
            <text:p>-13.35849</text:p>
          </table:table-cell>
          <table:table-cell office:value-type="float" office:value="-38.37664">
            <text:p>-38.37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82797">
            <text:p>-3.182797</text:p>
          </table:table-cell>
          <table:table-cell office:value-type="float" office:value="-49.9927">
            <text:p>-49.9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45761">
            <text:p>-30.45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5.23153">
            <text:p>-25.23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88597">
            <text:p>-15.88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716611">
            <text:p>-8.716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77709">
            <text:p>-0.5077709</text:p>
          </table:table-cell>
          <table:table-cell office:value-type="float" office:value="-4.742145">
            <text:p>-4.742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8909">
            <text:p>-10.68909</text:p>
          </table:table-cell>
          <table:table-cell office:value-type="float" office:value="-4.547346">
            <text:p>-4.547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2492">
            <text:p>-22.22492</text:p>
          </table:table-cell>
          <table:table-cell office:value-type="float" office:value="-7.185807">
            <text:p>-7.185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7029">
            <text:p>-33.47029</text:p>
          </table:table-cell>
          <table:table-cell office:value-type="float" office:value="-12.25176">
            <text:p>-12.25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1811">
            <text:p>-42.81811</text:p>
          </table:table-cell>
          <table:table-cell office:value-type="float" office:value="-20.88368">
            <text:p>-20.88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93922">
            <text:p>-48.93922</text:p>
          </table:table-cell>
          <table:table-cell office:value-type="float" office:value="-30.31337">
            <text:p>-30.31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3583">
            <text:p>-24.43583</text:p>
          </table:table-cell>
          <table:table-cell office:value-type="float" office:value="-7.711619">
            <text:p>-7.711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7425">
            <text:p>-42.57425</text:p>
          </table:table-cell>
          <table:table-cell office:value-type="float" office:value="-11.83381">
            <text:p>-11.83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95408">
            <text:p>-57.95408</text:p>
          </table:table-cell>
          <table:table-cell office:value-type="float" office:value="-23.31021">
            <text:p>-23.31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98436">
            <text:p>-67.98436</text:p>
          </table:table-cell>
          <table:table-cell office:value-type="float" office:value="-37.88895">
            <text:p>-37.88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9173">
            <text:p>-71.39173</text:p>
          </table:table-cell>
          <table:table-cell office:value-type="float" office:value="-51.16318">
            <text:p>-51.16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4577">
            <text:p>-68.4577</text:p>
          </table:table-cell>
          <table:table-cell office:value-type="float" office:value="-61.87308">
            <text:p>-61.87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87776">
            <text:p>-60.87776</text:p>
          </table:table-cell>
          <table:table-cell office:value-type="float" office:value="-69.15317">
            <text:p>-69.153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26983">
            <text:p>-51.26983</text:p>
          </table:table-cell>
          <table:table-cell office:value-type="float" office:value="-71.50329">
            <text:p>-71.50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7152">
            <text:p>-42.47152</text:p>
          </table:table-cell>
          <table:table-cell office:value-type="float" office:value="-67.79111">
            <text:p>-67.79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9662">
            <text:p>-36.79662</text:p>
          </table:table-cell>
          <table:table-cell office:value-type="float" office:value="-77.89399">
            <text:p>-77.89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4481">
            <text:p>-35.44481</text:p>
          </table:table-cell>
          <table:table-cell office:value-type="float" office:value="-70.76608">
            <text:p>-70.76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1589">
            <text:p>-38.21589</text:p>
          </table:table-cell>
          <table:table-cell office:value-type="float" office:value="-61.91999">
            <text:p>-61.91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9303">
            <text:p>-43.59303</text:p>
          </table:table-cell>
          <table:table-cell office:value-type="float" office:value="-53.58207">
            <text:p>-53.58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17952">
            <text:p>-49.17952</text:p>
          </table:table-cell>
          <table:table-cell office:value-type="float" office:value="-47.56124">
            <text:p>-47.56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6789">
            <text:p>-52.36789</text:p>
          </table:table-cell>
          <table:table-cell office:value-type="float" office:value="-45.74408">
            <text:p>-45.74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7565">
            <text:p>-51.07565</text:p>
          </table:table-cell>
          <table:table-cell office:value-type="float" office:value="-47.74488">
            <text:p>-47.74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5156">
            <text:p>-44.35156</text:p>
          </table:table-cell>
          <table:table-cell office:value-type="float" office:value="-50.65673">
            <text:p>-50.65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9764">
            <text:p>-32.69764</text:p>
          </table:table-cell>
          <table:table-cell office:value-type="float" office:value="-52.08701">
            <text:p>-52.08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2">
            <text:p>-18.02</text:p>
          </table:table-cell>
          <table:table-cell office:value-type="float" office:value="-49.81636">
            <text:p>-49.81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0854">
            <text:p>-3.210854</text:p>
          </table:table-cell>
          <table:table-cell office:value-type="float" office:value="-51.88656">
            <text:p>-51.88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97113">
            <text:p>-43.97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29692">
            <text:p>-30.29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78966">
            <text:p>-16.78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626983">
            <text:p>-9.626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0273">
            <text:p>-10.90273</text:p>
          </table:table-cell>
          <table:table-cell office:value-type="float" office:value="-8.656054">
            <text:p>-8.656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2366">
            <text:p>-28.92366</text:p>
          </table:table-cell>
          <table:table-cell office:value-type="float" office:value="-10.87455">
            <text:p>-10.87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203">
            <text:p>-46.68203</text:p>
          </table:table-cell>
          <table:table-cell office:value-type="float" office:value="-14.78835">
            <text:p>-14.78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95678">
            <text:p>-60.95678</text:p>
          </table:table-cell>
          <table:table-cell office:value-type="float" office:value="-26.85797">
            <text:p>-26.85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43723">
            <text:p>-69.43723</text:p>
          </table:table-cell>
          <table:table-cell office:value-type="float" office:value="-41.09436">
            <text:p>-41.09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1841">
            <text:p>-71.21841</text:p>
          </table:table-cell>
          <table:table-cell office:value-type="float" office:value="-53.72031">
            <text:p>-53.72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95412">
            <text:p>-66.95412</text:p>
          </table:table-cell>
          <table:table-cell office:value-type="float" office:value="-63.69778">
            <text:p>-63.69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6191">
            <text:p>-58.6191</text:p>
          </table:table-cell>
          <table:table-cell office:value-type="float" office:value="-69.90305">
            <text:p>-69.90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95501">
            <text:p>-48.95501</text:p>
          </table:table-cell>
          <table:table-cell office:value-type="float" office:value="-71.51467">
            <text:p>-71.51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3771">
            <text:p>-40.73771</text:p>
          </table:table-cell>
          <table:table-cell office:value-type="float" office:value="-67.69147">
            <text:p>-67.69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5393">
            <text:p>-36.05393</text:p>
          </table:table-cell>
          <table:table-cell office:value-type="float" office:value="-58.71632">
            <text:p>-58.71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7696">
            <text:p>-35.77696</text:p>
          </table:table-cell>
          <table:table-cell office:value-type="float" office:value="-64.4543">
            <text:p>-64.4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379">
            <text:p>-39.36379</text:p>
          </table:table-cell>
          <table:table-cell office:value-type="float" office:value="-61.12517">
            <text:p>-61.12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3289">
            <text:p>-45.03289</text:p>
          </table:table-cell>
          <table:table-cell office:value-type="float" office:value="-54.40474">
            <text:p>-54.40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6839">
            <text:p>-50.26839</text:p>
          </table:table-cell>
          <table:table-cell office:value-type="float" office:value="-49.01858">
            <text:p>-49.01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473">
            <text:p>-52.52473</text:p>
          </table:table-cell>
          <table:table-cell office:value-type="float" office:value="-45.87753">
            <text:p>-45.87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4735">
            <text:p>-49.94735</text:p>
          </table:table-cell>
          <table:table-cell office:value-type="float" office:value="-47.14756">
            <text:p>-47.14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2179">
            <text:p>-41.92179</text:p>
          </table:table-cell>
          <table:table-cell office:value-type="float" office:value="-49.14808">
            <text:p>-49.14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1135">
            <text:p>-29.31135</text:p>
          </table:table-cell>
          <table:table-cell office:value-type="float" office:value="-49.82311">
            <text:p>-49.82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1036">
            <text:p>-14.31036</text:p>
          </table:table-cell>
          <table:table-cell office:value-type="float" office:value="-46.66392">
            <text:p>-46.6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9.04015">
            <text:p>-39.04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5.877">
            <text:p>-25.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20661">
            <text:p>-23.20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5819">
            <text:p>-14.5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8906">
            <text:p>-10.18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189">
            <text:p>-15.1189</text:p>
          </table:table-cell>
          <table:table-cell office:value-type="float" office:value="-8.279247">
            <text:p>-8.279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9514">
            <text:p>-33.39514</text:p>
          </table:table-cell>
          <table:table-cell office:value-type="float" office:value="-8.100187">
            <text:p>-8.100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7883">
            <text:p>-50.57883</text:p>
          </table:table-cell>
          <table:table-cell office:value-type="float" office:value="-14.67282">
            <text:p>-14.67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61125">
            <text:p>-63.61125</text:p>
          </table:table-cell>
          <table:table-cell office:value-type="float" office:value="-28.94024">
            <text:p>-28.94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487">
            <text:p>-70.487</text:p>
          </table:table-cell>
          <table:table-cell office:value-type="float" office:value="-43.71594">
            <text:p>-43.71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68188">
            <text:p>-70.68188</text:p>
          </table:table-cell>
          <table:table-cell office:value-type="float" office:value="-56.44059">
            <text:p>-56.44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20612">
            <text:p>-65.20612</text:p>
          </table:table-cell>
          <table:table-cell office:value-type="float" office:value="-66.17197">
            <text:p>-66.17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28238">
            <text:p>-56.28238</text:p>
          </table:table-cell>
          <table:table-cell office:value-type="float" office:value="-71.43834">
            <text:p>-71.43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2942">
            <text:p>-46.72942</text:p>
          </table:table-cell>
          <table:table-cell office:value-type="float" office:value="-71.18851">
            <text:p>-71.188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1834">
            <text:p>-39.21834</text:p>
          </table:table-cell>
          <table:table-cell office:value-type="float" office:value="-65.72759">
            <text:p>-65.72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7838">
            <text:p>-35.57838</text:p>
          </table:table-cell>
          <table:table-cell office:value-type="float" office:value="-69.66197">
            <text:p>-69.66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4336">
            <text:p>-36.34336</text:p>
          </table:table-cell>
          <table:table-cell office:value-type="float" office:value="-64.98656">
            <text:p>-64.98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3811">
            <text:p>-40.63811</text:p>
          </table:table-cell>
          <table:table-cell office:value-type="float" office:value="-56.94701">
            <text:p>-56.94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4695">
            <text:p>-46.44695</text:p>
          </table:table-cell>
          <table:table-cell office:value-type="float" office:value="-49.82735">
            <text:p>-49.82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1776">
            <text:p>-51.1776</text:p>
          </table:table-cell>
          <table:table-cell office:value-type="float" office:value="-46.16564">
            <text:p>-46.16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9029">
            <text:p>-52.39029</text:p>
          </table:table-cell>
          <table:table-cell office:value-type="float" office:value="-46.32114">
            <text:p>-46.32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49061">
            <text:p>-48.49061</text:p>
          </table:table-cell>
          <table:table-cell office:value-type="float" office:value="-49.24744">
            <text:p>-49.24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162">
            <text:p>-39.2162</text:p>
          </table:table-cell>
          <table:table-cell office:value-type="float" office:value="-51.28363">
            <text:p>-51.28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7994">
            <text:p>-25.77994</text:p>
          </table:table-cell>
          <table:table-cell office:value-type="float" office:value="-50.64739">
            <text:p>-50.64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3934">
            <text:p>-10.63934</text:p>
          </table:table-cell>
          <table:table-cell office:value-type="float" office:value="-45.79556">
            <text:p>-45.79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8.3682">
            <text:p>-48.3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15257">
            <text:p>-29.152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1.11263">
            <text:p>-21.11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27392">
            <text:p>-12.27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6043">
            <text:p>-2.66043</text:p>
          </table:table-cell>
          <table:table-cell office:value-type="float" office:value="-9.899999">
            <text:p>-9.8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7393">
            <text:p>-19.47393</text:p>
          </table:table-cell>
          <table:table-cell office:value-type="float" office:value="-6.883646">
            <text:p>-6.883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9824">
            <text:p>-37.79824</text:p>
          </table:table-cell>
          <table:table-cell office:value-type="float" office:value="-7.513216">
            <text:p>-7.513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22545">
            <text:p>-54.22545</text:p>
          </table:table-cell>
          <table:table-cell office:value-type="float" office:value="-18.01834">
            <text:p>-18.01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89452">
            <text:p>-65.89452</text:p>
          </table:table-cell>
          <table:table-cell office:value-type="float" office:value="-32.41881">
            <text:p>-32.41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13462">
            <text:p>-71.13462</text:p>
          </table:table-cell>
          <table:table-cell office:value-type="float" office:value="-46.5192">
            <text:p>-46.5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8048">
            <text:p>-69.8048</text:p>
          </table:table-cell>
          <table:table-cell office:value-type="float" office:value="-58.59549">
            <text:p>-58.59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25211">
            <text:p>-63.25211</text:p>
          </table:table-cell>
          <table:table-cell office:value-type="float" office:value="-67.55117">
            <text:p>-67.55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90928">
            <text:p>-53.90928</text:p>
          </table:table-cell>
          <table:table-cell office:value-type="float" office:value="-72.2612">
            <text:p>-72.2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2844">
            <text:p>-44.62844</text:p>
          </table:table-cell>
          <table:table-cell office:value-type="float" office:value="-70.70795">
            <text:p>-70.70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3346">
            <text:p>-37.93346</text:p>
          </table:table-cell>
          <table:table-cell office:value-type="float" office:value="-63.52304">
            <text:p>-63.52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959">
            <text:p>-35.36959</text:p>
          </table:table-cell>
          <table:table-cell office:value-type="float" office:value="-68.6254">
            <text:p>-68.6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2314">
            <text:p>-37.12314</text:p>
          </table:table-cell>
          <table:table-cell office:value-type="float" office:value="-64.26411">
            <text:p>-64.26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049">
            <text:p>-42.0049</text:p>
          </table:table-cell>
          <table:table-cell office:value-type="float" office:value="-57.29356">
            <text:p>-57.29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665">
            <text:p>-47.79665</text:p>
          </table:table-cell>
          <table:table-cell office:value-type="float" office:value="-51.35979">
            <text:p>-51.35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7547">
            <text:p>-51.87547</text:p>
          </table:table-cell>
          <table:table-cell office:value-type="float" office:value="-47.64261">
            <text:p>-47.64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4753">
            <text:p>-51.94753</text:p>
          </table:table-cell>
          <table:table-cell office:value-type="float" office:value="-46.78585">
            <text:p>-46.78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0948">
            <text:p>-46.70948</text:p>
          </table:table-cell>
          <table:table-cell office:value-type="float" office:value="-49.27182">
            <text:p>-49.27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576">
            <text:p>-36.2576</text:p>
          </table:table-cell>
          <table:table-cell office:value-type="float" office:value="-50.79049">
            <text:p>-50.79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4374">
            <text:p>-22.14374</text:p>
          </table:table-cell>
          <table:table-cell office:value-type="float" office:value="-49.20104">
            <text:p>-49.20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53373">
            <text:p>-7.053373</text:p>
          </table:table-cell>
          <table:table-cell office:value-type="float" office:value="-47.04474">
            <text:p>-47.04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2.19123">
            <text:p>-42.19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24654">
            <text:p>-32.24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4288">
            <text:p>-20.4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00267">
            <text:p>-12.002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25007">
            <text:p>-6.425007</text:p>
          </table:table-cell>
          <table:table-cell office:value-type="float" office:value="-9.025303">
            <text:p>-9.025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1932">
            <text:p>-23.91932</text:p>
          </table:table-cell>
          <table:table-cell office:value-type="float" office:value="-7.427612">
            <text:p>-7.427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8879">
            <text:p>-42.08879</text:p>
          </table:table-cell>
          <table:table-cell office:value-type="float" office:value="-12.14616">
            <text:p>-12.14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5863">
            <text:p>-57.5863</text:p>
          </table:table-cell>
          <table:table-cell office:value-type="float" office:value="-23.15527">
            <text:p>-23.15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79096">
            <text:p>-67.79096</text:p>
          </table:table-cell>
          <table:table-cell office:value-type="float" office:value="-37.61819">
            <text:p>-37.61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8749">
            <text:p>-71.38749</text:p>
          </table:table-cell>
          <table:table-cell office:value-type="float" office:value="-50.97999">
            <text:p>-50.97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61391">
            <text:p>-68.61391</text:p>
          </table:table-cell>
          <table:table-cell office:value-type="float" office:value="-61.72872">
            <text:p>-61.72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13136">
            <text:p>-61.13136</text:p>
          </table:table-cell>
          <table:table-cell office:value-type="float" office:value="-69.01453">
            <text:p>-69.01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54087">
            <text:p>-51.54087</text:p>
          </table:table-cell>
          <table:table-cell office:value-type="float" office:value="-71.5258">
            <text:p>-71.5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8431">
            <text:p>-42.68431</text:p>
          </table:table-cell>
          <table:table-cell office:value-type="float" office:value="-67.98441">
            <text:p>-67.98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9931">
            <text:p>-36.89931</text:p>
          </table:table-cell>
          <table:table-cell office:value-type="float" office:value="-79.1772">
            <text:p>-79.1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2232">
            <text:p>-35.42232</text:p>
          </table:table-cell>
          <table:table-cell office:value-type="float" office:value="-71.5339">
            <text:p>-71.5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9303">
            <text:p>-38.09303</text:p>
          </table:table-cell>
          <table:table-cell office:value-type="float" office:value="-62.08434">
            <text:p>-62.0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2704">
            <text:p>-43.42704</text:p>
          </table:table-cell>
          <table:table-cell office:value-type="float" office:value="-52.79365">
            <text:p>-52.79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4394">
            <text:p>-49.04394</text:p>
          </table:table-cell>
          <table:table-cell office:value-type="float" office:value="-46.30791">
            <text:p>-46.30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3197">
            <text:p>-52.33197</text:p>
          </table:table-cell>
          <table:table-cell office:value-type="float" office:value="-44.30754">
            <text:p>-44.30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18465">
            <text:p>-51.18465</text:p>
          </table:table-cell>
          <table:table-cell office:value-type="float" office:value="-47.42962">
            <text:p>-47.42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1305">
            <text:p>-44.61305</text:p>
          </table:table-cell>
          <table:table-cell office:value-type="float" office:value="-50.86119">
            <text:p>-50.86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7729">
            <text:p>-33.07729</text:p>
          </table:table-cell>
          <table:table-cell office:value-type="float" office:value="-52.55288">
            <text:p>-52.55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4826">
            <text:p>-18.44826</text:p>
          </table:table-cell>
          <table:table-cell office:value-type="float" office:value="-50.71589">
            <text:p>-50.71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98776">
            <text:p>-3.598776</text:p>
          </table:table-cell>
          <table:table-cell office:value-type="float" office:value="-43.72071">
            <text:p>-43.72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2.84341">
            <text:p>-42.84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12622">
            <text:p>-32.12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59378">
            <text:p>-19.59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83773">
            <text:p>-11.83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2753">
            <text:p>-10.42753</text:p>
          </table:table-cell>
          <table:table-cell office:value-type="float" office:value="-10.01322">
            <text:p>-10.01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058">
            <text:p>-28.4058</text:p>
          </table:table-cell>
          <table:table-cell office:value-type="float" office:value="-11.492">
            <text:p>-11.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1806">
            <text:p>-46.21806</text:p>
          </table:table-cell>
          <table:table-cell office:value-type="float" office:value="-13.41536">
            <text:p>-13.41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62762">
            <text:p>-60.62762</text:p>
          </table:table-cell>
          <table:table-cell office:value-type="float" office:value="-25.56362">
            <text:p>-25.56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29016">
            <text:p>-69.29016</text:p>
          </table:table-cell>
          <table:table-cell office:value-type="float" office:value="-40.08933">
            <text:p>-40.08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5734">
            <text:p>-71.25734</text:p>
          </table:table-cell>
          <table:table-cell office:value-type="float" office:value="-52.80701">
            <text:p>-52.80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14076">
            <text:p>-67.14076</text:p>
          </table:table-cell>
          <table:table-cell office:value-type="float" office:value="-62.8264">
            <text:p>-62.8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88449">
            <text:p>-58.88449</text:p>
          </table:table-cell>
          <table:table-cell office:value-type="float" office:value="-69.17949">
            <text:p>-69.17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1824">
            <text:p>-49.21824</text:p>
          </table:table-cell>
          <table:table-cell office:value-type="float" office:value="-70.77797">
            <text:p>-70.77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2727">
            <text:p>-40.92727</text:p>
          </table:table-cell>
          <table:table-cell office:value-type="float" office:value="-67.38308">
            <text:p>-67.38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2603">
            <text:p>-36.12603</text:p>
          </table:table-cell>
          <table:table-cell office:value-type="float" office:value="-58.80443">
            <text:p>-58.80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2636">
            <text:p>-35.72636</text:p>
          </table:table-cell>
          <table:table-cell office:value-type="float" office:value="-64.11552">
            <text:p>-64.11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2425">
            <text:p>-39.22425</text:p>
          </table:table-cell>
          <table:table-cell office:value-type="float" office:value="-60.46235">
            <text:p>-60.46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734">
            <text:p>-44.86734</text:p>
          </table:table-cell>
          <table:table-cell office:value-type="float" office:value="-53.98646">
            <text:p>-53.98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5127">
            <text:p>-50.15127</text:p>
          </table:table-cell>
          <table:table-cell office:value-type="float" office:value="-48.71103">
            <text:p>-48.711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113">
            <text:p>-52.52113</text:p>
          </table:table-cell>
          <table:table-cell office:value-type="float" office:value="-45.91921">
            <text:p>-45.91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09433">
            <text:p>-50.09433</text:p>
          </table:table-cell>
          <table:table-cell office:value-type="float" office:value="-47.09964">
            <text:p>-47.09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1669">
            <text:p>-42.21669</text:p>
          </table:table-cell>
          <table:table-cell office:value-type="float" office:value="-49.35223">
            <text:p>-49.35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1027">
            <text:p>-29.71027</text:p>
          </table:table-cell>
          <table:table-cell office:value-type="float" office:value="-50.19982">
            <text:p>-50.19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373">
            <text:p>-14.7373</text:p>
          </table:table-cell>
          <table:table-cell office:value-type="float" office:value="-47.13344">
            <text:p>-47.13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227002">
            <text:p>-0.3227002</text:p>
          </table:table-cell>
          <table:table-cell office:value-type="float" office:value="-39.4136">
            <text:p>-39.4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23137">
            <text:p>-26.23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03059">
            <text:p>-22.03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34837">
            <text:p>-14.34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78591">
            <text:p>-7.678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2442">
            <text:p>-14.62442</text:p>
          </table:table-cell>
          <table:table-cell office:value-type="float" office:value="-4.879858">
            <text:p>-4.879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8173">
            <text:p>-32.88173</text:p>
          </table:table-cell>
          <table:table-cell office:value-type="float" office:value="-6.623208">
            <text:p>-6.623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412">
            <text:p>-50.1412</text:p>
          </table:table-cell>
          <table:table-cell office:value-type="float" office:value="-14.88111">
            <text:p>-14.88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32357">
            <text:p>-63.32357</text:p>
          </table:table-cell>
          <table:table-cell office:value-type="float" office:value="-28.82728">
            <text:p>-28.82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38647">
            <text:p>-70.38647</text:p>
          </table:table-cell>
          <table:table-cell office:value-type="float" office:value="-43.4363">
            <text:p>-43.4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76165">
            <text:p>-70.76165</text:p>
          </table:table-cell>
          <table:table-cell office:value-type="float" office:value="-56.14931">
            <text:p>-56.14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41906">
            <text:p>-65.41906</text:p>
          </table:table-cell>
          <table:table-cell office:value-type="float" office:value="-65.84235">
            <text:p>-65.84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5541">
            <text:p>-56.5541</text:p>
          </table:table-cell>
          <table:table-cell office:value-type="float" office:value="-71.11333">
            <text:p>-71.11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8057">
            <text:p>-46.98057</text:p>
          </table:table-cell>
          <table:table-cell office:value-type="float" office:value="-70.90903">
            <text:p>-70.90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8168">
            <text:p>-39.38168</text:p>
          </table:table-cell>
          <table:table-cell office:value-type="float" office:value="-65.49524">
            <text:p>-65.49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195">
            <text:p>-35.6195</text:p>
          </table:table-cell>
          <table:table-cell office:value-type="float" office:value="-71.23737">
            <text:p>-71.23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6644">
            <text:p>-36.26644</text:p>
          </table:table-cell>
          <table:table-cell office:value-type="float" office:value="-64.27636">
            <text:p>-64.27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8602">
            <text:p>-40.48602</text:p>
          </table:table-cell>
          <table:table-cell office:value-type="float" office:value="-55.69397">
            <text:p>-55.69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8666">
            <text:p>-46.28666</text:p>
          </table:table-cell>
          <table:table-cell office:value-type="float" office:value="-48.07331">
            <text:p>-48.07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8308">
            <text:p>-51.08308</text:p>
          </table:table-cell>
          <table:table-cell office:value-type="float" office:value="-43.97872">
            <text:p>-43.97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2119">
            <text:p>-52.42119</text:p>
          </table:table-cell>
          <table:table-cell office:value-type="float" office:value="-44.90789">
            <text:p>-44.90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675">
            <text:p>-48.675</text:p>
          </table:table-cell>
          <table:table-cell office:value-type="float" office:value="-48.19646">
            <text:p>-48.19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4116">
            <text:p>-39.54116</text:p>
          </table:table-cell>
          <table:table-cell office:value-type="float" office:value="-51.04636">
            <text:p>-51.04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9267">
            <text:p>-26.19267</text:p>
          </table:table-cell>
          <table:table-cell office:value-type="float" office:value="-51.10759">
            <text:p>-51.10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5861">
            <text:p>-11.05861</text:p>
          </table:table-cell>
          <table:table-cell office:value-type="float" office:value="-46.75374">
            <text:p>-46.75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28962">
            <text:p>-37.28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6.82559">
            <text:p>-36.825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47733">
            <text:p>-26.47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89464">
            <text:p>-15.89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44357">
            <text:p>-2.244357</text:p>
          </table:table-cell>
          <table:table-cell office:value-type="float" office:value="-12.18248">
            <text:p>-12.18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6655">
            <text:p>-18.96655</text:p>
          </table:table-cell>
          <table:table-cell office:value-type="float" office:value="-7.271085">
            <text:p>-7.271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9604">
            <text:p>-37.29604</text:p>
          </table:table-cell>
          <table:table-cell office:value-type="float" office:value="-7.157768">
            <text:p>-7.157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8195">
            <text:p>-53.8195</text:p>
          </table:table-cell>
          <table:table-cell office:value-type="float" office:value="-17.50007">
            <text:p>-17.50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65065">
            <text:p>-65.65065</text:p>
          </table:table-cell>
          <table:table-cell office:value-type="float" office:value="-31.92282">
            <text:p>-31.92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8032">
            <text:p>-71.08032</text:p>
          </table:table-cell>
          <table:table-cell office:value-type="float" office:value="-46.25698">
            <text:p>-46.25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92232">
            <text:p>-69.92232</text:p>
          </table:table-cell>
          <table:table-cell office:value-type="float" office:value="-58.46241">
            <text:p>-58.46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48616">
            <text:p>-63.48616</text:p>
          </table:table-cell>
          <table:table-cell office:value-type="float" office:value="-67.53522">
            <text:p>-67.53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18304">
            <text:p>-54.18304</text:p>
          </table:table-cell>
          <table:table-cell office:value-type="float" office:value="-72.30936">
            <text:p>-72.30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294">
            <text:p>-44.86294</text:p>
          </table:table-cell>
          <table:table-cell office:value-type="float" office:value="-71.18084">
            <text:p>-71.18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6897">
            <text:p>-38.06897</text:p>
          </table:table-cell>
          <table:table-cell office:value-type="float" office:value="-64.00973">
            <text:p>-64.00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016">
            <text:p>-35.38016</text:p>
          </table:table-cell>
          <table:table-cell office:value-type="float" office:value="-68.31709">
            <text:p>-68.31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2317">
            <text:p>-37.02317</text:p>
          </table:table-cell>
          <table:table-cell office:value-type="float" office:value="-65.1782">
            <text:p>-65.1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4436">
            <text:p>-41.84436</text:p>
          </table:table-cell>
          <table:table-cell office:value-type="float" office:value="-57.55604">
            <text:p>-57.55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4575">
            <text:p>-47.64575</text:p>
          </table:table-cell>
          <table:table-cell office:value-type="float" office:value="-51.34188">
            <text:p>-51.34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069">
            <text:p>-51.8069</text:p>
          </table:table-cell>
          <table:table-cell office:value-type="float" office:value="-47.46779">
            <text:p>-47.46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1504">
            <text:p>-52.01504</text:p>
          </table:table-cell>
          <table:table-cell office:value-type="float" office:value="-46.73743">
            <text:p>-46.73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3084">
            <text:p>-46.93084</text:p>
          </table:table-cell>
          <table:table-cell office:value-type="float" office:value="-49.25783">
            <text:p>-49.25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1009">
            <text:p>-36.61009</text:p>
          </table:table-cell>
          <table:table-cell office:value-type="float" office:value="-50.9295">
            <text:p>-50.9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6649">
            <text:p>-22.56649</text:p>
          </table:table-cell>
          <table:table-cell office:value-type="float" office:value="-49.5556">
            <text:p>-49.5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60439">
            <text:p>-7.460439</text:p>
          </table:table-cell>
          <table:table-cell office:value-type="float" office:value="-48.94053">
            <text:p>-48.94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02851">
            <text:p>-43.028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08066">
            <text:p>-32.08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89565">
            <text:p>-19.89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51466">
            <text:p>-12.51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78306">
            <text:p>-5.978306</text:p>
          </table:table-cell>
          <table:table-cell office:value-type="float" office:value="-7.951766">
            <text:p>-7.951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0445">
            <text:p>-23.40445</text:p>
          </table:table-cell>
          <table:table-cell office:value-type="float" office:value="-9.208056">
            <text:p>-9.208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0222">
            <text:p>-41.60222</text:p>
          </table:table-cell>
          <table:table-cell office:value-type="float" office:value="-10.80066">
            <text:p>-10.80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21466">
            <text:p>-57.21466</text:p>
          </table:table-cell>
          <table:table-cell office:value-type="float" office:value="-22.36285">
            <text:p>-22.36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59269">
            <text:p>-67.59269</text:p>
          </table:table-cell>
          <table:table-cell office:value-type="float" office:value="-37.21423">
            <text:p>-37.21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7817">
            <text:p>-71.37817</text:p>
          </table:table-cell>
          <table:table-cell office:value-type="float" office:value="-50.72342">
            <text:p>-50.72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76574">
            <text:p>-68.76574</text:p>
          </table:table-cell>
          <table:table-cell office:value-type="float" office:value="-61.46957">
            <text:p>-61.46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38274">
            <text:p>-61.38274</text:p>
          </table:table-cell>
          <table:table-cell office:value-type="float" office:value="-68.70934">
            <text:p>-68.70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1194">
            <text:p>-51.81194</text:p>
          </table:table-cell>
          <table:table-cell office:value-type="float" office:value="-71.23863">
            <text:p>-71.23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9915">
            <text:p>-42.89915</text:p>
          </table:table-cell>
          <table:table-cell office:value-type="float" office:value="-67.84451">
            <text:p>-67.84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0525">
            <text:p>-37.00525</text:p>
          </table:table-cell>
          <table:table-cell office:value-type="float" office:value="-80.82526">
            <text:p>-80.82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0321">
            <text:p>-35.40321</text:p>
          </table:table-cell>
          <table:table-cell office:value-type="float" office:value="-73.07269">
            <text:p>-73.07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7288">
            <text:p>-37.97288</text:p>
          </table:table-cell>
          <table:table-cell office:value-type="float" office:value="-63.72933">
            <text:p>-63.72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6165">
            <text:p>-43.26165</text:p>
          </table:table-cell>
          <table:table-cell office:value-type="float" office:value="-53.83777">
            <text:p>-53.83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90679">
            <text:p>-48.90679</text:p>
          </table:table-cell>
          <table:table-cell office:value-type="float" office:value="-46.58373">
            <text:p>-46.583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9248">
            <text:p>-52.29248</text:p>
          </table:table-cell>
          <table:table-cell office:value-type="float" office:value="-43.78057">
            <text:p>-43.78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28908">
            <text:p>-51.28908</text:p>
          </table:table-cell>
          <table:table-cell office:value-type="float" office:value="-46.95794">
            <text:p>-46.95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7">
            <text:p>-44.87</text:p>
          </table:table-cell>
          <table:table-cell office:value-type="float" office:value="-50.57151">
            <text:p>-50.57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5444">
            <text:p>-33.45444</text:p>
          </table:table-cell>
          <table:table-cell office:value-type="float" office:value="-52.29092">
            <text:p>-52.29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754">
            <text:p>-18.8754</text:p>
          </table:table-cell>
          <table:table-cell office:value-type="float" office:value="-50.29255">
            <text:p>-50.29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88235">
            <text:p>-3.988235</text:p>
          </table:table-cell>
          <table:table-cell office:value-type="float" office:value="-43.44752">
            <text:p>-43.44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2.37929">
            <text:p>-42.37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94876">
            <text:p>-31.94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49387">
            <text:p>-19.49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43587">
            <text:p>-11.43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55915">
            <text:p>-9.955915</text:p>
          </table:table-cell>
          <table:table-cell office:value-type="float" office:value="-9.639024">
            <text:p>-9.639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889">
            <text:p>-27.8889</text:p>
          </table:table-cell>
          <table:table-cell office:value-type="float" office:value="-11.2358">
            <text:p>-11.2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5134">
            <text:p>-45.75134</text:p>
          </table:table-cell>
          <table:table-cell office:value-type="float" office:value="-13.33655">
            <text:p>-13.33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29458">
            <text:p>-60.29458</text:p>
          </table:table-cell>
          <table:table-cell office:value-type="float" office:value="-25.1708">
            <text:p>-25.1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13805">
            <text:p>-69.13805</text:p>
          </table:table-cell>
          <table:table-cell office:value-type="float" office:value="-39.5637">
            <text:p>-39.5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9139">
            <text:p>-71.29139</text:p>
          </table:table-cell>
          <table:table-cell office:value-type="float" office:value="-52.52015">
            <text:p>-52.52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32371">
            <text:p>-67.32371</text:p>
          </table:table-cell>
          <table:table-cell office:value-type="float" office:value="-62.87515">
            <text:p>-62.87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1482">
            <text:p>-59.1482</text:p>
          </table:table-cell>
          <table:table-cell office:value-type="float" office:value="-69.26754">
            <text:p>-69.26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4826">
            <text:p>-49.4826</text:p>
          </table:table-cell>
          <table:table-cell office:value-type="float" office:value="-70.80376">
            <text:p>-70.80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1924">
            <text:p>-41.11924</text:p>
          </table:table-cell>
          <table:table-cell office:value-type="float" office:value="-67.26697">
            <text:p>-67.26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0153">
            <text:p>-36.20153</text:p>
          </table:table-cell>
          <table:table-cell office:value-type="float" office:value="-58.45699">
            <text:p>-58.45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789">
            <text:p>-35.6789</text:p>
          </table:table-cell>
          <table:table-cell office:value-type="float" office:value="-64.1518">
            <text:p>-64.1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8673">
            <text:p>-39.08673</text:p>
          </table:table-cell>
          <table:table-cell office:value-type="float" office:value="-59.89182">
            <text:p>-59.89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0186">
            <text:p>-44.70186</text:p>
          </table:table-cell>
          <table:table-cell office:value-type="float" office:value="-52.97403">
            <text:p>-52.97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03181">
            <text:p>-50.03181</text:p>
          </table:table-cell>
          <table:table-cell office:value-type="float" office:value="-47.05535">
            <text:p>-47.05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137">
            <text:p>-52.5137</text:p>
          </table:table-cell>
          <table:table-cell office:value-type="float" office:value="-43.84425">
            <text:p>-43.84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3662">
            <text:p>-50.23662</text:p>
          </table:table-cell>
          <table:table-cell office:value-type="float" office:value="-46.2664">
            <text:p>-46.2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0785">
            <text:p>-42.50785</text:p>
          </table:table-cell>
          <table:table-cell office:value-type="float" office:value="-49.27602">
            <text:p>-49.27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0635">
            <text:p>-30.10635</text:p>
          </table:table-cell>
          <table:table-cell office:value-type="float" office:value="-50.36069">
            <text:p>-50.360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6375">
            <text:p>-15.16375</text:p>
          </table:table-cell>
          <table:table-cell office:value-type="float" office:value="-47.4431">
            <text:p>-47.4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900892">
            <text:p>-0.6900892</text:p>
          </table:table-cell>
          <table:table-cell office:value-type="float" office:value="-39.79136">
            <text:p>-39.79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69398">
            <text:p>-26.693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00204">
            <text:p>-24.00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9728">
            <text:p>-14.9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694364">
            <text:p>-9.694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3295">
            <text:p>-14.13295</text:p>
          </table:table-cell>
          <table:table-cell office:value-type="float" office:value="-8.252523">
            <text:p>-8.2525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675">
            <text:p>-32.3675</text:p>
          </table:table-cell>
          <table:table-cell office:value-type="float" office:value="-9.027349">
            <text:p>-9.027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70124">
            <text:p>-49.70124</text:p>
          </table:table-cell>
          <table:table-cell office:value-type="float" office:value="-14.14299">
            <text:p>-14.14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03161">
            <text:p>-63.03161</text:p>
          </table:table-cell>
          <table:table-cell office:value-type="float" office:value="-28.2103">
            <text:p>-28.21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28059">
            <text:p>-70.28059</text:p>
          </table:table-cell>
          <table:table-cell office:value-type="float" office:value="-43.05952">
            <text:p>-43.05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83668">
            <text:p>-70.83668</text:p>
          </table:table-cell>
          <table:table-cell office:value-type="float" office:value="-55.89193">
            <text:p>-55.89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62873">
            <text:p>-65.62873</text:p>
          </table:table-cell>
          <table:table-cell office:value-type="float" office:value="-65.67257">
            <text:p>-65.672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82585">
            <text:p>-56.82585</text:p>
          </table:table-cell>
          <table:table-cell office:value-type="float" office:value="-71.17499">
            <text:p>-71.17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275">
            <text:p>-47.23275</text:p>
          </table:table-cell>
          <table:table-cell office:value-type="float" office:value="-71.2155">
            <text:p>-71.2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481">
            <text:p>-39.5481</text:p>
          </table:table-cell>
          <table:table-cell office:value-type="float" office:value="-65.88476">
            <text:p>-65.88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6426">
            <text:p>-35.66426</text:p>
          </table:table-cell>
          <table:table-cell office:value-type="float" office:value="-55.82722">
            <text:p>-55.827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9281">
            <text:p>-36.19281</text:p>
          </table:table-cell>
          <table:table-cell office:value-type="float" office:value="-61.31597">
            <text:p>-61.31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352">
            <text:p>-40.3352</text:p>
          </table:table-cell>
          <table:table-cell office:value-type="float" office:value="-56.09544">
            <text:p>-56.09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2524">
            <text:p>-46.12524</text:p>
          </table:table-cell>
          <table:table-cell office:value-type="float" office:value="-49.58121">
            <text:p>-49.58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8619">
            <text:p>-50.98619</text:p>
          </table:table-cell>
          <table:table-cell office:value-type="float" office:value="-44.79368">
            <text:p>-44.79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4802">
            <text:p>-52.44802</text:p>
          </table:table-cell>
          <table:table-cell office:value-type="float" office:value="-44.27115">
            <text:p>-44.27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85546">
            <text:p>-48.85546</text:p>
          </table:table-cell>
          <table:table-cell office:value-type="float" office:value="-47.80196">
            <text:p>-47.80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6307">
            <text:p>-39.86307</text:p>
          </table:table-cell>
          <table:table-cell office:value-type="float" office:value="-50.78547">
            <text:p>-50.78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0458">
            <text:p>-26.60458</text:p>
          </table:table-cell>
          <table:table-cell office:value-type="float" office:value="-51.29463">
            <text:p>-51.29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7911">
            <text:p>-11.47911</text:p>
          </table:table-cell>
          <table:table-cell office:value-type="float" office:value="-47.36129">
            <text:p>-47.36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86961">
            <text:p>-37.86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5.86161">
            <text:p>-35.86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33283">
            <text:p>-26.33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97621">
            <text:p>-15.976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31505">
            <text:p>-1.831505</text:p>
          </table:table-cell>
          <table:table-cell office:value-type="float" office:value="-12.0075">
            <text:p>-12.0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608">
            <text:p>-18.4608</text:p>
          </table:table-cell>
          <table:table-cell office:value-type="float" office:value="-7.318771">
            <text:p>-7.318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92">
            <text:p>-36.792</text:p>
          </table:table-cell>
          <table:table-cell office:value-type="float" office:value="-7.170611">
            <text:p>-7.170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40933">
            <text:p>-53.40933</text:p>
          </table:table-cell>
          <table:table-cell office:value-type="float" office:value="-17.38759">
            <text:p>-17.38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40207">
            <text:p>-65.40207</text:p>
          </table:table-cell>
          <table:table-cell office:value-type="float" office:value="-31.80816">
            <text:p>-31.80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2041">
            <text:p>-71.02041</text:p>
          </table:table-cell>
          <table:table-cell office:value-type="float" office:value="-46.12857">
            <text:p>-46.12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03616">
            <text:p>-70.03616</text:p>
          </table:table-cell>
          <table:table-cell office:value-type="float" office:value="-58.42443">
            <text:p>-58.42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71815">
            <text:p>-63.71815</text:p>
          </table:table-cell>
          <table:table-cell office:value-type="float" office:value="-67.67513">
            <text:p>-67.67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4567">
            <text:p>-54.4567</text:p>
          </table:table-cell>
          <table:table-cell office:value-type="float" office:value="-72.5711">
            <text:p>-72.5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0001">
            <text:p>-45.10001</text:p>
          </table:table-cell>
          <table:table-cell office:value-type="float" office:value="-71.54719">
            <text:p>-71.54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0768">
            <text:p>-38.20768</text:p>
          </table:table-cell>
          <table:table-cell office:value-type="float" office:value="-64.40772">
            <text:p>-64.40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9441">
            <text:p>-35.39441</text:p>
          </table:table-cell>
          <table:table-cell office:value-type="float" office:value="-69.31335">
            <text:p>-69.31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2527">
            <text:p>-36.92527</text:p>
          </table:table-cell>
          <table:table-cell office:value-type="float" office:value="-65.05087">
            <text:p>-65.05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8427">
            <text:p>-41.68427</text:p>
          </table:table-cell>
          <table:table-cell office:value-type="float" office:value="-58.3279">
            <text:p>-58.3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9393">
            <text:p>-47.49393</text:p>
          </table:table-cell>
          <table:table-cell office:value-type="float" office:value="-52.44636">
            <text:p>-52.44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346">
            <text:p>-51.7346</text:p>
          </table:table-cell>
          <table:table-cell office:value-type="float" office:value="-48.79932">
            <text:p>-48.79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7791">
            <text:p>-52.07791</text:p>
          </table:table-cell>
          <table:table-cell office:value-type="float" office:value="-48.00715">
            <text:p>-48.00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4837">
            <text:p>-47.14837</text:p>
          </table:table-cell>
          <table:table-cell office:value-type="float" office:value="-49.22988">
            <text:p>-49.22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6002">
            <text:p>-36.96002</text:p>
          </table:table-cell>
          <table:table-cell office:value-type="float" office:value="-50.66115">
            <text:p>-50.66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8813">
            <text:p>-22.98813</text:p>
          </table:table-cell>
          <table:table-cell office:value-type="float" office:value="-49.21634">
            <text:p>-49.21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6934">
            <text:p>-7.86934</text:p>
          </table:table-cell>
          <table:table-cell office:value-type="float" office:value="-47.17596">
            <text:p>-47.17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02603">
            <text:p>-43.026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64687">
            <text:p>-33.64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95564">
            <text:p>-20.9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03074">
            <text:p>-12.03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35164">
            <text:p>-5.535164</text:p>
          </table:table-cell>
          <table:table-cell office:value-type="float" office:value="-6.782551">
            <text:p>-6.782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8982">
            <text:p>-22.88982</text:p>
          </table:table-cell>
          <table:table-cell office:value-type="float" office:value="-6.171236">
            <text:p>-6.171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1293">
            <text:p>-41.11293</text:p>
          </table:table-cell>
          <table:table-cell office:value-type="float" office:value="-10.03262">
            <text:p>-10.03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83926">
            <text:p>-56.83926</text:p>
          </table:table-cell>
          <table:table-cell office:value-type="float" office:value="-21.62173">
            <text:p>-21.62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38876">
            <text:p>-67.38876</text:p>
          </table:table-cell>
          <table:table-cell office:value-type="float" office:value="-36.19584">
            <text:p>-36.19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6404">
            <text:p>-71.36404</text:p>
          </table:table-cell>
          <table:table-cell office:value-type="float" office:value="-49.80106">
            <text:p>-49.80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91405">
            <text:p>-68.91405</text:p>
          </table:table-cell>
          <table:table-cell office:value-type="float" office:value="-60.74176">
            <text:p>-60.74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63221">
            <text:p>-61.63221</text:p>
          </table:table-cell>
          <table:table-cell office:value-type="float" office:value="-68.27071">
            <text:p>-68.27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8423">
            <text:p>-52.08423</text:p>
          </table:table-cell>
          <table:table-cell office:value-type="float" office:value="-71.05527">
            <text:p>-71.05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639">
            <text:p>-43.11639</text:p>
          </table:table-cell>
          <table:table-cell office:value-type="float" office:value="-67.80392">
            <text:p>-67.80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1476">
            <text:p>-37.11476</text:p>
          </table:table-cell>
          <table:table-cell office:value-type="float" office:value="-59.24158">
            <text:p>-59.24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721">
            <text:p>-35.38721</text:p>
          </table:table-cell>
          <table:table-cell office:value-type="float" office:value="-69.65092">
            <text:p>-69.65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5463">
            <text:p>-37.85463</text:p>
          </table:table-cell>
          <table:table-cell office:value-type="float" office:value="-64.4132">
            <text:p>-64.4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9692">
            <text:p>-43.09692</text:p>
          </table:table-cell>
          <table:table-cell office:value-type="float" office:value="-55.8298">
            <text:p>-55.8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76714">
            <text:p>-48.76714</text:p>
          </table:table-cell>
          <table:table-cell office:value-type="float" office:value="-47.58096">
            <text:p>-47.58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5008">
            <text:p>-52.25008</text:p>
          </table:table-cell>
          <table:table-cell office:value-type="float" office:value="-42.85484">
            <text:p>-42.85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8957">
            <text:p>-51.38957</text:p>
          </table:table-cell>
          <table:table-cell office:value-type="float" office:value="-46.48787">
            <text:p>-46.487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311">
            <text:p>-45.12311</text:p>
          </table:table-cell>
          <table:table-cell office:value-type="float" office:value="-50.17656">
            <text:p>-50.17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2774">
            <text:p>-33.82774</text:p>
          </table:table-cell>
          <table:table-cell office:value-type="float" office:value="-52.05721">
            <text:p>-52.05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025">
            <text:p>-19.3025</text:p>
          </table:table-cell>
          <table:table-cell office:value-type="float" office:value="-50.22629">
            <text:p>-50.22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80709">
            <text:p>-4.380709</text:p>
          </table:table-cell>
          <table:table-cell office:value-type="float" office:value="-43.43463">
            <text:p>-43.43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0.54916">
            <text:p>-40.54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46396">
            <text:p>-30.46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0301">
            <text:p>-18.0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76321">
            <text:p>-9.976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86604">
            <text:p>-9.486604</text:p>
          </table:table-cell>
          <table:table-cell office:value-type="float" office:value="-8.0619">
            <text:p>-8.0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7122">
            <text:p>-27.37122</text:p>
          </table:table-cell>
          <table:table-cell office:value-type="float" office:value="-9.287386">
            <text:p>-9.287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8357">
            <text:p>-45.28357</text:p>
          </table:table-cell>
          <table:table-cell office:value-type="float" office:value="-11.66959">
            <text:p>-11.66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95657">
            <text:p>-59.95657</text:p>
          </table:table-cell>
          <table:table-cell office:value-type="float" office:value="-24.22176">
            <text:p>-24.22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98063">
            <text:p>-68.98063</text:p>
          </table:table-cell>
          <table:table-cell office:value-type="float" office:value="-38.90173">
            <text:p>-38.90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2009">
            <text:p>-71.32009</text:p>
          </table:table-cell>
          <table:table-cell office:value-type="float" office:value="-52.10021">
            <text:p>-52.10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50305">
            <text:p>-67.50305</text:p>
          </table:table-cell>
          <table:table-cell office:value-type="float" office:value="-62.47034">
            <text:p>-62.47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41147">
            <text:p>-59.41147</text:p>
          </table:table-cell>
          <table:table-cell office:value-type="float" office:value="-69.0209">
            <text:p>-69.0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74682">
            <text:p>-49.74682</text:p>
          </table:table-cell>
          <table:table-cell office:value-type="float" office:value="-70.77397">
            <text:p>-70.77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1402">
            <text:p>-41.31402</text:p>
          </table:table-cell>
          <table:table-cell office:value-type="float" office:value="-67.82223">
            <text:p>-67.82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8059">
            <text:p>-36.28059</text:p>
          </table:table-cell>
          <table:table-cell office:value-type="float" office:value="-59.37554">
            <text:p>-59.37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3503">
            <text:p>-35.63503</text:p>
          </table:table-cell>
          <table:table-cell office:value-type="float" office:value="-64.87462">
            <text:p>-64.87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5132">
            <text:p>-38.95132</text:p>
          </table:table-cell>
          <table:table-cell office:value-type="float" office:value="-61.65491">
            <text:p>-61.65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3544">
            <text:p>-44.53544</text:p>
          </table:table-cell>
          <table:table-cell office:value-type="float" office:value="-53.74244">
            <text:p>-53.74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1101">
            <text:p>-49.91101</text:p>
          </table:table-cell>
          <table:table-cell office:value-type="float" office:value="-47.43758">
            <text:p>-47.43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0287">
            <text:p>-52.50287</text:p>
          </table:table-cell>
          <table:table-cell office:value-type="float" office:value="-44.78662">
            <text:p>-44.78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37444">
            <text:p>-50.37444</text:p>
          </table:table-cell>
          <table:table-cell office:value-type="float" office:value="-46.83803">
            <text:p>-46.838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9438">
            <text:p>-42.79438</text:p>
          </table:table-cell>
          <table:table-cell office:value-type="float" office:value="-49.36714">
            <text:p>-49.36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0066">
            <text:p>-30.50066</text:p>
          </table:table-cell>
          <table:table-cell office:value-type="float" office:value="-50.55752">
            <text:p>-50.55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9128">
            <text:p>-15.59128</text:p>
          </table:table-cell>
          <table:table-cell office:value-type="float" office:value="-47.87703">
            <text:p>-47.87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58895">
            <text:p>-1.058895</text:p>
          </table:table-cell>
          <table:table-cell office:value-type="float" office:value="-40.45266">
            <text:p>-40.45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7.44748">
            <text:p>-27.44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55438">
            <text:p>-23.5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6346">
            <text:p>-14.6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770112">
            <text:p>-7.770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4277">
            <text:p>-13.64277</text:p>
          </table:table-cell>
          <table:table-cell office:value-type="float" office:value="-5.065813">
            <text:p>-5.065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5437">
            <text:p>-31.85437</text:p>
          </table:table-cell>
          <table:table-cell office:value-type="float" office:value="-6.349558">
            <text:p>-6.349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5767">
            <text:p>-49.25767</text:p>
          </table:table-cell>
          <table:table-cell office:value-type="float" office:value="-14.67976">
            <text:p>-14.67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73455">
            <text:p>-62.73455</text:p>
          </table:table-cell>
          <table:table-cell office:value-type="float" office:value="-28.31601">
            <text:p>-28.31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16946">
            <text:p>-70.16946</text:p>
          </table:table-cell>
          <table:table-cell office:value-type="float" office:value="-42.8908">
            <text:p>-42.8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9068">
            <text:p>-70.9068</text:p>
          </table:table-cell>
          <table:table-cell office:value-type="float" office:value="-55.6483">
            <text:p>-55.6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83622">
            <text:p>-65.83622</text:p>
          </table:table-cell>
          <table:table-cell office:value-type="float" office:value="-65.4166">
            <text:p>-65.4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09569">
            <text:p>-57.09569</text:p>
          </table:table-cell>
          <table:table-cell office:value-type="float" office:value="-70.87048">
            <text:p>-70.87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8644">
            <text:p>-47.48644</text:p>
          </table:table-cell>
          <table:table-cell office:value-type="float" office:value="-70.98087">
            <text:p>-70.98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1789">
            <text:p>-39.71789</text:p>
          </table:table-cell>
          <table:table-cell office:value-type="float" office:value="-65.49645">
            <text:p>-65.49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1254">
            <text:p>-35.71254</text:p>
          </table:table-cell>
          <table:table-cell office:value-type="float" office:value="-72.72927">
            <text:p>-72.72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2234">
            <text:p>-36.12234</text:p>
          </table:table-cell>
          <table:table-cell office:value-type="float" office:value="-57.06396">
            <text:p>-57.06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8506">
            <text:p>-40.18506</text:p>
          </table:table-cell>
          <table:table-cell office:value-type="float" office:value="-51.17">
            <text:p>-51.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6416">
            <text:p>-45.96416</text:p>
          </table:table-cell>
          <table:table-cell office:value-type="float" office:value="-44.6491">
            <text:p>-44.6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8619">
            <text:p>-50.88619</text:p>
          </table:table-cell>
          <table:table-cell office:value-type="float" office:value="-41.65852">
            <text:p>-41.65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7044">
            <text:p>-52.47044</text:p>
          </table:table-cell>
          <table:table-cell office:value-type="float" office:value="-44.47815">
            <text:p>-44.47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3122">
            <text:p>-49.03122</text:p>
          </table:table-cell>
          <table:table-cell office:value-type="float" office:value="-47.85471">
            <text:p>-47.85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8122">
            <text:p>-40.18122</text:p>
          </table:table-cell>
          <table:table-cell office:value-type="float" office:value="-51.444">
            <text:p>-51.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1435">
            <text:p>-27.01435</text:p>
          </table:table-cell>
          <table:table-cell office:value-type="float" office:value="-51.94407">
            <text:p>-51.94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0043">
            <text:p>-11.90043</text:p>
          </table:table-cell>
          <table:table-cell office:value-type="float" office:value="-47.95547">
            <text:p>-47.95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3749">
            <text:p>-38.3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6.82383">
            <text:p>-36.82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9903">
            <text:p>-26.9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19222">
            <text:p>-17.192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23095">
            <text:p>-1.423095</text:p>
          </table:table-cell>
          <table:table-cell office:value-type="float" office:value="-12.41721">
            <text:p>-12.41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5641">
            <text:p>-17.95641</text:p>
          </table:table-cell>
          <table:table-cell office:value-type="float" office:value="-7.249955">
            <text:p>-7.249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8698">
            <text:p>-36.28698</text:p>
          </table:table-cell>
          <table:table-cell office:value-type="float" office:value="-6.981457">
            <text:p>-6.981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99592">
            <text:p>-52.99592</text:p>
          </table:table-cell>
          <table:table-cell office:value-type="float" office:value="-17.02833">
            <text:p>-17.02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1484">
            <text:p>-65.1484</text:p>
          </table:table-cell>
          <table:table-cell office:value-type="float" office:value="-31.38199">
            <text:p>-31.38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95559">
            <text:p>-70.95559</text:p>
          </table:table-cell>
          <table:table-cell office:value-type="float" office:value="-45.77134">
            <text:p>-45.77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14521">
            <text:p>-70.14521</text:p>
          </table:table-cell>
          <table:table-cell office:value-type="float" office:value="-58.13164">
            <text:p>-58.13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9478">
            <text:p>-63.9478</text:p>
          </table:table-cell>
          <table:table-cell office:value-type="float" office:value="-67.17868">
            <text:p>-67.17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73042">
            <text:p>-54.73042</text:p>
          </table:table-cell>
          <table:table-cell office:value-type="float" office:value="-72.14728">
            <text:p>-72.14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3855">
            <text:p>-45.33855</text:p>
          </table:table-cell>
          <table:table-cell office:value-type="float" office:value="-71.14319">
            <text:p>-71.14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4967">
            <text:p>-38.34967</text:p>
          </table:table-cell>
          <table:table-cell office:value-type="float" office:value="-64.36382">
            <text:p>-64.36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1196">
            <text:p>-35.41196</text:p>
          </table:table-cell>
          <table:table-cell office:value-type="float" office:value="-69.36709">
            <text:p>-69.36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3046">
            <text:p>-36.83046</text:p>
          </table:table-cell>
          <table:table-cell office:value-type="float" office:value="-65.12581">
            <text:p>-65.12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2503">
            <text:p>-41.52503</text:p>
          </table:table-cell>
          <table:table-cell office:value-type="float" office:value="-58.55332">
            <text:p>-58.55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4048">
            <text:p>-47.34048</text:p>
          </table:table-cell>
          <table:table-cell office:value-type="float" office:value="-52.36024">
            <text:p>-52.36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5974">
            <text:p>-51.65974</text:p>
          </table:table-cell>
          <table:table-cell office:value-type="float" office:value="-48.79073">
            <text:p>-48.79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3655">
            <text:p>-52.13655</text:p>
          </table:table-cell>
          <table:table-cell office:value-type="float" office:value="-47.83639">
            <text:p>-47.83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6132">
            <text:p>-47.36132</text:p>
          </table:table-cell>
          <table:table-cell office:value-type="float" office:value="-49.20661">
            <text:p>-49.20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0647">
            <text:p>-37.30647</text:p>
          </table:table-cell>
          <table:table-cell office:value-type="float" office:value="-50.67472">
            <text:p>-50.67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0883">
            <text:p>-23.40883</text:p>
          </table:table-cell>
          <table:table-cell office:value-type="float" office:value="-49.54215">
            <text:p>-49.54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79702">
            <text:p>-8.279702</text:p>
          </table:table-cell>
          <table:table-cell office:value-type="float" office:value="-52.13516">
            <text:p>-52.13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32894">
            <text:p>-37.32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26874">
            <text:p>-29.26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02236">
            <text:p>-18.02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4083">
            <text:p>-10.84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95327">
            <text:p>-5.095327</text:p>
          </table:table-cell>
          <table:table-cell office:value-type="float" office:value="-7.254553">
            <text:p>-7.254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7624">
            <text:p>-22.37624</text:p>
          </table:table-cell>
          <table:table-cell office:value-type="float" office:value="-7.292048">
            <text:p>-7.292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2229">
            <text:p>-40.62229</text:p>
          </table:table-cell>
          <table:table-cell office:value-type="float" office:value="-10.72543">
            <text:p>-10.72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45971">
            <text:p>-56.45971</text:p>
          </table:table-cell>
          <table:table-cell office:value-type="float" office:value="-21.81954">
            <text:p>-21.81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17998">
            <text:p>-67.17998</text:p>
          </table:table-cell>
          <table:table-cell office:value-type="float" office:value="-36.08705">
            <text:p>-36.08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4448">
            <text:p>-71.34448</text:p>
          </table:table-cell>
          <table:table-cell office:value-type="float" office:value="-49.61139">
            <text:p>-49.61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05851">
            <text:p>-69.05851</text:p>
          </table:table-cell>
          <table:table-cell office:value-type="float" office:value="-60.82825">
            <text:p>-60.82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88007">
            <text:p>-61.88007</text:p>
          </table:table-cell>
          <table:table-cell office:value-type="float" office:value="-68.52402">
            <text:p>-68.52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5634">
            <text:p>-52.35634</text:p>
          </table:table-cell>
          <table:table-cell office:value-type="float" office:value="-71.49203">
            <text:p>-71.49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3604">
            <text:p>-43.33604</text:p>
          </table:table-cell>
          <table:table-cell office:value-type="float" office:value="-68.40678">
            <text:p>-68.40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2759">
            <text:p>-37.22759</text:p>
          </table:table-cell>
          <table:table-cell office:value-type="float" office:value="-60.33449">
            <text:p>-60.33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7484">
            <text:p>-35.37484</text:p>
          </table:table-cell>
          <table:table-cell office:value-type="float" office:value="-69.87632">
            <text:p>-69.8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386">
            <text:p>-37.7386</text:p>
          </table:table-cell>
          <table:table-cell office:value-type="float" office:value="-61.64909">
            <text:p>-61.64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3217">
            <text:p>-42.93217</text:p>
          </table:table-cell>
          <table:table-cell office:value-type="float" office:value="-53.84532">
            <text:p>-53.84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62645">
            <text:p>-48.62645</text:p>
          </table:table-cell>
          <table:table-cell office:value-type="float" office:value="-46.30442">
            <text:p>-46.30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0371">
            <text:p>-52.20371</text:p>
          </table:table-cell>
          <table:table-cell office:value-type="float" office:value="-42.61411">
            <text:p>-42.61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48533">
            <text:p>-51.48533</text:p>
          </table:table-cell>
          <table:table-cell office:value-type="float" office:value="-45.98083">
            <text:p>-45.98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7201">
            <text:p>-45.37201</text:p>
          </table:table-cell>
          <table:table-cell office:value-type="float" office:value="-50.18201">
            <text:p>-50.18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9895">
            <text:p>-34.19895</text:p>
          </table:table-cell>
          <table:table-cell office:value-type="float" office:value="-52.40675">
            <text:p>-52.40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2905">
            <text:p>-19.72905</text:p>
          </table:table-cell>
          <table:table-cell office:value-type="float" office:value="-50.90244">
            <text:p>-50.90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74697">
            <text:p>-4.774697</text:p>
          </table:table-cell>
          <table:table-cell office:value-type="float" office:value="-44.30461">
            <text:p>-44.30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1.78942">
            <text:p>-41.78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1873">
            <text:p>-31.1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47132">
            <text:p>-18.47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6107">
            <text:p>-10.16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20338">
            <text:p>-9.020338</text:p>
          </table:table-cell>
          <table:table-cell office:value-type="float" office:value="-8.104549">
            <text:p>-8.104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5427">
            <text:p>-26.85427</text:p>
          </table:table-cell>
          <table:table-cell office:value-type="float" office:value="-10.00838">
            <text:p>-10.00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1261">
            <text:p>-44.81261</text:p>
          </table:table-cell>
          <table:table-cell office:value-type="float" office:value="-11.32957">
            <text:p>-11.32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61445">
            <text:p>-59.61445</text:p>
          </table:table-cell>
          <table:table-cell office:value-type="float" office:value="-23.33494">
            <text:p>-23.33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81783">
            <text:p>-68.81783</text:p>
          </table:table-cell>
          <table:table-cell office:value-type="float" office:value="-38.40157">
            <text:p>-38.40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4428">
            <text:p>-71.34428</text:p>
          </table:table-cell>
          <table:table-cell office:value-type="float" office:value="-52.17022">
            <text:p>-52.17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67924">
            <text:p>-67.67924</text:p>
          </table:table-cell>
          <table:table-cell office:value-type="float" office:value="-62.97105">
            <text:p>-62.97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67278">
            <text:p>-59.67278</text:p>
          </table:table-cell>
          <table:table-cell office:value-type="float" office:value="-69.79986">
            <text:p>-69.79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01268">
            <text:p>-50.01268</text:p>
          </table:table-cell>
          <table:table-cell office:value-type="float" office:value="-72.2274">
            <text:p>-72.2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115">
            <text:p>-41.5115</text:p>
          </table:table-cell>
          <table:table-cell office:value-type="float" office:value="-68.61057">
            <text:p>-68.61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6315">
            <text:p>-36.36315</text:p>
          </table:table-cell>
          <table:table-cell office:value-type="float" office:value="-59.67202">
            <text:p>-59.67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9402">
            <text:p>-35.59402</text:p>
          </table:table-cell>
          <table:table-cell office:value-type="float" office:value="-65.32806">
            <text:p>-65.328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1741">
            <text:p>-38.81741</text:p>
          </table:table-cell>
          <table:table-cell office:value-type="float" office:value="-61.93006">
            <text:p>-61.93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6959">
            <text:p>-44.36959</text:p>
          </table:table-cell>
          <table:table-cell office:value-type="float" office:value="-54.91869">
            <text:p>-54.91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78598">
            <text:p>-49.78598</text:p>
          </table:table-cell>
          <table:table-cell office:value-type="float" office:value="-49.56303">
            <text:p>-49.56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8786">
            <text:p>-52.48786</text:p>
          </table:table-cell>
          <table:table-cell office:value-type="float" office:value="-46.95606">
            <text:p>-46.95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0798">
            <text:p>-50.50798</text:p>
          </table:table-cell>
          <table:table-cell office:value-type="float" office:value="-47.43679">
            <text:p>-47.43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779">
            <text:p>-43.0779</text:p>
          </table:table-cell>
          <table:table-cell office:value-type="float" office:value="-49.8947">
            <text:p>-49.8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9258">
            <text:p>-30.89258</text:p>
          </table:table-cell>
          <table:table-cell office:value-type="float" office:value="-50.78088">
            <text:p>-50.78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1836">
            <text:p>-16.01836</text:p>
          </table:table-cell>
          <table:table-cell office:value-type="float" office:value="-48.02166">
            <text:p>-48.02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32605">
            <text:p>-1.432605</text:p>
          </table:table-cell>
          <table:table-cell office:value-type="float" office:value="-40.74194">
            <text:p>-40.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30989">
            <text:p>-37.30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10432">
            <text:p>-28.10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57624">
            <text:p>-16.57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51048">
            <text:p>-8.251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5538">
            <text:p>-13.15538</text:p>
          </table:table-cell>
          <table:table-cell office:value-type="float" office:value="-4.974372">
            <text:p>-4.974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3845">
            <text:p>-31.33845</text:p>
          </table:table-cell>
          <table:table-cell office:value-type="float" office:value="-6.69407">
            <text:p>-6.69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81136">
            <text:p>-48.81136</text:p>
          </table:table-cell>
          <table:table-cell office:value-type="float" office:value="-14.18355">
            <text:p>-14.18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43289">
            <text:p>-62.43289</text:p>
          </table:table-cell>
          <table:table-cell office:value-type="float" office:value="-28.17833">
            <text:p>-28.17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05334">
            <text:p>-70.05334</text:p>
          </table:table-cell>
          <table:table-cell office:value-type="float" office:value="-42.85175">
            <text:p>-42.85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9726">
            <text:p>-70.9726</text:p>
          </table:table-cell>
          <table:table-cell office:value-type="float" office:value="-55.64103">
            <text:p>-55.641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04012">
            <text:p>-66.04012</text:p>
          </table:table-cell>
          <table:table-cell office:value-type="float" office:value="-65.47197">
            <text:p>-65.47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36702">
            <text:p>-57.36702</text:p>
          </table:table-cell>
          <table:table-cell office:value-type="float" office:value="-71.07155">
            <text:p>-71.07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166">
            <text:p>-47.74166</text:p>
          </table:table-cell>
          <table:table-cell office:value-type="float" office:value="-71.15363">
            <text:p>-71.15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9042">
            <text:p>-39.89042</text:p>
          </table:table-cell>
          <table:table-cell office:value-type="float" office:value="-66.1244">
            <text:p>-66.1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6421">
            <text:p>-35.76421</text:p>
          </table:table-cell>
          <table:table-cell office:value-type="float" office:value="-73.15279">
            <text:p>-73.15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5457">
            <text:p>-36.05457</text:p>
          </table:table-cell>
          <table:table-cell office:value-type="float" office:value="-67.60269">
            <text:p>-67.60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3696">
            <text:p>-40.03696</text:p>
          </table:table-cell>
          <table:table-cell office:value-type="float" office:value="-57.98676">
            <text:p>-57.986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021">
            <text:p>-45.80021</text:p>
          </table:table-cell>
          <table:table-cell office:value-type="float" office:value="-49.47905">
            <text:p>-49.47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78352">
            <text:p>-50.78352</text:p>
          </table:table-cell>
          <table:table-cell office:value-type="float" office:value="-45.15553">
            <text:p>-45.15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892">
            <text:p>-52.4892</text:p>
          </table:table-cell>
          <table:table-cell office:value-type="float" office:value="-45.1072">
            <text:p>-45.1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0259">
            <text:p>-49.20259</text:p>
          </table:table-cell>
          <table:table-cell office:value-type="float" office:value="-47.74979">
            <text:p>-47.74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9591">
            <text:p>-40.49591</text:p>
          </table:table-cell>
          <table:table-cell office:value-type="float" office:value="-50.88573">
            <text:p>-50.88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2254">
            <text:p>-27.42254</text:p>
          </table:table-cell>
          <table:table-cell office:value-type="float" office:value="-51.34929">
            <text:p>-51.34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2411">
            <text:p>-12.32411</text:p>
          </table:table-cell>
          <table:table-cell office:value-type="float" office:value="-47.25827">
            <text:p>-47.258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19111">
            <text:p>-38.19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02145">
            <text:p>-38.02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09469">
            <text:p>-28.09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44193">
            <text:p>-18.44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8608">
            <text:p>-1.018608</text:p>
          </table:table-cell>
          <table:table-cell office:value-type="float" office:value="-10.71348">
            <text:p>-10.7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5201">
            <text:p>-17.45201</text:p>
          </table:table-cell>
          <table:table-cell office:value-type="float" office:value="-6.323752">
            <text:p>-6.323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8067">
            <text:p>-35.78067</text:p>
          </table:table-cell>
          <table:table-cell office:value-type="float" office:value="-5.969593">
            <text:p>-5.969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7887">
            <text:p>-52.57887</text:p>
          </table:table-cell>
          <table:table-cell office:value-type="float" office:value="-15.98513">
            <text:p>-15.98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88934">
            <text:p>-64.88934</text:p>
          </table:table-cell>
          <table:table-cell office:value-type="float" office:value="-30.45477">
            <text:p>-30.45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88548">
            <text:p>-70.88548</text:p>
          </table:table-cell>
          <table:table-cell office:value-type="float" office:value="-44.91072">
            <text:p>-44.91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24997">
            <text:p>-70.24997</text:p>
          </table:table-cell>
          <table:table-cell office:value-type="float" office:value="-57.52526">
            <text:p>-57.52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17645">
            <text:p>-64.17645</text:p>
          </table:table-cell>
          <table:table-cell office:value-type="float" office:value="-67.07607">
            <text:p>-67.07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00402">
            <text:p>-55.00402</text:p>
          </table:table-cell>
          <table:table-cell office:value-type="float" office:value="-72.24344">
            <text:p>-72.24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7904">
            <text:p>-45.57904</text:p>
          </table:table-cell>
          <table:table-cell office:value-type="float" office:value="-71.05067">
            <text:p>-71.05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9538">
            <text:p>-38.49538</text:p>
          </table:table-cell>
          <table:table-cell office:value-type="float" office:value="-64.20055">
            <text:p>-64.20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3302">
            <text:p>-35.43302</text:p>
          </table:table-cell>
          <table:table-cell office:value-type="float" office:value="-53.40384">
            <text:p>-53.40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3829">
            <text:p>-36.73829</text:p>
          </table:table-cell>
          <table:table-cell office:value-type="float" office:value="-56.96716">
            <text:p>-56.96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6535">
            <text:p>-41.36535</text:p>
          </table:table-cell>
          <table:table-cell office:value-type="float" office:value="-55.02657">
            <text:p>-55.02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8584">
            <text:p>-47.18584</text:p>
          </table:table-cell>
          <table:table-cell office:value-type="float" office:value="-51.16934">
            <text:p>-51.16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58181">
            <text:p>-51.58181</text:p>
          </table:table-cell>
          <table:table-cell office:value-type="float" office:value="-48.49">
            <text:p>-48.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9041">
            <text:p>-52.19041</text:p>
          </table:table-cell>
          <table:table-cell office:value-type="float" office:value="-47.59912">
            <text:p>-47.59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7003">
            <text:p>-47.57003</text:p>
          </table:table-cell>
          <table:table-cell office:value-type="float" office:value="-48.18895">
            <text:p>-48.18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4983">
            <text:p>-37.64983</text:p>
          </table:table-cell>
          <table:table-cell office:value-type="float" office:value="-49.93546">
            <text:p>-49.935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2984">
            <text:p>-23.82984</text:p>
          </table:table-cell>
          <table:table-cell office:value-type="float" office:value="-48.73164">
            <text:p>-48.73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91602">
            <text:p>-8.691602</text:p>
          </table:table-cell>
          <table:table-cell office:value-type="float" office:value="-47.41305">
            <text:p>-47.41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1.33339">
            <text:p>-41.33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77566">
            <text:p>-30.77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69845">
            <text:p>-19.69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09387">
            <text:p>-12.09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57626">
            <text:p>-4.657626</text:p>
          </table:table-cell>
          <table:table-cell office:value-type="float" office:value="-8.547941">
            <text:p>-8.547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6343">
            <text:p>-21.86343</text:p>
          </table:table-cell>
          <table:table-cell office:value-type="float" office:value="-8.83271">
            <text:p>-8.83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2971">
            <text:p>-40.12971</text:p>
          </table:table-cell>
          <table:table-cell office:value-type="float" office:value="-11.02768">
            <text:p>-11.02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07524">
            <text:p>-56.07524</text:p>
          </table:table-cell>
          <table:table-cell office:value-type="float" office:value="-21.17887">
            <text:p>-21.17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96595">
            <text:p>-66.96595</text:p>
          </table:table-cell>
          <table:table-cell office:value-type="float" office:value="-35.46138">
            <text:p>-35.46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1977">
            <text:p>-71.31977</text:p>
          </table:table-cell>
          <table:table-cell office:value-type="float" office:value="-49.32379">
            <text:p>-49.32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20023">
            <text:p>-69.20023</text:p>
          </table:table-cell>
          <table:table-cell office:value-type="float" office:value="-60.57732">
            <text:p>-60.57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12608">
            <text:p>-62.12608</text:p>
          </table:table-cell>
          <table:table-cell office:value-type="float" office:value="-68.35222">
            <text:p>-68.352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62887">
            <text:p>-52.62887</text:p>
          </table:table-cell>
          <table:table-cell office:value-type="float" office:value="-71.15324">
            <text:p>-71.15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5898">
            <text:p>-43.55898</text:p>
          </table:table-cell>
          <table:table-cell office:value-type="float" office:value="-68.31818">
            <text:p>-68.31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4384">
            <text:p>-37.34384</text:p>
          </table:table-cell>
          <table:table-cell office:value-type="float" office:value="-61.00522">
            <text:p>-61.00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586">
            <text:p>-35.36586</text:p>
          </table:table-cell>
          <table:table-cell office:value-type="float" office:value="-68.80399">
            <text:p>-68.80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2379">
            <text:p>-37.62379</text:p>
          </table:table-cell>
          <table:table-cell office:value-type="float" office:value="-62.42419">
            <text:p>-62.42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6785">
            <text:p>-42.76785</text:p>
          </table:table-cell>
          <table:table-cell office:value-type="float" office:value="-55.00623">
            <text:p>-55.00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48406">
            <text:p>-48.48406</text:p>
          </table:table-cell>
          <table:table-cell office:value-type="float" office:value="-47.88251">
            <text:p>-47.88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5285">
            <text:p>-52.15285</text:p>
          </table:table-cell>
          <table:table-cell office:value-type="float" office:value="-44.43235">
            <text:p>-44.43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57677">
            <text:p>-51.57677</text:p>
          </table:table-cell>
          <table:table-cell office:value-type="float" office:value="-45.80877">
            <text:p>-45.80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1684">
            <text:p>-45.61684</text:p>
          </table:table-cell>
          <table:table-cell office:value-type="float" office:value="-50.07107">
            <text:p>-50.07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6847">
            <text:p>-34.56847</text:p>
          </table:table-cell>
          <table:table-cell office:value-type="float" office:value="-51.94402">
            <text:p>-51.94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5519">
            <text:p>-20.15519</text:p>
          </table:table-cell>
          <table:table-cell office:value-type="float" office:value="-50.42536">
            <text:p>-50.42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70843">
            <text:p>-5.170843</text:p>
          </table:table-cell>
          <table:table-cell office:value-type="float" office:value="-51.42748">
            <text:p>-51.42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4.73031">
            <text:p>-44.73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85679">
            <text:p>-31.85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27616">
            <text:p>-18.27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9451">
            <text:p>-10.19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5685">
            <text:p>-8.55685</text:p>
          </table:table-cell>
          <table:table-cell office:value-type="float" office:value="-8.653943">
            <text:p>-8.653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3742">
            <text:p>-26.33742</text:p>
          </table:table-cell>
          <table:table-cell office:value-type="float" office:value="-9.279595">
            <text:p>-9.279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379">
            <text:p>-44.3379</text:p>
          </table:table-cell>
          <table:table-cell office:value-type="float" office:value="-10.9068">
            <text:p>-10.9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26786">
            <text:p>-59.26786</text:p>
          </table:table-cell>
          <table:table-cell office:value-type="float" office:value="-23.3278">
            <text:p>-23.3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6497">
            <text:p>-68.6497</text:p>
          </table:table-cell>
          <table:table-cell office:value-type="float" office:value="-38.09438">
            <text:p>-38.09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6427">
            <text:p>-71.36427</text:p>
          </table:table-cell>
          <table:table-cell office:value-type="float" office:value="-51.73644">
            <text:p>-51.73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85199">
            <text:p>-67.85199</text:p>
          </table:table-cell>
          <table:table-cell office:value-type="float" office:value="-62.4269">
            <text:p>-62.4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93278">
            <text:p>-59.93278</text:p>
          </table:table-cell>
          <table:table-cell office:value-type="float" office:value="-69.2488">
            <text:p>-69.2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8077">
            <text:p>-50.28077</text:p>
          </table:table-cell>
          <table:table-cell office:value-type="float" office:value="-71.26987">
            <text:p>-71.26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1169">
            <text:p>-41.71169</text:p>
          </table:table-cell>
          <table:table-cell office:value-type="float" office:value="-68.5447">
            <text:p>-68.5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4925">
            <text:p>-36.44925</text:p>
          </table:table-cell>
          <table:table-cell office:value-type="float" office:value="-59.88894">
            <text:p>-59.88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5561">
            <text:p>-35.55561</text:p>
          </table:table-cell>
          <table:table-cell office:value-type="float" office:value="-65.4351">
            <text:p>-65.4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8539">
            <text:p>-38.68539</text:p>
          </table:table-cell>
          <table:table-cell office:value-type="float" office:value="-61.02395">
            <text:p>-61.02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0364">
            <text:p>-44.20364</text:p>
          </table:table-cell>
          <table:table-cell office:value-type="float" office:value="-53.91301">
            <text:p>-53.91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66011">
            <text:p>-49.66011</text:p>
          </table:table-cell>
          <table:table-cell office:value-type="float" office:value="-47.86985">
            <text:p>-47.86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691">
            <text:p>-52.4691</text:p>
          </table:table-cell>
          <table:table-cell office:value-type="float" office:value="-44.76488">
            <text:p>-44.76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63716">
            <text:p>-50.63716</text:p>
          </table:table-cell>
          <table:table-cell office:value-type="float" office:value="-46.18272">
            <text:p>-46.18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5709">
            <text:p>-43.35709</text:p>
          </table:table-cell>
          <table:table-cell office:value-type="float" office:value="-49.44184">
            <text:p>-49.44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8233">
            <text:p>-31.28233</text:p>
          </table:table-cell>
          <table:table-cell office:value-type="float" office:value="-50.89475">
            <text:p>-50.89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4566">
            <text:p>-16.44566</text:p>
          </table:table-cell>
          <table:table-cell office:value-type="float" office:value="-48.39893">
            <text:p>-48.39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0769">
            <text:p>-1.80769</text:p>
          </table:table-cell>
          <table:table-cell office:value-type="float" office:value="-40.91635">
            <text:p>-40.91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27322">
            <text:p>-28.27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38908">
            <text:p>-24.38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98797">
            <text:p>-15.98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636745">
            <text:p>-8.636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6945">
            <text:p>-12.66945</text:p>
          </table:table-cell>
          <table:table-cell office:value-type="float" office:value="-5.314154">
            <text:p>-5.314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2337">
            <text:p>-30.82337</text:p>
          </table:table-cell>
          <table:table-cell office:value-type="float" office:value="-6.791162">
            <text:p>-6.791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36198">
            <text:p>-48.36198</text:p>
          </table:table-cell>
          <table:table-cell office:value-type="float" office:value="-13.68379">
            <text:p>-13.68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12563">
            <text:p>-62.12563</text:p>
          </table:table-cell>
          <table:table-cell office:value-type="float" office:value="-27.09589">
            <text:p>-27.09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93163">
            <text:p>-69.93163</text:p>
          </table:table-cell>
          <table:table-cell office:value-type="float" office:value="-41.83767">
            <text:p>-41.83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3374">
            <text:p>-71.03374</text:p>
          </table:table-cell>
          <table:table-cell office:value-type="float" office:value="-54.8175">
            <text:p>-54.8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24057">
            <text:p>-66.24057</text:p>
          </table:table-cell>
          <table:table-cell office:value-type="float" office:value="-64.67096">
            <text:p>-64.67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63617">
            <text:p>-57.63617</text:p>
          </table:table-cell>
          <table:table-cell office:value-type="float" office:value="-70.41573">
            <text:p>-70.41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831">
            <text:p>-47.99831</text:p>
          </table:table-cell>
          <table:table-cell office:value-type="float" office:value="-70.95274">
            <text:p>-70.95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6606">
            <text:p>-40.06606</text:p>
          </table:table-cell>
          <table:table-cell office:value-type="float" office:value="-66.23535">
            <text:p>-66.23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1955">
            <text:p>-35.81955</text:p>
          </table:table-cell>
          <table:table-cell office:value-type="float" office:value="-56.50992">
            <text:p>-56.50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8975">
            <text:p>-35.98975</text:p>
          </table:table-cell>
          <table:table-cell office:value-type="float" office:value="-60.65242">
            <text:p>-60.65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9095">
            <text:p>-39.89095</text:p>
          </table:table-cell>
          <table:table-cell office:value-type="float" office:value="-55.91081">
            <text:p>-55.91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3711">
            <text:p>-45.63711</text:p>
          </table:table-cell>
          <table:table-cell office:value-type="float" office:value="-48.98811">
            <text:p>-48.98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67823">
            <text:p>-50.67823</text:p>
          </table:table-cell>
          <table:table-cell office:value-type="float" office:value="-43.97363">
            <text:p>-43.97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0479">
            <text:p>-52.50479</text:p>
          </table:table-cell>
          <table:table-cell office:value-type="float" office:value="-44.43869">
            <text:p>-44.43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36964">
            <text:p>-49.36964</text:p>
          </table:table-cell>
          <table:table-cell office:value-type="float" office:value="-47.94072">
            <text:p>-47.94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0709">
            <text:p>-40.80709</text:p>
          </table:table-cell>
          <table:table-cell office:value-type="float" office:value="-51.59373">
            <text:p>-51.593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2964">
            <text:p>-27.82964</text:p>
          </table:table-cell>
          <table:table-cell office:value-type="float" office:value="-52.21096">
            <text:p>-52.21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4717">
            <text:p>-12.74717</text:p>
          </table:table-cell>
          <table:table-cell office:value-type="float" office:value="-48.44167">
            <text:p>-48.44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93285">
            <text:p>-38.93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6.94265">
            <text:p>-36.94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7.24331">
            <text:p>-27.24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58371">
            <text:p>-17.58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175056">
            <text:p>-0.6175056</text:p>
          </table:table-cell>
          <table:table-cell office:value-type="float" office:value="-11.34734">
            <text:p>-11.34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5055">
            <text:p>-16.95055</text:p>
          </table:table-cell>
          <table:table-cell office:value-type="float" office:value="-6.858068">
            <text:p>-6.858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7312">
            <text:p>-35.27312</text:p>
          </table:table-cell>
          <table:table-cell office:value-type="float" office:value="-6.37772">
            <text:p>-6.37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574">
            <text:p>-52.1574</text:p>
          </table:table-cell>
          <table:table-cell office:value-type="float" office:value="-16.23519">
            <text:p>-16.23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62553">
            <text:p>-64.62553</text:p>
          </table:table-cell>
          <table:table-cell office:value-type="float" office:value="-30.33755">
            <text:p>-30.33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81008">
            <text:p>-70.81008</text:p>
          </table:table-cell>
          <table:table-cell office:value-type="float" office:value="-44.79586">
            <text:p>-44.79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3498">
            <text:p>-70.3498</text:p>
          </table:table-cell>
          <table:table-cell office:value-type="float" office:value="-57.36302">
            <text:p>-57.36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40124">
            <text:p>-64.40124</text:p>
          </table:table-cell>
          <table:table-cell office:value-type="float" office:value="-66.62386">
            <text:p>-66.62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27744">
            <text:p>-55.27744</text:p>
          </table:table-cell>
          <table:table-cell office:value-type="float" office:value="-71.36584">
            <text:p>-71.36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2138">
            <text:p>-45.82138</text:p>
          </table:table-cell>
          <table:table-cell office:value-type="float" office:value="-70.96767">
            <text:p>-70.96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4389">
            <text:p>-38.64389</text:p>
          </table:table-cell>
          <table:table-cell office:value-type="float" office:value="-64.47046">
            <text:p>-64.47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5759">
            <text:p>-35.45759</text:p>
          </table:table-cell>
          <table:table-cell office:value-type="float" office:value="-69.90397">
            <text:p>-69.90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4932">
            <text:p>-36.64932</text:p>
          </table:table-cell>
          <table:table-cell office:value-type="float" office:value="-65.50394">
            <text:p>-65.50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0799">
            <text:p>-41.20799</text:p>
          </table:table-cell>
          <table:table-cell office:value-type="float" office:value="-57.77276">
            <text:p>-57.77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3007">
            <text:p>-47.03007</text:p>
          </table:table-cell>
          <table:table-cell office:value-type="float" office:value="-51.88561">
            <text:p>-51.88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50168">
            <text:p>-51.50168</text:p>
          </table:table-cell>
          <table:table-cell office:value-type="float" office:value="-48.48059">
            <text:p>-48.48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4065">
            <text:p>-52.24065</text:p>
          </table:table-cell>
          <table:table-cell office:value-type="float" office:value="-47.59301">
            <text:p>-47.59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745">
            <text:p>-47.7745</text:p>
          </table:table-cell>
          <table:table-cell office:value-type="float" office:value="-49.03066">
            <text:p>-49.03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9071">
            <text:p>-37.99071</text:p>
          </table:table-cell>
          <table:table-cell office:value-type="float" office:value="-50.40219">
            <text:p>-50.40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4847">
            <text:p>-24.24847</text:p>
          </table:table-cell>
          <table:table-cell office:value-type="float" office:value="-49.26491">
            <text:p>-49.26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04968">
            <text:p>-9.104968</text:p>
          </table:table-cell>
          <table:table-cell office:value-type="float" office:value="-52.31331">
            <text:p>-52.31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76692">
            <text:p>-37.76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88194">
            <text:p>-28.88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00692">
            <text:p>-18.00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132">
            <text:p>-10.1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24606">
            <text:p>-4.224606</text:p>
          </table:table-cell>
          <table:table-cell office:value-type="float" office:value="-6.275136">
            <text:p>-6.275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5146">
            <text:p>-21.35146</text:p>
          </table:table-cell>
          <table:table-cell office:value-type="float" office:value="-7.366816">
            <text:p>-7.366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3447">
            <text:p>-39.63447</text:p>
          </table:table-cell>
          <table:table-cell office:value-type="float" office:value="-12.45123">
            <text:p>-12.45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68754">
            <text:p>-55.68754</text:p>
          </table:table-cell>
          <table:table-cell office:value-type="float" office:value="-21.09032">
            <text:p>-21.0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7467">
            <text:p>-66.7467</text:p>
          </table:table-cell>
          <table:table-cell office:value-type="float" office:value="-34.86337">
            <text:p>-34.86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8921">
            <text:p>-71.28921</text:p>
          </table:table-cell>
          <table:table-cell office:value-type="float" office:value="-48.55914">
            <text:p>-48.55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33684">
            <text:p>-69.33684</text:p>
          </table:table-cell>
          <table:table-cell office:value-type="float" office:value="-60.05973">
            <text:p>-60.05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37016">
            <text:p>-62.37016</text:p>
          </table:table-cell>
          <table:table-cell office:value-type="float" office:value="-68.1012">
            <text:p>-68.1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90157">
            <text:p>-52.90157</text:p>
          </table:table-cell>
          <table:table-cell office:value-type="float" office:value="-71.20477">
            <text:p>-71.20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8329">
            <text:p>-43.78329</text:p>
          </table:table-cell>
          <table:table-cell office:value-type="float" office:value="-68.65376">
            <text:p>-68.65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635">
            <text:p>-37.4635</text:p>
          </table:table-cell>
          <table:table-cell office:value-type="float" office:value="-60.82652">
            <text:p>-60.82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069">
            <text:p>-35.36069</text:p>
          </table:table-cell>
          <table:table-cell office:value-type="float" office:value="-50.42917">
            <text:p>-50.42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1239">
            <text:p>-37.51239</text:p>
          </table:table-cell>
          <table:table-cell office:value-type="float" office:value="-59.55486">
            <text:p>-59.55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0399">
            <text:p>-42.60399</text:p>
          </table:table-cell>
          <table:table-cell office:value-type="float" office:value="-55.66715">
            <text:p>-55.66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34084">
            <text:p>-48.34084</text:p>
          </table:table-cell>
          <table:table-cell office:value-type="float" office:value="-49.6339">
            <text:p>-49.6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9964">
            <text:p>-52.09964</text:p>
          </table:table-cell>
          <table:table-cell office:value-type="float" office:value="-44.96131">
            <text:p>-44.96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639">
            <text:p>-51.6639</text:p>
          </table:table-cell>
          <table:table-cell office:value-type="float" office:value="-43.75646">
            <text:p>-43.7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5833">
            <text:p>-45.85833</text:p>
          </table:table-cell>
          <table:table-cell office:value-type="float" office:value="-49.06015">
            <text:p>-49.06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343">
            <text:p>-34.9343</text:p>
          </table:table-cell>
          <table:table-cell office:value-type="float" office:value="-51.27864">
            <text:p>-51.27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8085">
            <text:p>-20.58085</text:p>
          </table:table-cell>
          <table:table-cell office:value-type="float" office:value="-52.46444">
            <text:p>-52.46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6935">
            <text:p>-5.56935</text:p>
          </table:table-cell>
          <table:table-cell office:value-type="float" office:value="-50.27946">
            <text:p>-50.27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59081">
            <text:p>-43.59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80684">
            <text:p>-30.80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19715">
            <text:p>-17.19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29753">
            <text:p>-8.329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96211">
            <text:p>-8.096211</text:p>
          </table:table-cell>
          <table:table-cell office:value-type="float" office:value="-5.995642">
            <text:p>-5.995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1997">
            <text:p>-25.81997</text:p>
          </table:table-cell>
          <table:table-cell office:value-type="float" office:value="-8.905695">
            <text:p>-8.905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6195">
            <text:p>-43.86195</text:p>
          </table:table-cell>
          <table:table-cell office:value-type="float" office:value="-11.5308">
            <text:p>-11.5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91683">
            <text:p>-58.91683</text:p>
          </table:table-cell>
          <table:table-cell office:value-type="float" office:value="-22.96826">
            <text:p>-22.96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47548">
            <text:p>-68.47548</text:p>
          </table:table-cell>
          <table:table-cell office:value-type="float" office:value="-37.58895">
            <text:p>-37.58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7852">
            <text:p>-71.37852</text:p>
          </table:table-cell>
          <table:table-cell office:value-type="float" office:value="-51.44268">
            <text:p>-51.44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02122">
            <text:p>-68.02122</text:p>
          </table:table-cell>
          <table:table-cell office:value-type="float" office:value="-62.29925">
            <text:p>-62.299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19107">
            <text:p>-60.19107</text:p>
          </table:table-cell>
          <table:table-cell office:value-type="float" office:value="-69.21791">
            <text:p>-69.21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4848">
            <text:p>-50.54848</text:p>
          </table:table-cell>
          <table:table-cell office:value-type="float" office:value="-71.5279">
            <text:p>-71.5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1454">
            <text:p>-41.91454</text:p>
          </table:table-cell>
          <table:table-cell office:value-type="float" office:value="-68.57951">
            <text:p>-68.57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3911">
            <text:p>-36.53911</text:p>
          </table:table-cell>
          <table:table-cell office:value-type="float" office:value="-59.85709">
            <text:p>-59.85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2106">
            <text:p>-35.52106</text:p>
          </table:table-cell>
          <table:table-cell office:value-type="float" office:value="-65.96282">
            <text:p>-65.96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529">
            <text:p>-38.55529</text:p>
          </table:table-cell>
          <table:table-cell office:value-type="float" office:value="-61.75686">
            <text:p>-61.75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3838">
            <text:p>-44.03838</text:p>
          </table:table-cell>
          <table:table-cell office:value-type="float" office:value="-54.59735">
            <text:p>-54.59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53213">
            <text:p>-49.53213</text:p>
          </table:table-cell>
          <table:table-cell office:value-type="float" office:value="-48.5458">
            <text:p>-48.5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4663">
            <text:p>-52.44663</text:p>
          </table:table-cell>
          <table:table-cell office:value-type="float" office:value="-45.5503">
            <text:p>-45.5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76277">
            <text:p>-50.76277</text:p>
          </table:table-cell>
          <table:table-cell office:value-type="float" office:value="-46.63538">
            <text:p>-46.63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3243">
            <text:p>-43.63243</text:p>
          </table:table-cell>
          <table:table-cell office:value-type="float" office:value="-49.68227">
            <text:p>-49.68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6986">
            <text:p>-31.66986</text:p>
          </table:table-cell>
          <table:table-cell office:value-type="float" office:value="-51.10798">
            <text:p>-51.10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7352">
            <text:p>-16.87352</text:p>
          </table:table-cell>
          <table:table-cell office:value-type="float" office:value="-48.64196">
            <text:p>-48.64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85466">
            <text:p>-2.185466</text:p>
          </table:table-cell>
          <table:table-cell office:value-type="float" office:value="-41.49495">
            <text:p>-41.49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87325">
            <text:p>-28.87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36688">
            <text:p>-24.36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61229">
            <text:p>-14.61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40362">
            <text:p>-7.640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8644">
            <text:p>-12.18644</text:p>
          </table:table-cell>
          <table:table-cell office:value-type="float" office:value="-5.629323">
            <text:p>-5.629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0779">
            <text:p>-30.30779</text:p>
          </table:table-cell>
          <table:table-cell office:value-type="float" office:value="-4.905324">
            <text:p>-4.905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957">
            <text:p>-47.90957</text:p>
          </table:table-cell>
          <table:table-cell office:value-type="float" office:value="-9.638412">
            <text:p>-9.638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81441">
            <text:p>-61.81441</text:p>
          </table:table-cell>
          <table:table-cell office:value-type="float" office:value="-25.75361">
            <text:p>-25.75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80457">
            <text:p>-69.80457</text:p>
          </table:table-cell>
          <table:table-cell office:value-type="float" office:value="-41.35441">
            <text:p>-41.35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9018">
            <text:p>-71.09018</text:p>
          </table:table-cell>
          <table:table-cell office:value-type="float" office:value="-54.47065">
            <text:p>-54.47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43845">
            <text:p>-66.43845</text:p>
          </table:table-cell>
          <table:table-cell office:value-type="float" office:value="-64.7174">
            <text:p>-64.7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9045">
            <text:p>-57.9045</text:p>
          </table:table-cell>
          <table:table-cell office:value-type="float" office:value="-70.76435">
            <text:p>-70.76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25636">
            <text:p>-48.25636</text:p>
          </table:table-cell>
          <table:table-cell office:value-type="float" office:value="-71.22644">
            <text:p>-71.22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4455">
            <text:p>-40.24455</text:p>
          </table:table-cell>
          <table:table-cell office:value-type="float" office:value="-66.85069">
            <text:p>-66.850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7844">
            <text:p>-35.87844</text:p>
          </table:table-cell>
          <table:table-cell office:value-type="float" office:value="-56.85827">
            <text:p>-56.858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2795">
            <text:p>-35.92795</text:p>
          </table:table-cell>
          <table:table-cell office:value-type="float" office:value="-61.74368">
            <text:p>-61.74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4577">
            <text:p>-39.74577</text:p>
          </table:table-cell>
          <table:table-cell office:value-type="float" office:value="-57.2549">
            <text:p>-57.2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7345">
            <text:p>-45.47345</text:p>
          </table:table-cell>
          <table:table-cell office:value-type="float" office:value="-50.44958">
            <text:p>-50.44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7038">
            <text:p>-50.57038</text:p>
          </table:table-cell>
          <table:table-cell office:value-type="float" office:value="-44.87518">
            <text:p>-44.87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1558">
            <text:p>-52.51558</text:p>
          </table:table-cell>
          <table:table-cell office:value-type="float" office:value="-44.64341">
            <text:p>-44.64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53235">
            <text:p>-49.53235</text:p>
          </table:table-cell>
          <table:table-cell office:value-type="float" office:value="-48.00459">
            <text:p>-48.00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1473">
            <text:p>-41.11473</text:p>
          </table:table-cell>
          <table:table-cell office:value-type="float" office:value="-51.10682">
            <text:p>-51.10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345">
            <text:p>-28.2345</text:p>
          </table:table-cell>
          <table:table-cell office:value-type="float" office:value="-51.50079">
            <text:p>-51.50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7099">
            <text:p>-13.17099</text:p>
          </table:table-cell>
          <table:table-cell office:value-type="float" office:value="-47.85412">
            <text:p>-47.85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9.15343">
            <text:p>-39.15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38739">
            <text:p>-37.38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9333">
            <text:p>-26.9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40179">
            <text:p>-17.40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210441">
            <text:p>-0.2210441</text:p>
          </table:table-cell>
          <table:table-cell office:value-type="float" office:value="-12.71294">
            <text:p>-12.71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5067">
            <text:p>-16.45067</text:p>
          </table:table-cell>
          <table:table-cell office:value-type="float" office:value="-6.968296">
            <text:p>-6.968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6441">
            <text:p>-34.76441</text:p>
          </table:table-cell>
          <table:table-cell office:value-type="float" office:value="-6.039262">
            <text:p>-6.039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3322">
            <text:p>-51.73322</text:p>
          </table:table-cell>
          <table:table-cell office:value-type="float" office:value="-15.77466">
            <text:p>-15.77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35671">
            <text:p>-64.35671</text:p>
          </table:table-cell>
          <table:table-cell office:value-type="float" office:value="-29.66794">
            <text:p>-29.66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72938">
            <text:p>-70.72938</text:p>
          </table:table-cell>
          <table:table-cell office:value-type="float" office:value="-44.12506">
            <text:p>-44.12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44585">
            <text:p>-70.44585</text:p>
          </table:table-cell>
          <table:table-cell office:value-type="float" office:value="-56.84612">
            <text:p>-56.84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6235">
            <text:p>-64.6235</text:p>
          </table:table-cell>
          <table:table-cell office:value-type="float" office:value="-66.21694">
            <text:p>-66.21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55061">
            <text:p>-55.55061</text:p>
          </table:table-cell>
          <table:table-cell office:value-type="float" office:value="-70.99579">
            <text:p>-70.995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6561">
            <text:p>-46.06561</text:p>
          </table:table-cell>
          <table:table-cell office:value-type="float" office:value="-70.25306">
            <text:p>-70.25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9561">
            <text:p>-38.79561</text:p>
          </table:table-cell>
          <table:table-cell office:value-type="float" office:value="-64.07077">
            <text:p>-64.07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8568">
            <text:p>-35.48568</text:p>
          </table:table-cell>
          <table:table-cell office:value-type="float" office:value="-70.27678">
            <text:p>-70.27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6253">
            <text:p>-36.56253</text:p>
          </table:table-cell>
          <table:table-cell office:value-type="float" office:value="-66.17559">
            <text:p>-66.175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5166">
            <text:p>-41.05166</text:p>
          </table:table-cell>
          <table:table-cell office:value-type="float" office:value="-59.56175">
            <text:p>-59.56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7322">
            <text:p>-46.87322</text:p>
          </table:table-cell>
          <table:table-cell office:value-type="float" office:value="-52.88183">
            <text:p>-52.88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41774">
            <text:p>-51.41774</text:p>
          </table:table-cell>
          <table:table-cell office:value-type="float" office:value="-48.4428">
            <text:p>-48.4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8672">
            <text:p>-52.28672</text:p>
          </table:table-cell>
          <table:table-cell office:value-type="float" office:value="-46.62359">
            <text:p>-46.62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47">
            <text:p>-47.9747</text:p>
          </table:table-cell>
          <table:table-cell office:value-type="float" office:value="-48.18085">
            <text:p>-48.18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2777">
            <text:p>-38.32777</text:p>
          </table:table-cell>
          <table:table-cell office:value-type="float" office:value="-50.20362">
            <text:p>-50.20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6595">
            <text:p>-24.66595</text:p>
          </table:table-cell>
          <table:table-cell office:value-type="float" office:value="-49.26384">
            <text:p>-49.26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1973">
            <text:p>-9.51973</text:p>
          </table:table-cell>
          <table:table-cell office:value-type="float" office:value="-44.0163">
            <text:p>-44.0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0.62681">
            <text:p>-40.62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93393">
            <text:p>-31.93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84982">
            <text:p>-20.84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13502">
            <text:p>-12.13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95087">
            <text:p>-3.795087</text:p>
          </table:table-cell>
          <table:table-cell office:value-type="float" office:value="-7.526552">
            <text:p>-7.526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404">
            <text:p>-20.8404</text:p>
          </table:table-cell>
          <table:table-cell office:value-type="float" office:value="-6.403707">
            <text:p>-6.4037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3825">
            <text:p>-39.13825</text:p>
          </table:table-cell>
          <table:table-cell office:value-type="float" office:value="-9.378213">
            <text:p>-9.3782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29585">
            <text:p>-55.29585</text:p>
          </table:table-cell>
          <table:table-cell office:value-type="float" office:value="-20.05608">
            <text:p>-20.05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52225">
            <text:p>-66.52225</text:p>
          </table:table-cell>
          <table:table-cell office:value-type="float" office:value="-34.4352">
            <text:p>-34.4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5414">
            <text:p>-71.25414</text:p>
          </table:table-cell>
          <table:table-cell office:value-type="float" office:value="-48.15641">
            <text:p>-48.15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46944">
            <text:p>-69.46944</text:p>
          </table:table-cell>
          <table:table-cell office:value-type="float" office:value="-59.64336">
            <text:p>-59.64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61226">
            <text:p>-62.61226</text:p>
          </table:table-cell>
          <table:table-cell office:value-type="float" office:value="-67.78786">
            <text:p>-67.78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17476">
            <text:p>-53.17476</text:p>
          </table:table-cell>
          <table:table-cell office:value-type="float" office:value="-71.04776">
            <text:p>-71.04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0987">
            <text:p>-44.00987</text:p>
          </table:table-cell>
          <table:table-cell office:value-type="float" office:value="-68.75004">
            <text:p>-68.75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8657">
            <text:p>-37.58657</text:p>
          </table:table-cell>
          <table:table-cell office:value-type="float" office:value="-61.26997">
            <text:p>-61.26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5854">
            <text:p>-35.35854</text:p>
          </table:table-cell>
          <table:table-cell office:value-type="float" office:value="-67.15843">
            <text:p>-67.15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0334">
            <text:p>-37.40334</text:p>
          </table:table-cell>
          <table:table-cell office:value-type="float" office:value="-60.8293">
            <text:p>-60.8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4066">
            <text:p>-42.44066</text:p>
          </table:table-cell>
          <table:table-cell office:value-type="float" office:value="-53.64112">
            <text:p>-53.64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19524">
            <text:p>-48.19524</text:p>
          </table:table-cell>
          <table:table-cell office:value-type="float" office:value="-46.69345">
            <text:p>-46.69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4306">
            <text:p>-52.04306</text:p>
          </table:table-cell>
          <table:table-cell office:value-type="float" office:value="-43.00472">
            <text:p>-43.00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4673">
            <text:p>-51.74673</text:p>
          </table:table-cell>
          <table:table-cell office:value-type="float" office:value="-43.95751">
            <text:p>-43.95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9499">
            <text:p>-46.09499</text:p>
          </table:table-cell>
          <table:table-cell office:value-type="float" office:value="-49.5524">
            <text:p>-49.5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9738">
            <text:p>-35.29738</text:p>
          </table:table-cell>
          <table:table-cell office:value-type="float" office:value="-51.86565">
            <text:p>-51.86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0596">
            <text:p>-21.00596</text:p>
          </table:table-cell>
          <table:table-cell office:value-type="float" office:value="-54.12508">
            <text:p>-54.12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69602">
            <text:p>-5.969602</text:p>
          </table:table-cell>
          <table:table-cell office:value-type="float" office:value="-52.99658">
            <text:p>-52.99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6.29955">
            <text:p>-46.29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52969">
            <text:p>-33.52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94581">
            <text:p>-18.94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22954">
            <text:p>-9.922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38491">
            <text:p>-7.638491</text:p>
          </table:table-cell>
          <table:table-cell office:value-type="float" office:value="-7.911451">
            <text:p>-7.911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0353">
            <text:p>-25.30353</text:p>
          </table:table-cell>
          <table:table-cell office:value-type="float" office:value="-9.887497">
            <text:p>-9.887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8359">
            <text:p>-43.38359</text:p>
          </table:table-cell>
          <table:table-cell office:value-type="float" office:value="-11.8516">
            <text:p>-11.8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56141">
            <text:p>-58.56141</text:p>
          </table:table-cell>
          <table:table-cell office:value-type="float" office:value="-23.17394">
            <text:p>-23.17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29671">
            <text:p>-68.29671</text:p>
          </table:table-cell>
          <table:table-cell office:value-type="float" office:value="-37.56368">
            <text:p>-37.56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878">
            <text:p>-71.3878</text:p>
          </table:table-cell>
          <table:table-cell office:value-type="float" office:value="-51.24949">
            <text:p>-51.24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18689">
            <text:p>-68.18689</text:p>
          </table:table-cell>
          <table:table-cell office:value-type="float" office:value="-62.21954">
            <text:p>-62.21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44827">
            <text:p>-60.44827</text:p>
          </table:table-cell>
          <table:table-cell office:value-type="float" office:value="-69.25444">
            <text:p>-69.25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1701">
            <text:p>-50.81701</text:p>
          </table:table-cell>
          <table:table-cell office:value-type="float" office:value="-71.5593">
            <text:p>-71.5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2003">
            <text:p>-42.12003</text:p>
          </table:table-cell>
          <table:table-cell office:value-type="float" office:value="-68.76083">
            <text:p>-68.76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222">
            <text:p>-36.63222</text:p>
          </table:table-cell>
          <table:table-cell office:value-type="float" office:value="-59.89388">
            <text:p>-59.89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8977">
            <text:p>-35.48977</text:p>
          </table:table-cell>
          <table:table-cell office:value-type="float" office:value="-66.93412">
            <text:p>-66.93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2716">
            <text:p>-38.42716</text:p>
          </table:table-cell>
          <table:table-cell office:value-type="float" office:value="-63.94078">
            <text:p>-63.94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7241">
            <text:p>-43.87241</text:p>
          </table:table-cell>
          <table:table-cell office:value-type="float" office:value="-57.30884">
            <text:p>-57.30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4021">
            <text:p>-49.4021</text:p>
          </table:table-cell>
          <table:table-cell office:value-type="float" office:value="-51.33754">
            <text:p>-51.33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1954">
            <text:p>-52.41954</text:p>
          </table:table-cell>
          <table:table-cell office:value-type="float" office:value="-47.59784">
            <text:p>-47.59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8323">
            <text:p>-50.88323</text:p>
          </table:table-cell>
          <table:table-cell office:value-type="float" office:value="-46.92538">
            <text:p>-46.92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0389">
            <text:p>-43.90389</text:p>
          </table:table-cell>
          <table:table-cell office:value-type="float" office:value="-49.56531">
            <text:p>-49.565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5617">
            <text:p>-32.05617</text:p>
          </table:table-cell>
          <table:table-cell office:value-type="float" office:value="-50.82469">
            <text:p>-50.82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0103">
            <text:p>-17.30103</text:p>
          </table:table-cell>
          <table:table-cell office:value-type="float" office:value="-48.32626">
            <text:p>-48.32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65862">
            <text:p>-2.565862</text:p>
          </table:table-cell>
          <table:table-cell office:value-type="float" office:value="-41.52752">
            <text:p>-41.52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06378">
            <text:p>-37.06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8638">
            <text:p>-26.8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34895">
            <text:p>-16.34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999424">
            <text:p>-8.999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0573">
            <text:p>-11.70573</text:p>
          </table:table-cell>
          <table:table-cell office:value-type="float" office:value="-6.186846">
            <text:p>-6.186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9179">
            <text:p>-29.79179</text:p>
          </table:table-cell>
          <table:table-cell office:value-type="float" office:value="-6.364147">
            <text:p>-6.364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5307">
            <text:p>-47.45307</text:p>
          </table:table-cell>
          <table:table-cell office:value-type="float" office:value="-12.10364">
            <text:p>-12.10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49847">
            <text:p>-61.49847</text:p>
          </table:table-cell>
          <table:table-cell office:value-type="float" office:value="-26.66798">
            <text:p>-26.66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67215">
            <text:p>-69.67215</text:p>
          </table:table-cell>
          <table:table-cell office:value-type="float" office:value="-41.53513">
            <text:p>-41.53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14273">
            <text:p>-71.14273</text:p>
          </table:table-cell>
          <table:table-cell office:value-type="float" office:value="-54.44542">
            <text:p>-54.44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63326">
            <text:p>-66.63326</text:p>
          </table:table-cell>
          <table:table-cell office:value-type="float" office:value="-64.71271">
            <text:p>-64.71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17198">
            <text:p>-58.17198</text:p>
          </table:table-cell>
          <table:table-cell office:value-type="float" office:value="-70.81967">
            <text:p>-70.819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51696">
            <text:p>-48.51696</text:p>
          </table:table-cell>
          <table:table-cell office:value-type="float" office:value="-71.2863">
            <text:p>-71.2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2598">
            <text:p>-40.42598</text:p>
          </table:table-cell>
          <table:table-cell office:value-type="float" office:value="-66.63758">
            <text:p>-66.63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4088">
            <text:p>-35.94088</text:p>
          </table:table-cell>
          <table:table-cell office:value-type="float" office:value="-56.71427">
            <text:p>-56.71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6843">
            <text:p>-35.86843</text:p>
          </table:table-cell>
          <table:table-cell office:value-type="float" office:value="-62.24396">
            <text:p>-62.24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0213">
            <text:p>-39.60213</text:p>
          </table:table-cell>
          <table:table-cell office:value-type="float" office:value="-58.16006">
            <text:p>-58.16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0929">
            <text:p>-45.30929</text:p>
          </table:table-cell>
          <table:table-cell office:value-type="float" office:value="-50.81147">
            <text:p>-50.81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45872">
            <text:p>-50.45872</text:p>
          </table:table-cell>
          <table:table-cell office:value-type="float" office:value="-45.10238">
            <text:p>-45.10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243">
            <text:p>-52.52243</text:p>
          </table:table-cell>
          <table:table-cell office:value-type="float" office:value="-44.61299">
            <text:p>-44.61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6907">
            <text:p>-49.6907</text:p>
          </table:table-cell>
          <table:table-cell office:value-type="float" office:value="-47.25224">
            <text:p>-47.25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194">
            <text:p>-41.4194</text:p>
          </table:table-cell>
          <table:table-cell office:value-type="float" office:value="-50.86466">
            <text:p>-50.86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3761">
            <text:p>-28.63761</text:p>
          </table:table-cell>
          <table:table-cell office:value-type="float" office:value="-51.50366">
            <text:p>-51.50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9551">
            <text:p>-13.59551</text:p>
          </table:table-cell>
          <table:table-cell office:value-type="float" office:value="-48.00056">
            <text:p>-48.00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9.32101">
            <text:p>-39.32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43188">
            <text:p>-37.43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95937">
            <text:p>-26.95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46074">
            <text:p>-17.46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25512">
            <text:p>-12.25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5245">
            <text:p>-15.95245</text:p>
          </table:table-cell>
          <table:table-cell office:value-type="float" office:value="-6.734671">
            <text:p>-6.734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5323">
            <text:p>-34.25323</text:p>
          </table:table-cell>
          <table:table-cell office:value-type="float" office:value="-5.740507">
            <text:p>-5.740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0558">
            <text:p>-51.30558</text:p>
          </table:table-cell>
          <table:table-cell office:value-type="float" office:value="-15.13542">
            <text:p>-15.13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08289">
            <text:p>-64.08289</text:p>
          </table:table-cell>
          <table:table-cell office:value-type="float" office:value="-29.27186">
            <text:p>-29.27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64371">
            <text:p>-70.64371</text:p>
          </table:table-cell>
          <table:table-cell office:value-type="float" office:value="-43.81441">
            <text:p>-43.81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53748">
            <text:p>-70.53748</text:p>
          </table:table-cell>
          <table:table-cell office:value-type="float" office:value="-56.56198">
            <text:p>-56.56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84319">
            <text:p>-64.84319</text:p>
          </table:table-cell>
          <table:table-cell office:value-type="float" office:value="-66.08202">
            <text:p>-66.08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82491">
            <text:p>-55.82491</text:p>
          </table:table-cell>
          <table:table-cell office:value-type="float" office:value="-70.90241">
            <text:p>-70.90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1162">
            <text:p>-46.31162</text:p>
          </table:table-cell>
          <table:table-cell office:value-type="float" office:value="-70.07797">
            <text:p>-70.07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5053">
            <text:p>-38.95053</text:p>
          </table:table-cell>
          <table:table-cell office:value-type="float" office:value="-63.88256">
            <text:p>-63.88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1709">
            <text:p>-35.51709</text:p>
          </table:table-cell>
          <table:table-cell office:value-type="float" office:value="-69.96896">
            <text:p>-69.96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7847">
            <text:p>-36.47847</text:p>
          </table:table-cell>
          <table:table-cell office:value-type="float" office:value="-65.74107">
            <text:p>-65.74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964">
            <text:p>-40.8964</text:p>
          </table:table-cell>
          <table:table-cell office:value-type="float" office:value="-59.19345">
            <text:p>-59.19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1392">
            <text:p>-46.71392</text:p>
          </table:table-cell>
          <table:table-cell office:value-type="float" office:value="-52.81978">
            <text:p>-52.81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3087">
            <text:p>-51.33087</text:p>
          </table:table-cell>
          <table:table-cell office:value-type="float" office:value="-48.27989">
            <text:p>-48.27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2864">
            <text:p>-52.32864</text:p>
          </table:table-cell>
          <table:table-cell office:value-type="float" office:value="-46.42807">
            <text:p>-46.42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17071">
            <text:p>-48.17071</text:p>
          </table:table-cell>
          <table:table-cell office:value-type="float" office:value="-48.28978">
            <text:p>-48.28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616">
            <text:p>-38.6616</text:p>
          </table:table-cell>
          <table:table-cell office:value-type="float" office:value="-50.03888">
            <text:p>-50.03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8224">
            <text:p>-25.08224</text:p>
          </table:table-cell>
          <table:table-cell office:value-type="float" office:value="-49.2212">
            <text:p>-49.2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3727">
            <text:p>-9.93727</text:p>
          </table:table-cell>
          <table:table-cell office:value-type="float" office:value="-44.14434">
            <text:p>-44.14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1.03606">
            <text:p>-41.03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39234">
            <text:p>-32.39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65092">
            <text:p>-20.65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76212">
            <text:p>-11.76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69134">
            <text:p>-3.369134</text:p>
          </table:table-cell>
          <table:table-cell office:value-type="float" office:value="-7.481338">
            <text:p>-7.481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2888">
            <text:p>-20.32888</text:p>
          </table:table-cell>
          <table:table-cell office:value-type="float" office:value="-6.567368">
            <text:p>-6.567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4031">
            <text:p>-38.64031</text:p>
          </table:table-cell>
          <table:table-cell office:value-type="float" office:value="-10.53566">
            <text:p>-10.53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90022">
            <text:p>-54.90022</text:p>
          </table:table-cell>
          <table:table-cell office:value-type="float" office:value="-20.11919">
            <text:p>-20.11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29241">
            <text:p>-66.29241</text:p>
          </table:table-cell>
          <table:table-cell office:value-type="float" office:value="-34.03008">
            <text:p>-34.03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1389">
            <text:p>-71.21389</text:p>
          </table:table-cell>
          <table:table-cell office:value-type="float" office:value="-47.86339">
            <text:p>-47.86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59802">
            <text:p>-69.59802</text:p>
          </table:table-cell>
          <table:table-cell office:value-type="float" office:value="-59.48597">
            <text:p>-59.48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85375">
            <text:p>-62.85375</text:p>
          </table:table-cell>
          <table:table-cell office:value-type="float" office:value="-67.72713">
            <text:p>-67.72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44819">
            <text:p>-53.44819</text:p>
          </table:table-cell>
          <table:table-cell office:value-type="float" office:value="-71.08894">
            <text:p>-71.08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3866">
            <text:p>-44.23866</text:p>
          </table:table-cell>
          <table:table-cell office:value-type="float" office:value="-68.96503">
            <text:p>-68.96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1334">
            <text:p>-37.71334</text:p>
          </table:table-cell>
          <table:table-cell office:value-type="float" office:value="-61.61374">
            <text:p>-61.61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5981">
            <text:p>-35.35981</text:p>
          </table:table-cell>
          <table:table-cell office:value-type="float" office:value="-50.94854">
            <text:p>-50.94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9671">
            <text:p>-37.29671</text:p>
          </table:table-cell>
          <table:table-cell office:value-type="float" office:value="-59.79837">
            <text:p>-59.79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7652">
            <text:p>-42.27652</text:p>
          </table:table-cell>
          <table:table-cell office:value-type="float" office:value="-55.69593">
            <text:p>-55.69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13">
            <text:p>-48.04813</text:p>
          </table:table-cell>
          <table:table-cell office:value-type="float" office:value="-49.55527">
            <text:p>-49.55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8318">
            <text:p>-51.98318</text:p>
          </table:table-cell>
          <table:table-cell office:value-type="float" office:value="-45.32528">
            <text:p>-45.32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248">
            <text:p>-51.8248</text:p>
          </table:table-cell>
          <table:table-cell office:value-type="float" office:value="-44.29161">
            <text:p>-44.29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753">
            <text:p>-46.32753</text:p>
          </table:table-cell>
          <table:table-cell office:value-type="float" office:value="-49.11006">
            <text:p>-49.11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5765">
            <text:p>-35.65765</text:p>
          </table:table-cell>
          <table:table-cell office:value-type="float" office:value="-51.36489">
            <text:p>-51.36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3182">
            <text:p>-21.43182</text:p>
          </table:table-cell>
          <table:table-cell office:value-type="float" office:value="-51.22639">
            <text:p>-51.22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71802">
            <text:p>-6.371802</text:p>
          </table:table-cell>
          <table:table-cell office:value-type="float" office:value="-51.26887">
            <text:p>-51.26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5.06507">
            <text:p>-45.06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11039">
            <text:p>-33.11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00354">
            <text:p>-19.00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24459">
            <text:p>-9.524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82463">
            <text:p>-7.182463</text:p>
          </table:table-cell>
          <table:table-cell office:value-type="float" office:value="-7.003647">
            <text:p>-7.003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8742">
            <text:p>-24.78742</text:p>
          </table:table-cell>
          <table:table-cell office:value-type="float" office:value="-9.138391">
            <text:p>-9.138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0292">
            <text:p>-42.90292</text:p>
          </table:table-cell>
          <table:table-cell office:value-type="float" office:value="-10.82118">
            <text:p>-10.82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20091">
            <text:p>-58.20091</text:p>
          </table:table-cell>
          <table:table-cell office:value-type="float" office:value="-22.26827">
            <text:p>-22.268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11263">
            <text:p>-68.11263</text:p>
          </table:table-cell>
          <table:table-cell office:value-type="float" office:value="-37.01965">
            <text:p>-37.01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9206">
            <text:p>-71.39206</text:p>
          </table:table-cell>
          <table:table-cell office:value-type="float" office:value="-51.03242">
            <text:p>-51.03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35017">
            <text:p>-68.35017</text:p>
          </table:table-cell>
          <table:table-cell office:value-type="float" office:value="-62.22924">
            <text:p>-62.22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70398">
            <text:p>-60.70398</text:p>
          </table:table-cell>
          <table:table-cell office:value-type="float" office:value="-69.42658">
            <text:p>-69.42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8631">
            <text:p>-51.08631</text:p>
          </table:table-cell>
          <table:table-cell office:value-type="float" office:value="-71.8122">
            <text:p>-71.8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2895">
            <text:p>-42.32895</text:p>
          </table:table-cell>
          <table:table-cell office:value-type="float" office:value="-69.05421">
            <text:p>-69.05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2882">
            <text:p>-36.72882</text:p>
          </table:table-cell>
          <table:table-cell office:value-type="float" office:value="-60.54326">
            <text:p>-60.54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6176">
            <text:p>-35.46176</text:p>
          </table:table-cell>
          <table:table-cell office:value-type="float" office:value="-66.72092">
            <text:p>-66.72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9992">
            <text:p>-38.29992</text:p>
          </table:table-cell>
          <table:table-cell office:value-type="float" office:value="-62.923">
            <text:p>-62.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0652">
            <text:p>-43.70652</text:p>
          </table:table-cell>
          <table:table-cell office:value-type="float" office:value="-55.50092">
            <text:p>-55.50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7005">
            <text:p>-49.27005</text:p>
          </table:table-cell>
          <table:table-cell office:value-type="float" office:value="-49.37955">
            <text:p>-49.37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8974">
            <text:p>-52.38974</text:p>
          </table:table-cell>
          <table:table-cell office:value-type="float" office:value="-46.50018">
            <text:p>-46.50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9932">
            <text:p>-50.99932</text:p>
          </table:table-cell>
          <table:table-cell office:value-type="float" office:value="-47.06685">
            <text:p>-47.06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7145">
            <text:p>-44.17145</text:p>
          </table:table-cell>
          <table:table-cell office:value-type="float" office:value="-49.80333">
            <text:p>-49.80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3906">
            <text:p>-32.43906</text:p>
          </table:table-cell>
          <table:table-cell office:value-type="float" office:value="-51.26773">
            <text:p>-51.26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2853">
            <text:p>-17.72853</text:p>
          </table:table-cell>
          <table:table-cell office:value-type="float" office:value="-48.84352">
            <text:p>-48.84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48813">
            <text:p>-2.948813</text:p>
          </table:table-cell>
          <table:table-cell office:value-type="float" office:value="-42.07389">
            <text:p>-42.07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83359">
            <text:p>-38.83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17185">
            <text:p>-29.17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0935">
            <text:p>-18.0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1587">
            <text:p>-10.11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274">
            <text:p>-11.2274</text:p>
          </table:table-cell>
          <table:table-cell office:value-type="float" office:value="-6.755548">
            <text:p>-6.755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7545">
            <text:p>-29.27545</text:p>
          </table:table-cell>
          <table:table-cell office:value-type="float" office:value="-7.594581">
            <text:p>-7.594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948">
            <text:p>-46.9948</text:p>
          </table:table-cell>
          <table:table-cell office:value-type="float" office:value="-13.47675">
            <text:p>-13.47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17784">
            <text:p>-61.17784</text:p>
          </table:table-cell>
          <table:table-cell office:value-type="float" office:value="-26.77035">
            <text:p>-26.77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53363">
            <text:p>-69.53363</text:p>
          </table:table-cell>
          <table:table-cell office:value-type="float" office:value="-41.37902">
            <text:p>-41.37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18965">
            <text:p>-71.18965</text:p>
          </table:table-cell>
          <table:table-cell office:value-type="float" office:value="-54.22089">
            <text:p>-54.22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82492">
            <text:p>-66.82492</text:p>
          </table:table-cell>
          <table:table-cell office:value-type="float" office:value="-64.34986">
            <text:p>-64.34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4382">
            <text:p>-58.4382</text:p>
          </table:table-cell>
          <table:table-cell office:value-type="float" office:value="-70.34256">
            <text:p>-70.34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77762">
            <text:p>-48.77762</text:p>
          </table:table-cell>
          <table:table-cell office:value-type="float" office:value="-71.04916">
            <text:p>-71.04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1032">
            <text:p>-40.61032</text:p>
          </table:table-cell>
          <table:table-cell office:value-type="float" office:value="-66.29433">
            <text:p>-66.29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0717">
            <text:p>-36.00717</text:p>
          </table:table-cell>
          <table:table-cell office:value-type="float" office:value="-56.77895">
            <text:p>-56.77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1274">
            <text:p>-35.81274</text:p>
          </table:table-cell>
          <table:table-cell office:value-type="float" office:value="-63.25105">
            <text:p>-63.25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6009">
            <text:p>-39.46009</text:p>
          </table:table-cell>
          <table:table-cell office:value-type="float" office:value="-58.88593">
            <text:p>-58.88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4545">
            <text:p>-45.14545</text:p>
          </table:table-cell>
          <table:table-cell office:value-type="float" office:value="-51.0302">
            <text:p>-51.0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34587">
            <text:p>-50.34587</text:p>
          </table:table-cell>
          <table:table-cell office:value-type="float" office:value="-44.38818">
            <text:p>-44.38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537">
            <text:p>-52.52537</text:p>
          </table:table-cell>
          <table:table-cell office:value-type="float" office:value="-43.76064">
            <text:p>-43.76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84548">
            <text:p>-49.84548</text:p>
          </table:table-cell>
          <table:table-cell office:value-type="float" office:value="-47.2488">
            <text:p>-47.2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1981">
            <text:p>-41.71981</text:p>
          </table:table-cell>
          <table:table-cell office:value-type="float" office:value="-50.72478">
            <text:p>-50.72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3888">
            <text:p>-29.03888</text:p>
          </table:table-cell>
          <table:table-cell office:value-type="float" office:value="-51.63393">
            <text:p>-51.63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2104">
            <text:p>-14.02104</text:p>
          </table:table-cell>
          <table:table-cell office:value-type="float" office:value="-48.39254">
            <text:p>-48.39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9.77443">
            <text:p>-39.77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5.85859">
            <text:p>-25.85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77108">
            <text:p>-22.77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33381">
            <text:p>-17.33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51058">
            <text:p>-13.51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5525">
            <text:p>-15.45525</text:p>
          </table:table-cell>
          <table:table-cell office:value-type="float" office:value="-8.446804">
            <text:p>-8.446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4244">
            <text:p>-33.74244</text:p>
          </table:table-cell>
          <table:table-cell office:value-type="float" office:value="-5.528113">
            <text:p>-5.528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7451">
            <text:p>-50.87451</text:p>
          </table:table-cell>
          <table:table-cell office:value-type="float" office:value="-14.11344">
            <text:p>-14.11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80331">
            <text:p>-63.80331</text:p>
          </table:table-cell>
          <table:table-cell office:value-type="float" office:value="-28.53979">
            <text:p>-28.53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55235">
            <text:p>-70.55235</text:p>
          </table:table-cell>
          <table:table-cell office:value-type="float" office:value="-43.64838">
            <text:p>-43.64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62466">
            <text:p>-70.62466</text:p>
          </table:table-cell>
          <table:table-cell office:value-type="float" office:value="-56.80023">
            <text:p>-56.80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05979">
            <text:p>-65.05979</text:p>
          </table:table-cell>
          <table:table-cell office:value-type="float" office:value="-66.30968">
            <text:p>-66.30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0974">
            <text:p>-56.0974</text:p>
          </table:table-cell>
          <table:table-cell office:value-type="float" office:value="-71.15631">
            <text:p>-71.15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5938">
            <text:p>-46.55938</text:p>
          </table:table-cell>
          <table:table-cell office:value-type="float" office:value="-70.70255">
            <text:p>-70.70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0875">
            <text:p>-39.10875</text:p>
          </table:table-cell>
          <table:table-cell office:value-type="float" office:value="-64.60765">
            <text:p>-64.60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5226">
            <text:p>-35.55226</text:p>
          </table:table-cell>
          <table:table-cell office:value-type="float" office:value="-69.0957">
            <text:p>-69.0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9721">
            <text:p>-36.39721</text:p>
          </table:table-cell>
          <table:table-cell office:value-type="float" office:value="-64.92064">
            <text:p>-64.92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295">
            <text:p>-40.74295</text:p>
          </table:table-cell>
          <table:table-cell office:value-type="float" office:value="-58.20039">
            <text:p>-58.20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5511">
            <text:p>-46.55511</text:p>
          </table:table-cell>
          <table:table-cell office:value-type="float" office:value="-52.09723">
            <text:p>-52.097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2411">
            <text:p>-51.2411</text:p>
          </table:table-cell>
          <table:table-cell office:value-type="float" office:value="-48.15108">
            <text:p>-48.15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6726">
            <text:p>-52.36726</text:p>
          </table:table-cell>
          <table:table-cell office:value-type="float" office:value="-47.04862">
            <text:p>-47.04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36233">
            <text:p>-48.36233</text:p>
          </table:table-cell>
          <table:table-cell office:value-type="float" office:value="-48.16558">
            <text:p>-48.16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9216">
            <text:p>-38.99216</text:p>
          </table:table-cell>
          <table:table-cell office:value-type="float" office:value="-50.14186">
            <text:p>-50.14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9776">
            <text:p>-25.49776</text:p>
          </table:table-cell>
          <table:table-cell office:value-type="float" office:value="-49.56357">
            <text:p>-49.56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546">
            <text:p>-10.3546</text:p>
          </table:table-cell>
          <table:table-cell office:value-type="float" office:value="-49.23249">
            <text:p>-49.23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4.6828">
            <text:p>-44.6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5.18946">
            <text:p>-35.18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73146">
            <text:p>-22.73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14993">
            <text:p>-13.14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46192">
            <text:p>-2.946192</text:p>
          </table:table-cell>
          <table:table-cell office:value-type="float" office:value="-8.587622">
            <text:p>-8.587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1989">
            <text:p>-19.81989</text:p>
          </table:table-cell>
          <table:table-cell office:value-type="float" office:value="-6.636607">
            <text:p>-6.636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4072">
            <text:p>-38.14072</text:p>
          </table:table-cell>
          <table:table-cell office:value-type="float" office:value="-10.78664">
            <text:p>-10.78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49987">
            <text:p>-54.49987</text:p>
          </table:table-cell>
          <table:table-cell office:value-type="float" office:value="-20.84876">
            <text:p>-20.84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05759">
            <text:p>-66.05759</text:p>
          </table:table-cell>
          <table:table-cell office:value-type="float" office:value="-34.85645">
            <text:p>-34.85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16841">
            <text:p>-71.16841</text:p>
          </table:table-cell>
          <table:table-cell office:value-type="float" office:value="-48.41915">
            <text:p>-48.41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72193">
            <text:p>-69.72193</text:p>
          </table:table-cell>
          <table:table-cell office:value-type="float" office:value="-60.03091">
            <text:p>-60.03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0917">
            <text:p>-63.0917</text:p>
          </table:table-cell>
          <table:table-cell office:value-type="float" office:value="-67.84712">
            <text:p>-67.84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7218">
            <text:p>-53.7218</text:p>
          </table:table-cell>
          <table:table-cell office:value-type="float" office:value="-70.95831">
            <text:p>-70.958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6961">
            <text:p>-44.46961</text:p>
          </table:table-cell>
          <table:table-cell office:value-type="float" office:value="-68.70192">
            <text:p>-68.70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4315">
            <text:p>-37.84315</text:p>
          </table:table-cell>
          <table:table-cell office:value-type="float" office:value="-61.75389">
            <text:p>-61.75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455">
            <text:p>-35.36455</text:p>
          </table:table-cell>
          <table:table-cell office:value-type="float" office:value="-72.43221">
            <text:p>-72.43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9309">
            <text:p>-37.19309</text:p>
          </table:table-cell>
          <table:table-cell office:value-type="float" office:value="-65.05804">
            <text:p>-65.05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1442">
            <text:p>-42.11442</text:p>
          </table:table-cell>
          <table:table-cell office:value-type="float" office:value="-56.45385">
            <text:p>-56.45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956">
            <text:p>-47.89956</text:p>
          </table:table-cell>
          <table:table-cell office:value-type="float" office:value="-47.94117">
            <text:p>-47.94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2084">
            <text:p>-51.92084</text:p>
          </table:table-cell>
          <table:table-cell office:value-type="float" office:value="-42.86244">
            <text:p>-42.86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9905">
            <text:p>-51.89905</text:p>
          </table:table-cell>
          <table:table-cell office:value-type="float" office:value="-45.06136">
            <text:p>-45.06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5591">
            <text:p>-46.55591</text:p>
          </table:table-cell>
          <table:table-cell office:value-type="float" office:value="-49.09594">
            <text:p>-49.09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1569">
            <text:p>-36.01569</text:p>
          </table:table-cell>
          <table:table-cell office:value-type="float" office:value="-51.61867">
            <text:p>-51.61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5563">
            <text:p>-21.85563</text:p>
          </table:table-cell>
          <table:table-cell office:value-type="float" office:value="-50.68661">
            <text:p>-50.68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75875">
            <text:p>-6.775875</text:p>
          </table:table-cell>
          <table:table-cell office:value-type="float" office:value="-44.99422">
            <text:p>-44.99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35495">
            <text:p>-33.35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86776">
            <text:p>-28.86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83492">
            <text:p>-19.83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14596">
            <text:p>-12.14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30793">
            <text:p>-6.730793</text:p>
          </table:table-cell>
          <table:table-cell office:value-type="float" office:value="-9.498749">
            <text:p>-9.498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717">
            <text:p>-24.2717</text:p>
          </table:table-cell>
          <table:table-cell office:value-type="float" office:value="-9.021774">
            <text:p>-9.021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1918">
            <text:p>-42.41918</text:p>
          </table:table-cell>
          <table:table-cell office:value-type="float" office:value="-9.164804">
            <text:p>-9.164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83682">
            <text:p>-57.83682</text:p>
          </table:table-cell>
          <table:table-cell office:value-type="float" office:value="-20.95702">
            <text:p>-20.95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92326">
            <text:p>-67.92326</text:p>
          </table:table-cell>
          <table:table-cell office:value-type="float" office:value="-36.16581">
            <text:p>-36.16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9059">
            <text:p>-71.39059</text:p>
          </table:table-cell>
          <table:table-cell office:value-type="float" office:value="-50.42311">
            <text:p>-50.42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50856">
            <text:p>-68.50856</text:p>
          </table:table-cell>
          <table:table-cell office:value-type="float" office:value="-61.97352">
            <text:p>-61.97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95813">
            <text:p>-60.95813</text:p>
          </table:table-cell>
          <table:table-cell office:value-type="float" office:value="-69.49972">
            <text:p>-69.49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5616">
            <text:p>-51.35616</text:p>
          </table:table-cell>
          <table:table-cell office:value-type="float" office:value="-71.93761">
            <text:p>-71.93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3958">
            <text:p>-42.53958</text:p>
          </table:table-cell>
          <table:table-cell office:value-type="float" office:value="-68.93076">
            <text:p>-68.93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2891">
            <text:p>-36.82891</text:p>
          </table:table-cell>
          <table:table-cell office:value-type="float" office:value="-60.55122">
            <text:p>-60.55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3749">
            <text:p>-35.43749</text:p>
          </table:table-cell>
          <table:table-cell office:value-type="float" office:value="-65.81431">
            <text:p>-65.81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759">
            <text:p>-38.1759</text:p>
          </table:table-cell>
          <table:table-cell office:value-type="float" office:value="-60.54863">
            <text:p>-60.54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4076">
            <text:p>-43.54076</text:p>
          </table:table-cell>
          <table:table-cell office:value-type="float" office:value="-53.36363">
            <text:p>-53.36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13686">
            <text:p>-49.13686</text:p>
          </table:table-cell>
          <table:table-cell office:value-type="float" office:value="-47.37183">
            <text:p>-47.37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5632">
            <text:p>-52.35632</text:p>
          </table:table-cell>
          <table:table-cell office:value-type="float" office:value="-44.76814">
            <text:p>-44.76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11107">
            <text:p>-51.11107</text:p>
          </table:table-cell>
          <table:table-cell office:value-type="float" office:value="-46.06084">
            <text:p>-46.06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3579">
            <text:p>-44.43579</text:p>
          </table:table-cell>
          <table:table-cell office:value-type="float" office:value="-49.79392">
            <text:p>-49.79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1956">
            <text:p>-32.81956</text:p>
          </table:table-cell>
          <table:table-cell office:value-type="float" office:value="-51.61454">
            <text:p>-51.61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5597">
            <text:p>-18.15597</text:p>
          </table:table-cell>
          <table:table-cell office:value-type="float" office:value="-49.38237">
            <text:p>-49.38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3449">
            <text:p>-3.33449</text:p>
          </table:table-cell>
          <table:table-cell office:value-type="float" office:value="-42.30311">
            <text:p>-42.30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01504">
            <text:p>-30.01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75828">
            <text:p>-26.75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7504">
            <text:p>-16.7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963417">
            <text:p>-8.963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5151">
            <text:p>-10.75151</text:p>
          </table:table-cell>
          <table:table-cell office:value-type="float" office:value="-5.732717">
            <text:p>-5.7327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5806">
            <text:p>-28.75806</text:p>
          </table:table-cell>
          <table:table-cell office:value-type="float" office:value="-6.113818">
            <text:p>-6.113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3371">
            <text:p>-46.53371</text:p>
          </table:table-cell>
          <table:table-cell office:value-type="float" office:value="-10.90665">
            <text:p>-10.90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85255">
            <text:p>-60.85255</text:p>
          </table:table-cell>
          <table:table-cell office:value-type="float" office:value="-25.03834">
            <text:p>-25.03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39051">
            <text:p>-69.39051</text:p>
          </table:table-cell>
          <table:table-cell office:value-type="float" office:value="-40.32111">
            <text:p>-40.32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3177">
            <text:p>-71.23177</text:p>
          </table:table-cell>
          <table:table-cell office:value-type="float" office:value="-53.54637">
            <text:p>-53.54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01337">
            <text:p>-67.01337</text:p>
          </table:table-cell>
          <table:table-cell office:value-type="float" office:value="-63.78251">
            <text:p>-63.78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70374">
            <text:p>-58.70374</text:p>
          </table:table-cell>
          <table:table-cell office:value-type="float" office:value="-69.93913">
            <text:p>-69.93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3949">
            <text:p>-49.03949</text:p>
          </table:table-cell>
          <table:table-cell office:value-type="float" office:value="-70.90923">
            <text:p>-70.90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9752">
            <text:p>-40.79752</text:p>
          </table:table-cell>
          <table:table-cell office:value-type="float" office:value="-66.52254">
            <text:p>-66.52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767">
            <text:p>-36.0767</text:p>
          </table:table-cell>
          <table:table-cell office:value-type="float" office:value="-57.58228">
            <text:p>-57.58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6012">
            <text:p>-35.76012</text:p>
          </table:table-cell>
          <table:table-cell office:value-type="float" office:value="-61.6096">
            <text:p>-61.6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1969">
            <text:p>-39.31969</text:p>
          </table:table-cell>
          <table:table-cell office:value-type="float" office:value="-56.40506">
            <text:p>-56.40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8047">
            <text:p>-44.98047</text:p>
          </table:table-cell>
          <table:table-cell office:value-type="float" office:value="-49.00815">
            <text:p>-49.00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3062">
            <text:p>-50.23062</text:p>
          </table:table-cell>
          <table:table-cell office:value-type="float" office:value="-43.45249">
            <text:p>-43.45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442">
            <text:p>-52.52442</text:p>
          </table:table-cell>
          <table:table-cell office:value-type="float" office:value="-43.90465">
            <text:p>-43.90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9511">
            <text:p>-49.99511</text:p>
          </table:table-cell>
          <table:table-cell office:value-type="float" office:value="-46.9982">
            <text:p>-46.9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1658">
            <text:p>-42.01658</text:p>
          </table:table-cell>
          <table:table-cell office:value-type="float" office:value="-50.7869">
            <text:p>-50.7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3828">
            <text:p>-29.43828</text:p>
          </table:table-cell>
          <table:table-cell office:value-type="float" office:value="-52.02614">
            <text:p>-52.02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4673">
            <text:p>-14.44673</text:p>
          </table:table-cell>
          <table:table-cell office:value-type="float" office:value="-48.87944">
            <text:p>-48.87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491761">
            <text:p>-0.07491761</text:p>
          </table:table-cell>
          <table:table-cell office:value-type="float" office:value="-40.16977">
            <text:p>-40.16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19407">
            <text:p>-38.19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08783">
            <text:p>-29.08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6556">
            <text:p>-18.6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32784">
            <text:p>-12.32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6056">
            <text:p>-14.96056</text:p>
          </table:table-cell>
          <table:table-cell office:value-type="float" office:value="-5.38081">
            <text:p>-5.38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3071">
            <text:p>-33.23071</text:p>
          </table:table-cell>
          <table:table-cell office:value-type="float" office:value="-7.15031">
            <text:p>-7.15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44008">
            <text:p>-50.44008</text:p>
          </table:table-cell>
          <table:table-cell office:value-type="float" office:value="-14.86739">
            <text:p>-14.86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51959">
            <text:p>-63.51959</text:p>
          </table:table-cell>
          <table:table-cell office:value-type="float" office:value="-28.61217">
            <text:p>-28.61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45566">
            <text:p>-70.45566</text:p>
          </table:table-cell>
          <table:table-cell office:value-type="float" office:value="-43.5163">
            <text:p>-43.5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70734">
            <text:p>-70.70734</text:p>
          </table:table-cell>
          <table:table-cell office:value-type="float" office:value="-56.69119">
            <text:p>-56.69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27414">
            <text:p>-65.27414</text:p>
          </table:table-cell>
          <table:table-cell office:value-type="float" office:value="-66.1914">
            <text:p>-66.1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36945">
            <text:p>-56.36945</text:p>
          </table:table-cell>
          <table:table-cell office:value-type="float" office:value="-70.95275">
            <text:p>-70.95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0883">
            <text:p>-46.80883</text:p>
          </table:table-cell>
          <table:table-cell office:value-type="float" office:value="-70.33988">
            <text:p>-70.33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6996">
            <text:p>-39.26996</text:p>
          </table:table-cell>
          <table:table-cell office:value-type="float" office:value="-64.65953">
            <text:p>-64.659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9097">
            <text:p>-35.59097</text:p>
          </table:table-cell>
          <table:table-cell office:value-type="float" office:value="-70.26975">
            <text:p>-70.26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1876">
            <text:p>-36.31876</text:p>
          </table:table-cell>
          <table:table-cell office:value-type="float" office:value="-67.25359">
            <text:p>-67.25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9">
            <text:p>-40.59</text:p>
          </table:table-cell>
          <table:table-cell office:value-type="float" office:value="-60.89248">
            <text:p>-60.89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954">
            <text:p>-46.3954</text:p>
          </table:table-cell>
          <table:table-cell office:value-type="float" office:value="-54.41842">
            <text:p>-54.41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14849">
            <text:p>-51.14849</text:p>
          </table:table-cell>
          <table:table-cell office:value-type="float" office:value="-49.82159">
            <text:p>-49.82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0095">
            <text:p>-52.40095</text:p>
          </table:table-cell>
          <table:table-cell office:value-type="float" office:value="-47.80875">
            <text:p>-47.80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54966">
            <text:p>-48.54966</text:p>
          </table:table-cell>
          <table:table-cell office:value-type="float" office:value="-48.06798">
            <text:p>-48.06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1941">
            <text:p>-39.31941</text:p>
          </table:table-cell>
          <table:table-cell office:value-type="float" office:value="-49.72406">
            <text:p>-49.72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1144">
            <text:p>-25.91144</text:p>
          </table:table-cell>
          <table:table-cell office:value-type="float" office:value="-49.19313">
            <text:p>-49.19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7311">
            <text:p>-10.77311</text:p>
          </table:table-cell>
          <table:table-cell office:value-type="float" office:value="-45.08829">
            <text:p>-45.08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2.4493">
            <text:p>-42.44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5.17788">
            <text:p>-35.17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88921">
            <text:p>-23.88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52999">
            <text:p>-14.52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27565">
            <text:p>-2.527565</text:p>
          </table:table-cell>
          <table:table-cell office:value-type="float" office:value="-9.571381">
            <text:p>-9.571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1204">
            <text:p>-19.31204</text:p>
          </table:table-cell>
          <table:table-cell office:value-type="float" office:value="-7.238417">
            <text:p>-7.238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3957">
            <text:p>-37.63957</text:p>
          </table:table-cell>
          <table:table-cell office:value-type="float" office:value="-9.380707">
            <text:p>-9.3807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09652">
            <text:p>-54.09652</text:p>
          </table:table-cell>
          <table:table-cell office:value-type="float" office:value="-19.56999">
            <text:p>-19.56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81761">
            <text:p>-65.81761</text:p>
          </table:table-cell>
          <table:table-cell office:value-type="float" office:value="-34.09499">
            <text:p>-34.09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11771">
            <text:p>-71.11771</text:p>
          </table:table-cell>
          <table:table-cell office:value-type="float" office:value="-47.88689">
            <text:p>-47.88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84229">
            <text:p>-69.84229</text:p>
          </table:table-cell>
          <table:table-cell office:value-type="float" office:value="-59.43817">
            <text:p>-59.43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32747">
            <text:p>-63.32747</text:p>
          </table:table-cell>
          <table:table-cell office:value-type="float" office:value="-67.63444">
            <text:p>-67.63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99552">
            <text:p>-53.99552</text:p>
          </table:table-cell>
          <table:table-cell office:value-type="float" office:value="-71.29154">
            <text:p>-71.29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0269">
            <text:p>-44.70269</text:p>
          </table:table-cell>
          <table:table-cell office:value-type="float" office:value="-69.36284">
            <text:p>-69.36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7631">
            <text:p>-37.97631</text:p>
          </table:table-cell>
          <table:table-cell office:value-type="float" office:value="-62.8743">
            <text:p>-62.8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7274">
            <text:p>-35.37274</text:p>
          </table:table-cell>
          <table:table-cell office:value-type="float" office:value="-71.87666">
            <text:p>-71.87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914">
            <text:p>-37.0914</text:p>
          </table:table-cell>
          <table:table-cell office:value-type="float" office:value="-64.61037">
            <text:p>-64.61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5303">
            <text:p>-41.95303</text:p>
          </table:table-cell>
          <table:table-cell office:value-type="float" office:value="-56.01125">
            <text:p>-56.011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958">
            <text:p>-47.74958</text:p>
          </table:table-cell>
          <table:table-cell office:value-type="float" office:value="-47.81096">
            <text:p>-47.81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5445">
            <text:p>-51.85445</text:p>
          </table:table-cell>
          <table:table-cell office:value-type="float" office:value="-43.59555">
            <text:p>-43.59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6905">
            <text:p>-51.96905</text:p>
          </table:table-cell>
          <table:table-cell office:value-type="float" office:value="-46.07948">
            <text:p>-46.07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8013">
            <text:p>-46.78013</text:p>
          </table:table-cell>
          <table:table-cell office:value-type="float" office:value="-49.4894">
            <text:p>-49.4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7019">
            <text:p>-36.37019</text:p>
          </table:table-cell>
          <table:table-cell office:value-type="float" office:value="-51.75408">
            <text:p>-51.75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7869">
            <text:p>-22.27869</text:p>
          </table:table-cell>
          <table:table-cell office:value-type="float" office:value="-50.85001">
            <text:p>-50.85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81752">
            <text:p>-7.181752</text:p>
          </table:table-cell>
          <table:table-cell office:value-type="float" office:value="-45.17385">
            <text:p>-45.17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57039">
            <text:p>-43.57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59446">
            <text:p>-33.59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75077">
            <text:p>-20.75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49913">
            <text:p>-11.49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82248">
            <text:p>-6.282248</text:p>
          </table:table-cell>
          <table:table-cell office:value-type="float" office:value="-8.807721">
            <text:p>-8.807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5646">
            <text:p>-23.75646</text:p>
          </table:table-cell>
          <table:table-cell office:value-type="float" office:value="-9.163538">
            <text:p>-9.163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3407">
            <text:p>-41.93407</text:p>
          </table:table-cell>
          <table:table-cell office:value-type="float" office:value="-9.014455">
            <text:p>-9.014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46847">
            <text:p>-57.46847</text:p>
          </table:table-cell>
          <table:table-cell office:value-type="float" office:value="-20.73639">
            <text:p>-20.73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72859">
            <text:p>-67.72859</text:p>
          </table:table-cell>
          <table:table-cell office:value-type="float" office:value="-36.13481">
            <text:p>-36.134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8474">
            <text:p>-71.38474</text:p>
          </table:table-cell>
          <table:table-cell office:value-type="float" office:value="-50.303">
            <text:p>-50.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66322">
            <text:p>-68.66322</text:p>
          </table:table-cell>
          <table:table-cell office:value-type="float" office:value="-61.65582">
            <text:p>-61.65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21066">
            <text:p>-61.21066</text:p>
          </table:table-cell>
          <table:table-cell office:value-type="float" office:value="-69.09974">
            <text:p>-69.09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2682">
            <text:p>-51.62682</text:p>
          </table:table-cell>
          <table:table-cell office:value-type="float" office:value="-71.55552">
            <text:p>-71.55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5272">
            <text:p>-42.75272</text:p>
          </table:table-cell>
          <table:table-cell office:value-type="float" office:value="-68.66571">
            <text:p>-68.66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3248">
            <text:p>-36.93248</text:p>
          </table:table-cell>
          <table:table-cell office:value-type="float" office:value="-60.46769">
            <text:p>-60.46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161">
            <text:p>-35.4161</text:p>
          </table:table-cell>
          <table:table-cell office:value-type="float" office:value="-65.97729">
            <text:p>-65.97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5399">
            <text:p>-38.05399</text:p>
          </table:table-cell>
          <table:table-cell office:value-type="float" office:value="-61.6607">
            <text:p>-61.6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752">
            <text:p>-43.3752</text:p>
          </table:table-cell>
          <table:table-cell office:value-type="float" office:value="-54.46184">
            <text:p>-54.46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0097">
            <text:p>-49.00097</text:p>
          </table:table-cell>
          <table:table-cell office:value-type="float" office:value="-48.23975">
            <text:p>-48.23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1934">
            <text:p>-52.31934</text:p>
          </table:table-cell>
          <table:table-cell office:value-type="float" office:value="-45.01031">
            <text:p>-45.01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21812">
            <text:p>-51.21812</text:p>
          </table:table-cell>
          <table:table-cell office:value-type="float" office:value="-46.26427">
            <text:p>-46.26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9545">
            <text:p>-44.69545</text:p>
          </table:table-cell>
          <table:table-cell office:value-type="float" office:value="-49.25218">
            <text:p>-49.25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9761">
            <text:p>-33.19761</text:p>
          </table:table-cell>
          <table:table-cell office:value-type="float" office:value="-50.90254">
            <text:p>-50.90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8465">
            <text:p>-18.58465</text:p>
          </table:table-cell>
          <table:table-cell office:value-type="float" office:value="-48.98998">
            <text:p>-48.98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22346">
            <text:p>-3.722346</text:p>
          </table:table-cell>
          <table:table-cell office:value-type="float" office:value="-42.67237">
            <text:p>-42.67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95066">
            <text:p>-30.95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58101">
            <text:p>-24.58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19818">
            <text:p>-15.19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15552">
            <text:p>-9.315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7678">
            <text:p>-10.27678</text:p>
          </table:table-cell>
          <table:table-cell office:value-type="float" office:value="-8.152276">
            <text:p>-8.152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4125">
            <text:p>-28.24125</text:p>
          </table:table-cell>
          <table:table-cell office:value-type="float" office:value="8.025071">
            <text:p>8.025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6984">
            <text:p>-46.06984</text:p>
          </table:table-cell>
          <table:table-cell office:value-type="float" office:value="-14.82706">
            <text:p>-14.82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52203">
            <text:p>-60.52203</text:p>
          </table:table-cell>
          <table:table-cell office:value-type="float" office:value="-25.92297">
            <text:p>-25.92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24205">
            <text:p>-69.24205</text:p>
          </table:table-cell>
          <table:table-cell office:value-type="float" office:value="-39.8794">
            <text:p>-39.8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6906">
            <text:p>-71.26906</text:p>
          </table:table-cell>
          <table:table-cell office:value-type="float" office:value="-52.90729">
            <text:p>-52.90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19987">
            <text:p>-67.19987</text:p>
          </table:table-cell>
          <table:table-cell office:value-type="float" office:value="-63.2277">
            <text:p>-63.22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96821">
            <text:p>-58.96821</text:p>
          </table:table-cell>
          <table:table-cell office:value-type="float" office:value="-69.54638">
            <text:p>-69.54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30253">
            <text:p>-49.30253</text:p>
          </table:table-cell>
          <table:table-cell office:value-type="float" office:value="-70.91348">
            <text:p>-70.9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883">
            <text:p>-40.9883</text:p>
          </table:table-cell>
          <table:table-cell office:value-type="float" office:value="-66.64184">
            <text:p>-66.64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4977">
            <text:p>-36.14977</text:p>
          </table:table-cell>
          <table:table-cell office:value-type="float" office:value="-57.52501">
            <text:p>-57.52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1064">
            <text:p>-35.71064</text:p>
          </table:table-cell>
          <table:table-cell office:value-type="float" office:value="-61.67448">
            <text:p>-61.67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7977">
            <text:p>-39.17977</text:p>
          </table:table-cell>
          <table:table-cell office:value-type="float" office:value="-54.50556">
            <text:p>-54.50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1518">
            <text:p>-44.81518</text:p>
          </table:table-cell>
          <table:table-cell office:value-type="float" office:value="-47.15123">
            <text:p>-47.15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13">
            <text:p>-50.113</text:p>
          </table:table-cell>
          <table:table-cell office:value-type="float" office:value="-42.0971">
            <text:p>-42.0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1876">
            <text:p>-52.51876</text:p>
          </table:table-cell>
          <table:table-cell office:value-type="float" office:value="-42.95868">
            <text:p>-42.95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4038">
            <text:p>-50.14038</text:p>
          </table:table-cell>
          <table:table-cell office:value-type="float" office:value="-47.13997">
            <text:p>-47.13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0965">
            <text:p>-42.30965</text:p>
          </table:table-cell>
          <table:table-cell office:value-type="float" office:value="-50.43084">
            <text:p>-50.43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3686">
            <text:p>-29.83686</text:p>
          </table:table-cell>
          <table:table-cell office:value-type="float" office:value="-51.64079">
            <text:p>-51.64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729">
            <text:p>-14.8729</text:p>
          </table:table-cell>
          <table:table-cell office:value-type="float" office:value="-48.6657">
            <text:p>-48.6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395067">
            <text:p>-0.4395067</text:p>
          </table:table-cell>
          <table:table-cell office:value-type="float" office:value="-40.1055">
            <text:p>-40.1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11488">
            <text:p>-37.11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04959">
            <text:p>-28.04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63609">
            <text:p>-16.63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6432">
            <text:p>-11.06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6776">
            <text:p>-14.46776</text:p>
          </table:table-cell>
          <table:table-cell office:value-type="float" office:value="-5.596711">
            <text:p>-5.596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1813">
            <text:p>-32.71813</text:p>
          </table:table-cell>
          <table:table-cell office:value-type="float" office:value="-7.388093">
            <text:p>-7.388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00128">
            <text:p>-50.00128</text:p>
          </table:table-cell>
          <table:table-cell office:value-type="float" office:value="-14.3417">
            <text:p>-14.3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23096">
            <text:p>-63.23096</text:p>
          </table:table-cell>
          <table:table-cell office:value-type="float" office:value="-27.83208">
            <text:p>-27.83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35365">
            <text:p>-70.35365</text:p>
          </table:table-cell>
          <table:table-cell office:value-type="float" office:value="-42.90915">
            <text:p>-42.90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78645">
            <text:p>-70.78645</text:p>
          </table:table-cell>
          <table:table-cell office:value-type="float" office:value="-55.98591">
            <text:p>-55.98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48573">
            <text:p>-65.48573</text:p>
          </table:table-cell>
          <table:table-cell office:value-type="float" office:value="-65.55323">
            <text:p>-65.55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64101">
            <text:p>-56.64101</text:p>
          </table:table-cell>
          <table:table-cell office:value-type="float" office:value="-70.50423">
            <text:p>-70.50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107">
            <text:p>-47.06107</text:p>
          </table:table-cell>
          <table:table-cell office:value-type="float" office:value="-70.21765">
            <text:p>-70.21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3427">
            <text:p>-39.43427</text:p>
          </table:table-cell>
          <table:table-cell office:value-type="float" office:value="-65.17056">
            <text:p>-65.17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3322">
            <text:p>-35.63322</text:p>
          </table:table-cell>
          <table:table-cell office:value-type="float" office:value="-69.53152">
            <text:p>-69.53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4232">
            <text:p>-36.24232</text:p>
          </table:table-cell>
          <table:table-cell office:value-type="float" office:value="-64.80674">
            <text:p>-64.80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383">
            <text:p>-40.4383</text:p>
          </table:table-cell>
          <table:table-cell office:value-type="float" office:value="-56.71362">
            <text:p>-56.71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3486">
            <text:p>-46.23486</text:p>
          </table:table-cell>
          <table:table-cell office:value-type="float" office:value="-50.39211">
            <text:p>-50.39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5185">
            <text:p>-51.05185</text:p>
          </table:table-cell>
          <table:table-cell office:value-type="float" office:value="-46.71154">
            <text:p>-46.71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3056">
            <text:p>-52.43056</text:p>
          </table:table-cell>
          <table:table-cell office:value-type="float" office:value="-45.82688">
            <text:p>-45.82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73267">
            <text:p>-48.73267</text:p>
          </table:table-cell>
          <table:table-cell office:value-type="float" office:value="-47.41629">
            <text:p>-47.41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4402">
            <text:p>-39.64402</text:p>
          </table:table-cell>
          <table:table-cell office:value-type="float" office:value="-49.92532">
            <text:p>-49.92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2372">
            <text:p>-26.32372</text:p>
          </table:table-cell>
          <table:table-cell office:value-type="float" office:value="-49.65237">
            <text:p>-49.65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9273">
            <text:p>-11.19273</text:p>
          </table:table-cell>
          <table:table-cell office:value-type="float" office:value="-48.11461">
            <text:p>-48.11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4.6418">
            <text:p>-44.6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5.77575">
            <text:p>-35.77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20726">
            <text:p>-23.20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78985">
            <text:p>-13.78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12693">
            <text:p>-2.112693</text:p>
          </table:table-cell>
          <table:table-cell office:value-type="float" office:value="-9.219424">
            <text:p>-9.219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0542">
            <text:p>-18.80542</text:p>
          </table:table-cell>
          <table:table-cell office:value-type="float" office:value="-7.191647">
            <text:p>-7.191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3556">
            <text:p>-37.13556</text:p>
          </table:table-cell>
          <table:table-cell office:value-type="float" office:value="-10.14141">
            <text:p>-10.14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68937">
            <text:p>-53.68937</text:p>
          </table:table-cell>
          <table:table-cell office:value-type="float" office:value="-19.00419">
            <text:p>-19.00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57252">
            <text:p>-65.57252</text:p>
          </table:table-cell>
          <table:table-cell office:value-type="float" office:value="-32.88754">
            <text:p>-32.88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6221">
            <text:p>-71.06221</text:p>
          </table:table-cell>
          <table:table-cell office:value-type="float" office:value="-46.8084">
            <text:p>-46.8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95847">
            <text:p>-69.95847</text:p>
          </table:table-cell>
          <table:table-cell office:value-type="float" office:value="-58.57952">
            <text:p>-58.57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56102">
            <text:p>-63.56102</text:p>
          </table:table-cell>
          <table:table-cell office:value-type="float" office:value="-66.72848">
            <text:p>-66.72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2707">
            <text:p>-54.2707</text:p>
          </table:table-cell>
          <table:table-cell office:value-type="float" office:value="-70.6721">
            <text:p>-70.6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3784">
            <text:p>-44.93784</text:p>
          </table:table-cell>
          <table:table-cell office:value-type="float" office:value="-69.23363">
            <text:p>-69.23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1277">
            <text:p>-38.11277</text:p>
          </table:table-cell>
          <table:table-cell office:value-type="float" office:value="-62.40401">
            <text:p>-62.40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409">
            <text:p>-35.38409</text:p>
          </table:table-cell>
          <table:table-cell office:value-type="float" office:value="-51.47754">
            <text:p>-51.47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9223">
            <text:p>-36.99223</text:p>
          </table:table-cell>
          <table:table-cell office:value-type="float" office:value="-59.93555">
            <text:p>-59.93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9239">
            <text:p>-41.79239</text:p>
          </table:table-cell>
          <table:table-cell office:value-type="float" office:value="-53.83444">
            <text:p>-53.83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9683">
            <text:p>-47.59683</text:p>
          </table:table-cell>
          <table:table-cell office:value-type="float" office:value="-48.45697">
            <text:p>-48.45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8487">
            <text:p>-51.78487</text:p>
          </table:table-cell>
          <table:table-cell office:value-type="float" office:value="-44.10933">
            <text:p>-44.10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3479">
            <text:p>-52.03479</text:p>
          </table:table-cell>
          <table:table-cell office:value-type="float" office:value="-43.5535">
            <text:p>-43.5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035">
            <text:p>-47.00035</text:p>
          </table:table-cell>
          <table:table-cell office:value-type="float" office:value="-48.78253">
            <text:p>-48.78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2174">
            <text:p>-36.72174</text:p>
          </table:table-cell>
          <table:table-cell office:value-type="float" office:value="-51.1013">
            <text:p>-51.1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0092">
            <text:p>-22.70092</text:p>
          </table:table-cell>
          <table:table-cell office:value-type="float" office:value="-53.78204">
            <text:p>-53.78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90811">
            <text:p>-7.590811</text:p>
          </table:table-cell>
          <table:table-cell office:value-type="float" office:value="-52.08393">
            <text:p>-52.08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90159">
            <text:p>-43.90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91847">
            <text:p>-31.91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10344">
            <text:p>-18.10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695539">
            <text:p>-8.695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36894">
            <text:p>-5.836894</text:p>
          </table:table-cell>
          <table:table-cell office:value-type="float" office:value="-6.439067">
            <text:p>-6.439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4032">
            <text:p>-23.24032</text:p>
          </table:table-cell>
          <table:table-cell office:value-type="float" office:value="-7.114774">
            <text:p>-7.114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4683">
            <text:p>-41.44683</text:p>
          </table:table-cell>
          <table:table-cell office:value-type="float" office:value="-9.559872">
            <text:p>-9.559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0959">
            <text:p>-57.0959</text:p>
          </table:table-cell>
          <table:table-cell office:value-type="float" office:value="-20.76062">
            <text:p>-20.76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52856">
            <text:p>-67.52856</text:p>
          </table:table-cell>
          <table:table-cell office:value-type="float" office:value="-35.3894">
            <text:p>-35.3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7379">
            <text:p>-71.37379</text:p>
          </table:table-cell>
          <table:table-cell office:value-type="float" office:value="-49.59116">
            <text:p>-49.59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81413">
            <text:p>-68.81413</text:p>
          </table:table-cell>
          <table:table-cell office:value-type="float" office:value="-61.10497">
            <text:p>-61.10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46295">
            <text:p>-61.46295</text:p>
          </table:table-cell>
          <table:table-cell office:value-type="float" office:value="-68.71751">
            <text:p>-68.71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9806">
            <text:p>-51.89806</text:p>
          </table:table-cell>
          <table:table-cell office:value-type="float" office:value="-71.56281">
            <text:p>-71.56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6832">
            <text:p>-42.96832</text:p>
          </table:table-cell>
          <table:table-cell office:value-type="float" office:value="-69.48577">
            <text:p>-69.48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3973">
            <text:p>-37.03973</text:p>
          </table:table-cell>
          <table:table-cell office:value-type="float" office:value="-61.18615">
            <text:p>-61.18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9806">
            <text:p>-35.39806</text:p>
          </table:table-cell>
          <table:table-cell office:value-type="float" office:value="-66.59566">
            <text:p>-66.59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3423">
            <text:p>-37.93423</text:p>
          </table:table-cell>
          <table:table-cell office:value-type="float" office:value="-61.5548">
            <text:p>-61.5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0847">
            <text:p>-43.20847</text:p>
          </table:table-cell>
          <table:table-cell office:value-type="float" office:value="-54.11986">
            <text:p>-54.11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86325">
            <text:p>-48.86325</text:p>
          </table:table-cell>
          <table:table-cell office:value-type="float" office:value="-47.90736">
            <text:p>-47.90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7882">
            <text:p>-52.27882</text:p>
          </table:table-cell>
          <table:table-cell office:value-type="float" office:value="-45.16442">
            <text:p>-45.16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2116">
            <text:p>-51.32116</text:p>
          </table:table-cell>
          <table:table-cell office:value-type="float" office:value="-46.37132">
            <text:p>-46.37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5113">
            <text:p>-44.95113</text:p>
          </table:table-cell>
          <table:table-cell office:value-type="float" office:value="-49.71448">
            <text:p>-49.71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7314">
            <text:p>-33.57314</text:p>
          </table:table-cell>
          <table:table-cell office:value-type="float" office:value="-51.5812">
            <text:p>-51.5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1171">
            <text:p>-19.01171</text:p>
          </table:table-cell>
          <table:table-cell office:value-type="float" office:value="-49.99639">
            <text:p>-49.99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12546">
            <text:p>-4.112546</text:p>
          </table:table-cell>
          <table:table-cell office:value-type="float" office:value="-43.59998">
            <text:p>-43.5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0.23443">
            <text:p>-40.23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92075">
            <text:p>-30.92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43532">
            <text:p>-19.43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9172">
            <text:p>-11.9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06002">
            <text:p>-9.806002</text:p>
          </table:table-cell>
          <table:table-cell office:value-type="float" office:value="-8.578835">
            <text:p>-8.578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2433">
            <text:p>-27.72433</text:p>
          </table:table-cell>
          <table:table-cell office:value-type="float" office:value="-7.436325">
            <text:p>-7.436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0328">
            <text:p>-45.60328</text:p>
          </table:table-cell>
          <table:table-cell office:value-type="float" office:value="-12.22648">
            <text:p>-12.22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18753">
            <text:p>-60.18753</text:p>
          </table:table-cell>
          <table:table-cell office:value-type="float" office:value="-25.41841">
            <text:p>-25.41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08823">
            <text:p>-69.08823</text:p>
          </table:table-cell>
          <table:table-cell office:value-type="float" office:value="-40.23904">
            <text:p>-40.23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0083">
            <text:p>-71.30083</text:p>
          </table:table-cell>
          <table:table-cell office:value-type="float" office:value="-53.36348">
            <text:p>-53.36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38176">
            <text:p>-67.38176</text:p>
          </table:table-cell>
          <table:table-cell office:value-type="float" office:value="-63.50699">
            <text:p>-63.50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23155">
            <text:p>-59.23155</text:p>
          </table:table-cell>
          <table:table-cell office:value-type="float" office:value="-69.65461">
            <text:p>-69.65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56654">
            <text:p>-49.56654</text:p>
          </table:table-cell>
          <table:table-cell office:value-type="float" office:value="-70.7653">
            <text:p>-70.7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8116">
            <text:p>-41.18116</text:p>
          </table:table-cell>
          <table:table-cell office:value-type="float" office:value="-66.15572">
            <text:p>-66.155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2639">
            <text:p>-36.22639</text:p>
          </table:table-cell>
          <table:table-cell office:value-type="float" office:value="-56.95078">
            <text:p>-56.95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6476">
            <text:p>-35.66476</text:p>
          </table:table-cell>
          <table:table-cell office:value-type="float" office:value="-63.68272">
            <text:p>-63.68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283">
            <text:p>-39.04283</text:p>
          </table:table-cell>
          <table:table-cell office:value-type="float" office:value="-58.58208">
            <text:p>-58.58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4963">
            <text:p>-44.64963</text:p>
          </table:table-cell>
          <table:table-cell office:value-type="float" office:value="-50.06524">
            <text:p>-50.06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9388">
            <text:p>-49.99388</text:p>
          </table:table-cell>
          <table:table-cell office:value-type="float" office:value="-43.53841">
            <text:p>-43.53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1011">
            <text:p>-52.51011</text:p>
          </table:table-cell>
          <table:table-cell office:value-type="float" office:value="-43.07267">
            <text:p>-43.072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8129">
            <text:p>-50.28129</text:p>
          </table:table-cell>
          <table:table-cell office:value-type="float" office:value="-46.45908">
            <text:p>-46.45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997">
            <text:p>-42.5997</text:p>
          </table:table-cell>
          <table:table-cell office:value-type="float" office:value="-50.32215">
            <text:p>-50.32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3228">
            <text:p>-30.23228</text:p>
          </table:table-cell>
          <table:table-cell office:value-type="float" office:value="-51.67769">
            <text:p>-51.67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9948">
            <text:p>-15.29948</text:p>
          </table:table-cell>
          <table:table-cell office:value-type="float" office:value="-48.79245">
            <text:p>-48.79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072389">
            <text:p>-0.8072389</text:p>
          </table:table-cell>
          <table:table-cell office:value-type="float" office:value="-40.47529">
            <text:p>-40.47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86572">
            <text:p>-26.865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80762">
            <text:p>-24.80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75272">
            <text:p>-17.75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9761">
            <text:p>-12.9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7691">
            <text:p>-13.97691</text:p>
          </table:table-cell>
          <table:table-cell office:value-type="float" office:value="-10.66492">
            <text:p>-10.66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0398">
            <text:p>-32.20398</text:p>
          </table:table-cell>
          <table:table-cell office:value-type="float" office:value="-11.11601">
            <text:p>-11.11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56029">
            <text:p>-49.56029</text:p>
          </table:table-cell>
          <table:table-cell office:value-type="float" office:value="-14.75143">
            <text:p>-14.75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93745">
            <text:p>-62.93745</text:p>
          </table:table-cell>
          <table:table-cell office:value-type="float" office:value="-27.59081">
            <text:p>-27.59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24554">
            <text:p>-70.24554</text:p>
          </table:table-cell>
          <table:table-cell office:value-type="float" office:value="-42.92612">
            <text:p>-42.92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86002">
            <text:p>-70.86002</text:p>
          </table:table-cell>
          <table:table-cell office:value-type="float" office:value="-56.47369">
            <text:p>-56.473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6945">
            <text:p>-65.6945</text:p>
          </table:table-cell>
          <table:table-cell office:value-type="float" office:value="-66.19379">
            <text:p>-66.19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91171">
            <text:p>-56.91171</text:p>
          </table:table-cell>
          <table:table-cell office:value-type="float" office:value="-71.11837">
            <text:p>-71.11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1376">
            <text:p>-47.31376</text:p>
          </table:table-cell>
          <table:table-cell office:value-type="float" office:value="-70.76109">
            <text:p>-70.76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0167">
            <text:p>-39.60167</text:p>
          </table:table-cell>
          <table:table-cell office:value-type="float" office:value="-65.79531">
            <text:p>-65.795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7936">
            <text:p>-35.67936</text:p>
          </table:table-cell>
          <table:table-cell office:value-type="float" office:value="-70.87493">
            <text:p>-70.874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6962">
            <text:p>-36.16962</text:p>
          </table:table-cell>
          <table:table-cell office:value-type="float" office:value="-67.08074">
            <text:p>-67.08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879">
            <text:p>-40.2879</text:p>
          </table:table-cell>
          <table:table-cell office:value-type="float" office:value="-61.14327">
            <text:p>-61.14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7431">
            <text:p>-46.07431</text:p>
          </table:table-cell>
          <table:table-cell office:value-type="float" office:value="-54.96093">
            <text:p>-54.96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5369">
            <text:p>-50.95369</text:p>
          </table:table-cell>
          <table:table-cell office:value-type="float" office:value="-50.56462">
            <text:p>-50.56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5611">
            <text:p>-52.45611</text:p>
          </table:table-cell>
          <table:table-cell office:value-type="float" office:value="-48.53543">
            <text:p>-48.53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91214">
            <text:p>-48.91214</text:p>
          </table:table-cell>
          <table:table-cell office:value-type="float" office:value="-48.74131">
            <text:p>-48.74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645">
            <text:p>-39.9645</text:p>
          </table:table-cell>
          <table:table-cell office:value-type="float" office:value="-50.16633">
            <text:p>-50.16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3454">
            <text:p>-26.73454</text:p>
          </table:table-cell>
          <table:table-cell office:value-type="float" office:value="-49.56953">
            <text:p>-49.569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1373">
            <text:p>-11.61373</text:p>
          </table:table-cell>
          <table:table-cell office:value-type="float" office:value="-46.57195">
            <text:p>-46.57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5.30668">
            <text:p>-45.30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54842">
            <text:p>-37.54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5.20415">
            <text:p>-25.20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17298">
            <text:p>-15.17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0164">
            <text:p>-1.70164</text:p>
          </table:table-cell>
          <table:table-cell office:value-type="float" office:value="-10.35913">
            <text:p>-10.35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9937">
            <text:p>-18.29937</text:p>
          </table:table-cell>
          <table:table-cell office:value-type="float" office:value="-9.132606">
            <text:p>-9.132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147">
            <text:p>-36.63147</text:p>
          </table:table-cell>
          <table:table-cell office:value-type="float" office:value="-12.91911">
            <text:p>-12.91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27848">
            <text:p>-53.27848</text:p>
          </table:table-cell>
          <table:table-cell office:value-type="float" office:value="-20.44423">
            <text:p>-20.44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32151">
            <text:p>-65.32151</text:p>
          </table:table-cell>
          <table:table-cell office:value-type="float" office:value="-33.7755">
            <text:p>-33.7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0097">
            <text:p>-71.00097</text:p>
          </table:table-cell>
          <table:table-cell office:value-type="float" office:value="-47.45717">
            <text:p>-47.457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07043">
            <text:p>-70.07043</text:p>
          </table:table-cell>
          <table:table-cell office:value-type="float" office:value="-58.89395">
            <text:p>-58.89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79184">
            <text:p>-63.79184</text:p>
          </table:table-cell>
          <table:table-cell office:value-type="float" office:value="-67.01378">
            <text:p>-67.01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54447">
            <text:p>-54.54447</text:p>
          </table:table-cell>
          <table:table-cell office:value-type="float" office:value="-70.83735">
            <text:p>-70.83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7502">
            <text:p>-45.17502</text:p>
          </table:table-cell>
          <table:table-cell office:value-type="float" office:value="-69.22455">
            <text:p>-69.22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5272">
            <text:p>-38.25272</text:p>
          </table:table-cell>
          <table:table-cell office:value-type="float" office:value="-62.14843">
            <text:p>-62.14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9927">
            <text:p>-35.39927</text:p>
          </table:table-cell>
          <table:table-cell office:value-type="float" office:value="-72.8759">
            <text:p>-72.8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9563">
            <text:p>-36.89563</text:p>
          </table:table-cell>
          <table:table-cell office:value-type="float" office:value="-64.22458">
            <text:p>-64.22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3326">
            <text:p>-41.63326</text:p>
          </table:table-cell>
          <table:table-cell office:value-type="float" office:value="-55.18897">
            <text:p>-55.18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4422">
            <text:p>-47.44422</text:p>
          </table:table-cell>
          <table:table-cell office:value-type="float" office:value="-46.47798">
            <text:p>-46.47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1214">
            <text:p>-51.71214</text:p>
          </table:table-cell>
          <table:table-cell office:value-type="float" office:value="-41.79467">
            <text:p>-41.79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9712">
            <text:p>-52.09712</text:p>
          </table:table-cell>
          <table:table-cell office:value-type="float" office:value="-45.08789">
            <text:p>-45.08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1617">
            <text:p>-47.21617</text:p>
          </table:table-cell>
          <table:table-cell office:value-type="float" office:value="-49.05432">
            <text:p>-49.05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7028">
            <text:p>-37.07028</text:p>
          </table:table-cell>
          <table:table-cell office:value-type="float" office:value="-51.66635">
            <text:p>-51.66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2276">
            <text:p>-23.12276</text:p>
          </table:table-cell>
          <table:table-cell office:value-type="float" office:value="-50.7667">
            <text:p>-50.7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0008">
            <text:p>-8.00008</text:p>
          </table:table-cell>
          <table:table-cell office:value-type="float" office:value="-45.34935">
            <text:p>-45.34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97527">
            <text:p>-43.97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4.56194">
            <text:p>-34.56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1.28074">
            <text:p>-21.28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7745">
            <text:p>-11.07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94158">
            <text:p>-5.394158</text:p>
          </table:table-cell>
          <table:table-cell office:value-type="float" office:value="-7.831304">
            <text:p>-7.831304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22/07/2014</text:date>, <text:time>02:03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6-05T15:08:43.84</meta:creation-date>
    <dc:date>2014-07-22T02:03:51.73</dc:date>
    <dc:creator>W W</dc:creator>
    <meta:editing-duration>PT4H37M4S</meta:editing-duration>
    <meta:editing-cycles>5</meta:editing-cycles>
    <meta:generator>OpenOffice/4.0.1$Win32 OpenOffice.org_project/401m5$Build-9714</meta:generator>
    <meta:printed-by>W W</meta:printed-by>
    <meta:print-date>2014-07-08T17:52:38.69</meta:print-date>
    <meta:document-statistic meta:table-count="3" meta:cell-count="392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17cm" svg:height="8.316cm" xlink:href=".." xlink:type="simple" chart:class="chart:line" chart:style-name="ch1">
        <chart:legend chart:legend-position="end" svg:x="11.471cm" svg:y="3.584cm" style:legend-expansion="high" chart:style-name="ch2"/>
        <chart:plot-area chart:style-name="ch3" table:cell-range-address="Hoja1.A1:Hoja1.C152" chart:data-source-has-labels="both" svg:x="1.34cm" svg:y="0.799cm" svg:width="9.527cm" svg:height="6.343cm">
          <chartooo:coordinate-region svg:x="2.067cm" svg:y="1.011cm" svg:width="8.706cm" svg:height="5.459cm"/>
          <chart:axis chart:dimension="x" chart:name="primary-x" chart:style-name="ch4" chartooo:axis-type="auto">
            <chartooo:date-scale/>
            <chart:title svg:x="4.604cm" svg:y="7.309cm" chart:style-name="ch5">
              <text:p>Tiempo (segundos)</text:p>
            </chart:title>
            <chart:categories table:cell-range-address="Hoja1.A2:Hoja1.A152"/>
          </chart:axis>
          <chart:axis chart:dimension="y" chart:name="primary-y" chart:style-name="ch6">
            <chart:title svg:x="0.451cm" svg:y="5.191cm" chart:style-name="ch7">
              <text:p>Ángulo (grados)</text:p>
            </chart:title>
            <chart:grid chart:style-name="ch8" chart:class="major"/>
          </chart:axis>
          <chart:series chart:style-name="ch9" chart:values-cell-range-address="Hoja1.B2:Hoja1.B152" chart:label-cell-address="Hoja1.B1:Hoja1.B1" chart:class="chart:line">
            <chart:data-point chart:repeated="151"/>
          </chart:series>
          <chart:series chart:style-name="ch10" chart:values-cell-range-address="Hoja1.C2:Hoja1.C152" chart:label-cell-address="Hoja1.C1:Hoja1.C1" chart:class="chart:line">
            <chart:data-point chart:repeated="1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Ángulo objetivo</text:p>
                <draw:g>
                  <svg:desc>Hoja1.B1:Hoja1.B1</svg:desc>
                </draw:g>
              </table:table-cell>
              <table:table-cell office:value-type="string">
                <text:p>Ángulo real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152</svg:desc>
                </draw:g>
              </table:table-cell>
              <table:table-cell office:value-type="float" office:value="-14.21974">
                <text:p>-14.21974</text:p>
                <draw:g>
                  <svg:desc>Hoja1.B2:Hoja1.B152</svg:desc>
                </draw:g>
              </table:table-cell>
              <table:table-cell office:value-type="float" office:value="0">
                <text:p>0</text:p>
                <draw:g>
                  <svg:desc>Hoja1.C2:Hoja1.C15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63449">
                <text:p>-13.63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04875">
                <text:p>-13.04875</text:p>
              </table:table-cell>
              <table:table-cell office:value-type="float" office:value="-9.786973">
                <text:p>-9.786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46709">
                <text:p>-12.46709</text:p>
              </table:table-cell>
              <table:table-cell office:value-type="float" office:value="-13.54063">
                <text:p>-13.54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89406">
                <text:p>-11.89406</text:p>
              </table:table-cell>
              <table:table-cell office:value-type="float" office:value="-14.45749">
                <text:p>-14.45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33417">
                <text:p>-11.33417</text:p>
              </table:table-cell>
              <table:table-cell office:value-type="float" office:value="-16.89079">
                <text:p>-16.89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.79177">
                <text:p>-10.79177</text:p>
              </table:table-cell>
              <table:table-cell office:value-type="float" office:value="-18.49196">
                <text:p>-18.49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.27112">
                <text:p>-10.27112</text:p>
              </table:table-cell>
              <table:table-cell office:value-type="float" office:value="-18.86652">
                <text:p>-18.86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7763">
                <text:p>-9.7763</text:p>
              </table:table-cell>
              <table:table-cell office:value-type="float" office:value="-18.23145">
                <text:p>-18.23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311172">
                <text:p>-9.311172</text:p>
              </table:table-cell>
              <table:table-cell office:value-type="float" office:value="-17.22868">
                <text:p>-17.22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879377">
                <text:p>-8.879377</text:p>
              </table:table-cell>
              <table:table-cell office:value-type="float" office:value="-16.24038">
                <text:p>-16.24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484298">
                <text:p>-8.484298</text:p>
              </table:table-cell>
              <table:table-cell office:value-type="float" office:value="-15.23981">
                <text:p>-15.23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129022">
                <text:p>-8.129022</text:p>
              </table:table-cell>
              <table:table-cell office:value-type="float" office:value="-14.31882">
                <text:p>-14.31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816334">
                <text:p>-7.816334</text:p>
              </table:table-cell>
              <table:table-cell office:value-type="float" office:value="-13.52573">
                <text:p>-13.52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548679">
                <text:p>-7.548679</text:p>
              </table:table-cell>
              <table:table-cell office:value-type="float" office:value="-12.80825">
                <text:p>-12.80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328151">
                <text:p>-7.328151</text:p>
              </table:table-cell>
              <table:table-cell office:value-type="float" office:value="-12.25392">
                <text:p>-12.25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156477">
                <text:p>-7.156477</text:p>
              </table:table-cell>
              <table:table-cell office:value-type="float" office:value="-11.76336">
                <text:p>-11.76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034999">
                <text:p>-7.034999</text:p>
              </table:table-cell>
              <table:table-cell office:value-type="float" office:value="-11.34205">
                <text:p>-11.34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96467">
                <text:p>-6.96467</text:p>
              </table:table-cell>
              <table:table-cell office:value-type="float" office:value="-11.02746">
                <text:p>-11.02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946038">
                <text:p>-6.946038</text:p>
              </table:table-cell>
              <table:table-cell office:value-type="float" office:value="-10.80168">
                <text:p>-10.80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979249">
                <text:p>-6.979249</text:p>
              </table:table-cell>
              <table:table-cell office:value-type="float" office:value="-10.59713">
                <text:p>-10.59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064044">
                <text:p>-7.064044</text:p>
              </table:table-cell>
              <table:table-cell office:value-type="float" office:value="-10.49166">
                <text:p>-10.49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199762">
                <text:p>-7.199762</text:p>
              </table:table-cell>
              <table:table-cell office:value-type="float" office:value="-10.38616">
                <text:p>-10.38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385336">
                <text:p>-7.385336</text:p>
              </table:table-cell>
              <table:table-cell office:value-type="float" office:value="-10.35854">
                <text:p>-10.35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619316">
                <text:p>-7.619316</text:p>
              </table:table-cell>
              <table:table-cell office:value-type="float" office:value="-10.36967">
                <text:p>-10.36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89987">
                <text:p>-7.89987</text:p>
              </table:table-cell>
              <table:table-cell office:value-type="float" office:value="-10.52072">
                <text:p>-10.52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224805">
                <text:p>-8.224805</text:p>
              </table:table-cell>
              <table:table-cell office:value-type="float" office:value="-10.71667">
                <text:p>-10.71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591575">
                <text:p>-8.591575</text:p>
              </table:table-cell>
              <table:table-cell office:value-type="float" office:value="-10.97266">
                <text:p>-10.97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997312">
                <text:p>-8.997312</text:p>
              </table:table-cell>
              <table:table-cell office:value-type="float" office:value="-11.27162">
                <text:p>-11.27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438839">
                <text:p>-9.438839</text:p>
              </table:table-cell>
              <table:table-cell office:value-type="float" office:value="-11.63579">
                <text:p>-11.63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912703">
                <text:p>-9.912703</text:p>
              </table:table-cell>
              <table:table-cell office:value-type="float" office:value="-12.04328">
                <text:p>-12.04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.41519">
                <text:p>-10.41519</text:p>
              </table:table-cell>
              <table:table-cell office:value-type="float" office:value="-12.47025">
                <text:p>-12.47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.94238">
                <text:p>-10.94238</text:p>
              </table:table-cell>
              <table:table-cell office:value-type="float" office:value="-12.93633">
                <text:p>-12.93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49014">
                <text:p>-11.49014</text:p>
              </table:table-cell>
              <table:table-cell office:value-type="float" office:value="-13.50395">
                <text:p>-13.50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05418">
                <text:p>-12.05418</text:p>
              </table:table-cell>
              <table:table-cell office:value-type="float" office:value="-14.14685">
                <text:p>-14.14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63008">
                <text:p>-12.63008</text:p>
              </table:table-cell>
              <table:table-cell office:value-type="float" office:value="-14.79221">
                <text:p>-14.79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.22834">
                <text:p>-41.22834</text:p>
              </table:table-cell>
              <table:table-cell office:value-type="float" office:value="-15.41971">
                <text:p>-15.41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.61586">
                <text:p>-31.61586</text:p>
              </table:table-cell>
              <table:table-cell office:value-type="float" office:value="-16.15798">
                <text:p>-16.15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59986">
                <text:p>-20.59986</text:p>
              </table:table-cell>
              <table:table-cell office:value-type="float" office:value="-28.58897">
                <text:p>-28.58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809752">
                <text:p>-9.809752</text:p>
              </table:table-cell>
              <table:table-cell office:value-type="float" office:value="-30.8238">
                <text:p>-30.8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825675">
                <text:p>-0.825675</text:p>
              </table:table-cell>
              <table:table-cell office:value-type="float" office:value="-29.55584">
                <text:p>-29.55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5.11844">
                <text:p>-25.11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7.29867">
                <text:p>-17.29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9.272647">
                <text:p>-9.272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088699">
                <text:p>-1.088699</text:p>
              </table:table-cell>
              <table:table-cell office:value-type="float" office:value="-2.988061">
                <text:p>-2.988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782328">
                <text:p>-9.782328</text:p>
              </table:table-cell>
              <table:table-cell office:value-type="float" office:value="1.684234">
                <text:p>1.684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86235">
                <text:p>-19.86235</text:p>
              </table:table-cell>
              <table:table-cell office:value-type="float" office:value="1.697544">
                <text:p>1.697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73894">
                <text:p>-29.73894</text:p>
              </table:table-cell>
              <table:table-cell office:value-type="float" office:value="-2.972099">
                <text:p>-2.972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.85754">
                <text:p>-37.85754</text:p>
              </table:table-cell>
              <table:table-cell office:value-type="float" office:value="-8.049618">
                <text:p>-8.049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93478">
                <text:p>-42.93478</text:p>
              </table:table-cell>
              <table:table-cell office:value-type="float" office:value="-22.11776">
                <text:p>-22.1177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44.15282">
                <text:p>-44.15282</text:p>
              </table:table-cell>
              <table:table-cell office:value-type="float" office:value="-31.85292">
                <text:p>-31.85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.28409">
                <text:p>-41.28409</text:p>
              </table:table-cell>
              <table:table-cell office:value-type="float" office:value="-38.44587">
                <text:p>-38.44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72701">
                <text:p>-34.72701</text:p>
              </table:table-cell>
              <table:table-cell office:value-type="float" office:value="-42.13453">
                <text:p>-42.13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.44757">
                <text:p>-25.44757</text:p>
              </table:table-cell>
              <table:table-cell office:value-type="float" office:value="-42.34451">
                <text:p>-42.34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83523">
                <text:p>-14.83523</text:p>
              </table:table-cell>
              <table:table-cell office:value-type="float" office:value="-38.62554">
                <text:p>-38.62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495162">
                <text:p>-4.495162</text:p>
              </table:table-cell>
              <table:table-cell office:value-type="float" office:value="-31.39208">
                <text:p>-31.39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1.62262">
                <text:p>-21.62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1.4753">
                <text:p>-21.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5.71432">
                <text:p>-15.71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9.718731">
                <text:p>-9.718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4.920995">
                <text:p>-4.920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169376">
                <text:p>-9.169376</text:p>
              </table:table-cell>
              <table:table-cell office:value-type="float" office:value="-3.395345">
                <text:p>-3.395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61365">
                <text:p>-20.61365</text:p>
              </table:table-cell>
              <table:table-cell office:value-type="float" office:value="-3.731191">
                <text:p>-3.731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.99766">
                <text:p>-31.99766</text:p>
              </table:table-cell>
              <table:table-cell office:value-type="float" office:value="-5.676268">
                <text:p>-5.676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.69502">
                <text:p>-41.69502</text:p>
              </table:table-cell>
              <table:table-cell office:value-type="float" office:value="-11.29425">
                <text:p>-11.29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.32439">
                <text:p>-48.32439</text:p>
              </table:table-cell>
              <table:table-cell office:value-type="float" office:value="-24.99678">
                <text:p>-24.99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.95325">
                <text:p>-50.95325</text:p>
              </table:table-cell>
              <table:table-cell office:value-type="float" office:value="-35.21496">
                <text:p>-35.21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23539">
                <text:p>-49.23539</text:p>
              </table:table-cell>
              <table:table-cell office:value-type="float" office:value="-42.80566">
                <text:p>-42.80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.4609">
                <text:p>-43.4609</text:p>
              </table:table-cell>
              <table:table-cell office:value-type="float" office:value="-47.72929">
                <text:p>-47.72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51138">
                <text:p>-34.51138</text:p>
              </table:table-cell>
              <table:table-cell office:value-type="float" office:value="-49.34162">
                <text:p>-49.34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72762">
                <text:p>-23.72762</text:p>
              </table:table-cell>
              <table:table-cell office:value-type="float" office:value="-46.75315">
                <text:p>-46.75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7086">
                <text:p>-12.7086</text:p>
              </table:table-cell>
              <table:table-cell office:value-type="float" office:value="-40.29401">
                <text:p>-40.29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072893">
                <text:p>-3.072893</text:p>
              </table:table-cell>
              <table:table-cell office:value-type="float" office:value="-30.91796">
                <text:p>-30.91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0.38636">
                <text:p>-20.38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0.20666">
                <text:p>-20.20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4.93483">
                <text:p>-14.93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9.50115">
                <text:p>-9.50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147394">
                <text:p>-7.147394</text:p>
              </table:table-cell>
              <table:table-cell office:value-type="float" office:value="-5.684893">
                <text:p>-5.684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99546">
                <text:p>-16.99546</text:p>
              </table:table-cell>
              <table:table-cell office:value-type="float" office:value="-4.940028">
                <text:p>-4.940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09147">
                <text:p>-27.09147</text:p>
              </table:table-cell>
              <table:table-cell office:value-type="float" office:value="-6.592254">
                <text:p>-6.592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84642">
                <text:p>-35.84642</text:p>
              </table:table-cell>
              <table:table-cell office:value-type="float" office:value="-10.83394">
                <text:p>-10.83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.8792">
                <text:p>-41.8792</text:p>
              </table:table-cell>
              <table:table-cell office:value-type="float" office:value="-22.48645">
                <text:p>-22.48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.22572">
                <text:p>-44.22572</text:p>
              </table:table-cell>
              <table:table-cell office:value-type="float" office:value="-31.37704">
                <text:p>-31.37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48585">
                <text:p>-42.48585</text:p>
              </table:table-cell>
              <table:table-cell office:value-type="float" office:value="-38.01588">
                <text:p>-38.01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.88493">
                <text:p>-36.88493</text:p>
              </table:table-cell>
              <table:table-cell office:value-type="float" office:value="-42.1276">
                <text:p>-42.1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24127">
                <text:p>-28.24127</text:p>
              </table:table-cell>
              <table:table-cell office:value-type="float" office:value="-43.14254">
                <text:p>-43.14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84488">
                <text:p>-17.84488</text:p>
              </table:table-cell>
              <table:table-cell office:value-type="float" office:value="-40.43682">
                <text:p>-40.43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263989">
                <text:p>-7.263989</text:p>
              </table:table-cell>
              <table:table-cell office:value-type="float" office:value="-34.2583">
                <text:p>-34.2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5.11142">
                <text:p>-25.11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7.74818">
                <text:p>-27.74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1.05082">
                <text:p>-21.05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2.5585">
                <text:p>-12.5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5.638646">
                <text:p>-5.638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184917">
                <text:p>-6.184917</text:p>
              </table:table-cell>
              <table:table-cell office:value-type="float" office:value="-3.316588">
                <text:p>-3.316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34865">
                <text:p>-17.34865</text:p>
              </table:table-cell>
              <table:table-cell office:value-type="float" office:value="-3.970445">
                <text:p>-3.970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91801">
                <text:p>-28.91801</text:p>
              </table:table-cell>
              <table:table-cell office:value-type="float" office:value="-6.882192">
                <text:p>-6.882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.24066">
                <text:p>-39.24066</text:p>
              </table:table-cell>
              <table:table-cell office:value-type="float" office:value="-16.20512">
                <text:p>-16.20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.844">
                <text:p>-46.844</text:p>
              </table:table-cell>
              <table:table-cell office:value-type="float" office:value="-25.84937">
                <text:p>-25.84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.65292">
                <text:p>-50.65292</text:p>
              </table:table-cell>
              <table:table-cell office:value-type="float" office:value="-35.06356">
                <text:p>-35.06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.14821">
                <text:p>-50.14821</text:p>
              </table:table-cell>
              <table:table-cell office:value-type="float" office:value="-42.69944">
                <text:p>-42.6994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45.44255">
                <text:p>-45.44255</text:p>
              </table:table-cell>
              <table:table-cell office:value-type="float" office:value="-48.07187">
                <text:p>-48.07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.26199">
                <text:p>-37.26199</text:p>
              </table:table-cell>
              <table:table-cell office:value-type="float" office:value="-50.36837">
                <text:p>-50.36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83682">
                <text:p>-26.83682</text:p>
              </table:table-cell>
              <table:table-cell office:value-type="float" office:value="-48.83347">
                <text:p>-48.83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71684">
                <text:p>-15.71684</text:p>
              </table:table-cell>
              <table:table-cell office:value-type="float" office:value="-43.29246">
                <text:p>-43.29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539954">
                <text:p>-5.539954</text:p>
              </table:table-cell>
              <table:table-cell office:value-type="float" office:value="-34.35908">
                <text:p>-34.35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38.9938">
                <text:p>-38.9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32.16086">
                <text:p>-32.16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1.22467">
                <text:p>-21.22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2.13708">
                <text:p>-12.13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655062">
                <text:p>-4.655062</text:p>
              </table:table-cell>
              <table:table-cell office:value-type="float" office:value="-7.053659">
                <text:p>-7.053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14815">
                <text:p>-14.14815</text:p>
              </table:table-cell>
              <table:table-cell office:value-type="float" office:value="-4.164524">
                <text:p>-4.164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33799">
                <text:p>-24.33799</text:p>
              </table:table-cell>
              <table:table-cell office:value-type="float" office:value="-5.406496">
                <text:p>-5.406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62008">
                <text:p>-33.62008</text:p>
              </table:table-cell>
              <table:table-cell office:value-type="float" office:value="-12.94827">
                <text:p>-12.94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.53214">
                <text:p>-40.53214</text:p>
              </table:table-cell>
              <table:table-cell office:value-type="float" office:value="-22.25867">
                <text:p>-22.25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.97548">
                <text:p>-43.97548</text:p>
              </table:table-cell>
              <table:table-cell office:value-type="float" office:value="-30.71741">
                <text:p>-30.71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.38226">
                <text:p>-43.38226</text:p>
              </table:table-cell>
              <table:table-cell office:value-type="float" office:value="-37.59801">
                <text:p>-37.59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8.80214">
                <text:p>-38.80214</text:p>
              </table:table-cell>
              <table:table-cell office:value-type="float" office:value="-42.27246">
                <text:p>-42.27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.89631">
                <text:p>-30.89631</text:p>
              </table:table-cell>
              <table:table-cell office:value-type="float" office:value="-44.02478">
                <text:p>-44.02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8398">
                <text:p>-20.8398</text:p>
              </table:table-cell>
              <table:table-cell office:value-type="float" office:value="-42.24967">
                <text:p>-42.24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.1455">
                <text:p>-10.1455</text:p>
              </table:table-cell>
              <table:table-cell office:value-type="float" office:value="-36.85075">
                <text:p>-36.85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4377071">
                <text:p>-0.4377071</text:p>
              </table:table-cell>
              <table:table-cell office:value-type="float" office:value="-42.81188">
                <text:p>-42.81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33.69171">
                <text:p>-33.69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6.19729">
                <text:p>-26.19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5.35104">
                <text:p>-15.35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8.195105">
                <text:p>-8.195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358172">
                <text:p>-3.358172</text:p>
              </table:table-cell>
              <table:table-cell office:value-type="float" office:value="-4.248837">
                <text:p>-4.248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11575">
                <text:p>-14.11575</text:p>
              </table:table-cell>
              <table:table-cell office:value-type="float" office:value="-4.370987">
                <text:p>-4.370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5.73989">
                <text:p>-25.73989</text:p>
              </table:table-cell>
              <table:table-cell office:value-type="float" office:value="-6.96548">
                <text:p>-6.96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.57142">
                <text:p>-36.57142</text:p>
              </table:table-cell>
              <table:table-cell office:value-type="float" office:value="-13.91428">
                <text:p>-13.91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5.06377">
                <text:p>-45.06377</text:p>
              </table:table-cell>
              <table:table-cell office:value-type="float" office:value="-24.06973">
                <text:p>-24.06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.01168">
                <text:p>-50.01168</text:p>
              </table:table-cell>
              <table:table-cell office:value-type="float" office:value="-33.4805">
                <text:p>-33.4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.72901">
                <text:p>-50.72901</text:p>
              </table:table-cell>
              <table:table-cell office:value-type="float" office:value="-41.48495">
                <text:p>-41.48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.14958">
                <text:p>-47.14958</text:p>
              </table:table-cell>
              <table:table-cell office:value-type="float" office:value="-47.42335">
                <text:p>-47.42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.83533">
                <text:p>-39.83533</text:p>
              </table:table-cell>
              <table:table-cell office:value-type="float" office:value="-50.4842">
                <text:p>-50.4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89119">
                <text:p>-29.89119</text:p>
              </table:table-cell>
              <table:table-cell office:value-type="float" office:value="-49.93365">
                <text:p>-49.93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79974">
                <text:p>-18.79974</text:p>
              </table:table-cell>
              <table:table-cell office:value-type="float" office:value="-45.34307">
                <text:p>-45.34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198949">
                <text:p>-8.198949</text:p>
              </table:table-cell>
              <table:table-cell office:value-type="float" office:value="-55.14545">
                <text:p>-55.14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37.42996">
                <text:p>-37.4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30.4467">
                <text:p>-30.4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9.13182">
                <text:p>-19.13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0.31112">
                <text:p>-10.31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336586">
                <text:p>-2.336586</text:p>
              </table:table-cell>
              <table:table-cell office:value-type="float" office:value="-6.813422">
                <text:p>-6.813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3558">
                <text:p>-11.3558</text:p>
              </table:table-cell>
              <table:table-cell office:value-type="float" office:value="-5.913838">
                <text:p>-5.913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51272">
                <text:p>-21.51272</text:p>
              </table:table-cell>
              <table:table-cell office:value-type="float" office:value="-5.809506">
                <text:p>-5.809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.20632">
                <text:p>-31.20632</text:p>
              </table:table-cell>
              <table:table-cell office:value-type="float" office:value="-11.00995">
                <text:p>-11.00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8.91073">
                <text:p>-38.91073</text:p>
              </table:table-cell>
              <table:table-cell office:value-type="float" office:value="-19.97433">
                <text:p>-19.97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.40603">
                <text:p>-43.40603</text:p>
              </table:table-cell>
              <table:table-cell office:value-type="float" office:value="-28.83325">
                <text:p>-28.83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.96339">
                <text:p>-43.96339</text:p>
              </table:table-cell>
              <table:table-cell office:value-type="float" office:value="-36.11305">
                <text:p>-36.11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.45634">
                <text:p>-40.45634</text:p>
              </table:table-cell>
              <table:table-cell office:value-type="float" office:value="-41.20735">
                <text:p>-41.20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3813">
                <text:p>-33.3813</text:p>
              </table:table-cell>
              <table:table-cell office:value-type="float" office:value="-43.65317">
                <text:p>-43.6531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23.7843">
                <text:p>-23.7843</text:p>
              </table:table-cell>
              <table:table-cell office:value-type="float" office:value="-42.77161">
                <text:p>-42.771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